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93cm"/>
    </style:style>
    <style:style style:name="co4" style:family="table-column">
      <style:table-column-properties fo:break-before="auto" style:column-width="2.748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3.059cm"/>
    </style:style>
    <style:style style:name="co7" style:family="table-column">
      <style:table-column-properties fo:break-before="auto" style:column-width="2.921cm"/>
    </style:style>
    <style:style style:name="co8" style:family="table-column">
      <style:table-column-properties fo:break-before="auto" style:column-width="3.6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7" style:family="table-cell" style:parent-style-name="Default">
      <style:table-cell-properties fo:background-color="#333333"/>
      <style:text-properties fo:color="#ffffff" fo:font-size="8pt" style:font-size-asian="8pt" style:font-size-complex="8pt"/>
    </style:style>
    <style:style style:name="ce18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19" style:family="table-cell" style:parent-style-name="Default">
      <style:table-cell-properties fo:background-color="#666666"/>
      <style:text-properties fo:color="#ffffff" fo:font-size="9pt" style:font-size-asian="9pt" style:font-size-complex="9pt"/>
    </style:style>
    <style:style style:name="ce21" style:family="table-cell" style:parent-style-name="Default">
      <style:table-cell-properties fo:background-color="transparent"/>
      <style:text-properties fo:color="#ffffff" fo:font-size="9pt" style:font-size-asian="9pt" style:font-size-complex="9pt"/>
    </style:style>
    <style:style style:name="ce39" style:family="table-cell" style:parent-style-name="Default">
      <style:table-cell-properties fo:background-color="#b2b2b2"/>
      <style:text-properties fo:color="#000000"/>
    </style:style>
    <style:style style:name="ce40" style:family="table-cell" style:parent-style-name="Default">
      <style:table-cell-properties fo:background-color="#b2b2b2"/>
      <style:text-properties fo:color="#000000" fo:font-size="7pt" style:font-size-asian="7pt" style:font-size-complex="7pt"/>
    </style:style>
    <style:style style:name="ce41" style:family="table-cell" style:parent-style-name="Default">
      <style:table-cell-properties fo:background-color="#b2b2b2"/>
      <style:text-properties fo:color="#000000" fo:font-size="9pt" style:font-size-asian="9pt" style:font-size-complex="9pt"/>
    </style:style>
    <style:style style:name="ce42" style:family="table-cell" style:parent-style-name="Default">
      <style:text-properties fo:font-size="8pt" style:font-size-asian="8pt" style:font-size-complex="8pt"/>
    </style:style>
    <style:style style:name="ce44" style:family="table-cell" style:parent-style-name="Default">
      <style:table-cell-properties fo:background-color="#666666"/>
      <style:text-properties fo:color="#ffffff"/>
    </style:style>
    <style:style style:name="ce45" style:family="table-cell" style:parent-style-name="Default">
      <style:table-cell-properties fo:background-color="transparent"/>
      <style:text-properties fo:color="#ffffff"/>
    </style:style>
    <style:style style:name="ce46" style:family="table-cell" style:parent-style-name="Default">
      <style:text-properties style:font-name="DejaVu Sans Mono"/>
    </style:style>
    <style:style style:name="ce47" style:family="table-cell" style:parent-style-name="Default">
      <style:text-properties style:text-outline="false" style:text-line-through-style="none" style:text-line-through-type="none" style:font-name="DejaVu Sans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333333"/>
      <style:text-properties fo:color="#ffffff"/>
    </style:style>
    <style:style style:name="ce50" style:family="table-cell" style:parent-style-name="Default">
      <style:table-cell-properties fo:background-color="#333333"/>
      <style:text-properties fo:color="#ffffff" fo:font-weight="bold" style:font-weight-asian="bold" style:font-weight-complex="bold"/>
    </style:style>
    <style:style style:name="ce51" style:family="table-cell" style:parent-style-name="Default" style:data-style-name="N11"/>
    <style:style style:name="ce72" style:family="table-cell" style:parent-style-name="Default">
      <style:table-cell-properties fo:background-color="#333333"/>
      <style:text-properties fo:color="#ffffff" fo:font-size="11pt" fo:font-weight="normal" style:font-size-asian="11pt" style:font-weight-asian="normal" style:font-size-complex="11pt" style:font-weight-complex="normal"/>
    </style:style>
    <style:style style:name="ce73" style:family="table-cell" style:parent-style-name="Default">
      <style:text-properties fo:font-size="11pt" style:font-size-asian="11pt" style:font-size-complex="11pt"/>
    </style:style>
    <style:style style:name="ce74" style:family="table-cell" style:parent-style-name="Default">
      <style:table-cell-properties fo:background-color="#666666"/>
      <style:text-properties fo:color="#ffffff" fo:font-size="11pt" style:font-size-asian="11pt" style:font-size-complex="11pt"/>
    </style:style>
    <style:style style:name="ce75" style:family="table-cell" style:parent-style-name="Default">
      <style:text-properties fo:color="#000000" fo:font-size="11pt" style:font-size-asian="11pt" style:font-size-complex="11pt"/>
    </style:style>
    <style:style style:name="ce20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24" style:family="table-cell" style:parent-style-name="Default" style:data-style-name="N142">
      <style:text-properties fo:font-size="8pt" style:font-size-asian="8pt" style:font-size-complex="8pt"/>
      <style:map style:condition="cell-content()&lt;=5%" style:apply-style-name="Untitled1" style:base-cell-address="Porcentagem.B2"/>
      <style:map style:condition="cell-content()&lt;=10%" style:apply-style-name="AlmostThere" style:base-cell-address="Porcentagem.B2"/>
      <style:map style:condition="cell-content()&lt;=&lt;15%" style:apply-style-name="Untitled2" style:base-cell-address="Porcentagem.B2"/>
      <style:map style:condition="cell-content()&gt;15%" style:apply-style-name="Cold" style:base-cell-address="Porcentagem.B2"/>
    </style:style>
    <style:style style:name="ce25" style:family="table-cell" style:parent-style-name="Default" style:data-style-name="N142">
      <style:text-properties fo:font-size="8pt" style:font-size-asian="8pt" style:font-size-complex="8pt"/>
      <style:map style:condition="cell-content()&lt;=5%" style:apply-style-name="Untitled1" style:base-cell-address="Porcentagem.B2"/>
      <style:map style:condition="cell-content()&gt;15%" style:apply-style-name="Cold" style:base-cell-address="Porcentagem.B2"/>
      <style:map style:condition="cell-content()&lt;=10%" style:apply-style-name="AlmostThere" style:base-cell-address="Porcentagem.B2"/>
      <style:map style:condition="cell-content()&lt;=15%" style:apply-style-name="Untitled2" style:base-cell-address="Porcentagem.B2"/>
    </style:style>
    <style:style style:name="ce77" style:family="table-cell" style:parent-style-name="Default">
      <style:text-properties fo:font-size="10pt" style:font-size-asian="10pt" style:font-size-complex="10pt"/>
    </style:style>
    <style:style style:name="ce78" style:family="table-cell" style:parent-style-name="Default" style:data-style-name="N100">
      <style:table-cell-properties fo:background-color="#666666" style:text-align-source="fix" style:repeat-content="false"/>
      <style:paragraph-properties fo:text-align="end" fo:margin-left="0cm"/>
      <style:text-properties fo:color="#ffffff" fo:font-size="8pt" style:font-size-asian="8pt" style:font-size-complex="8pt"/>
    </style:style>
    <style:style style:name="ce29" style:family="table-cell" style:parent-style-name="Default" style:data-style-name="N11">
      <style:text-properties fo:color="#000000" fo:font-size="10pt" style:font-size-asian="10pt" style:font-size-complex="10pt"/>
    </style:style>
    <style:style style:name="ce79" style:family="table-cell" style:parent-style-name="Default" style:data-style-name="N11">
      <style:text-properties fo:color="#000000" fo:font-size="8pt" style:font-size-asian="8pt" style:font-size-complex="8pt"/>
    </style:style>
    <style:style style:name="ce80" style:family="table-cell" style:parent-style-name="Default">
      <style:text-properties fo:color="#1c1c1c" fo:font-size="10pt" style:font-size-asian="10pt" style:font-size-complex="10pt"/>
    </style:style>
    <style:style style:name="ce81" style:family="table-cell" style:parent-style-name="Default">
      <style:text-properties fo:color="#1c1c1c"/>
    </style:style>
    <style:style style:name="ce55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b2b2b2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b2b2b2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1">
      <style:table-cell-properties fo:border-bottom="none" fo:background-color="#b2b2b2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11">
      <style:table-cell-properties fo:border-bottom="0.74pt solid #000000" fo:background-color="#b2b2b2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42"/>
    <style:style style:name="ce33" style:family="table-cell" style:parent-style-name="Default" style:data-style-name="N142"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3" style:family="table-cell" style:parent-style-name="Default">
      <style:text-properties fo:color="#000000"/>
    </style:style>
    <style:style style:name="ce43" style:family="table-cell" style:parent-style-name="Default" style:data-style-name="N11">
      <style:table-cell-properties fo:background-color="transparent"/>
    </style:style>
    <style:style style:name="ce84" style:family="table-cell" style:parent-style-name="Default">
      <style:table-cell-properties fo:background-color="transparent"/>
    </style:style>
    <style:style style:name="ce70" style:family="table-cell" style:parent-style-name="Default" style:data-style-name="N142">
      <style:text-properties fo:font-size="8pt" style:font-size-asian="8pt" style:font-size-complex="8pt"/>
      <style:map style:condition="cell-content()&lt;=5%" style:apply-style-name="Untitled1" style:base-cell-address="Experimental.B2"/>
      <style:map style:condition="cell-content()&lt;=10%" style:apply-style-name="AlmostThere" style:base-cell-address="Experimental.B2"/>
      <style:map style:condition="cell-content()&lt;=&lt;15%" style:apply-style-name="Untitled2" style:base-cell-address="Experimental.B2"/>
      <style:map style:condition="cell-content()&gt;15%" style:apply-style-name="Cold" style:base-cell-address="Experimental.B2"/>
    </style:style>
    <style:style style:name="ce34" style:family="table-cell" style:parent-style-name="Default" style:data-style-name="N11">
      <style:table-cell-properties fo:background-color="#b2b2b2"/>
      <style:text-properties fo:color="#000000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Registrado" table:style-name="ta1">
        <table:table-column table:style-name="co1" table:default-cell-style-name="ce18"/>
        <table:table-column table:style-name="co2" table:number-columns-repeated="3" table:default-cell-style-name="ce42"/>
        <table:table-column table:style-name="co2" table:number-columns-repeated="3" table:default-cell-style-name="Default"/>
        <table:table-column table:style-name="co2" table:number-columns-repeated="4" table:default-cell-style-name="ce42"/>
        <table:table-column table:style-name="co2" table:number-columns-repeated="7" table:default-cell-style-name="Default"/>
        <table:table-row table:style-name="ro1">
          <table:table-cell table:style-name="ce17" office:value-type="string" calcext:value-type="string">
            <text:p>Alvo – SNIC (*) (**)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2013" calcext:value-type="float">
            <text:p>2013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2018" calcext:value-type="float">
            <text:p>2018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2021" calcext:value-type="float">
            <text:p>2021</text:p>
          </table:table-cell>
          <table:table-cell table:number-columns-repeated="4"/>
          <table:table-cell table:style-name="ce42" table:number-columns-repeated="3"/>
        </table:table-row>
        <table:table-row table:style-name="ro1">
          <table:table-cell office:value-type="string" calcext:value-type="string">
            <text:p>Acre</text:p>
          </table:table-cell>
          <table:table-cell office:value-type="float" office:value="173.494" calcext:value-type="float">
            <text:p>173,494</text:p>
          </table:table-cell>
          <table:table-cell office:value-type="float" office:value="193.672" calcext:value-type="float">
            <text:p>193,672</text:p>
          </table:table-cell>
          <table:table-cell office:value-type="float" office:value="171.709" calcext:value-type="float">
            <text:p>171,709</text:p>
          </table:table-cell>
          <table:table-cell table:style-name="ce42" office:value-type="float" office:value="151.486" calcext:value-type="float">
            <text:p>151,486</text:p>
          </table:table-cell>
          <table:table-cell table:style-name="ce42" office:value-type="float" office:value="134.223" calcext:value-type="float">
            <text:p>134,223</text:p>
          </table:table-cell>
          <table:table-cell table:style-name="ce42" office:value-type="float" office:value="150.491" calcext:value-type="float">
            <text:p>150,491</text:p>
          </table:table-cell>
          <table:table-cell office:value-type="float" office:value="148.696" calcext:value-type="float">
            <text:p>148,696</text:p>
          </table:table-cell>
          <table:table-cell office:value-type="float" office:value="153.805" calcext:value-type="float">
            <text:p>153,805</text:p>
          </table:table-cell>
          <table:table-cell office:value-type="float" office:value="178.033" calcext:value-type="float">
            <text:p>178,033</text:p>
          </table:table-cell>
          <table:table-cell office:value-type="float" office:value="189.357" calcext:value-type="float">
            <text:p>189,357</text:p>
          </table:table-cell>
          <table:table-cell table:number-columns-repeated="4"/>
          <table:table-cell table:style-name="ce42" table:number-columns-repeated="3"/>
        </table:table-row>
        <table:table-row table:style-name="ro1">
          <table:table-cell office:value-type="string" calcext:value-type="string">
            <text:p>Alagoas</text:p>
          </table:table-cell>
          <table:table-cell office:value-type="float" office:value="844.864" calcext:value-type="float">
            <text:p>844,864</text:p>
          </table:table-cell>
          <table:table-cell office:value-type="float" office:value="791.375" calcext:value-type="float">
            <text:p>791,375</text:p>
          </table:table-cell>
          <table:table-cell office:value-type="float" office:value="818.645" calcext:value-type="float">
            <text:p>818,645</text:p>
          </table:table-cell>
          <table:table-cell table:style-name="ce42" office:value-type="float" office:value="676.3" calcext:value-type="float">
            <text:p>676,3</text:p>
          </table:table-cell>
          <table:table-cell table:style-name="ce42" office:value-type="float" office:value="538.586" calcext:value-type="float">
            <text:p>538,586</text:p>
          </table:table-cell>
          <table:table-cell table:style-name="ce42" office:value-type="float" office:value="362.791" calcext:value-type="float">
            <text:p>362,791</text:p>
          </table:table-cell>
          <table:table-cell office:value-type="float" office:value="340.278" calcext:value-type="float">
            <text:p>340,278</text:p>
          </table:table-cell>
          <table:table-cell office:value-type="float" office:value="395.359" calcext:value-type="float">
            <text:p>395,359</text:p>
          </table:table-cell>
          <table:table-cell office:value-type="float" office:value="581.479" calcext:value-type="float">
            <text:p>581,479</text:p>
          </table:table-cell>
          <table:table-cell office:value-type="float" office:value="576.578" calcext:value-type="float">
            <text:p>576,578</text:p>
          </table:table-cell>
          <table:table-cell table:number-columns-repeated="4"/>
          <table:table-cell table:style-name="ce42" table:number-columns-repeated="3"/>
        </table:table-row>
        <table:table-row table:style-name="ro1">
          <table:table-cell office:value-type="string" calcext:value-type="string">
            <text:p>Amapá</text:p>
          </table:table-cell>
          <table:table-cell office:value-type="float" office:value="261.12" calcext:value-type="float">
            <text:p>261,12</text:p>
          </table:table-cell>
          <table:table-cell office:value-type="float" office:value="250.519" calcext:value-type="float">
            <text:p>250,519</text:p>
          </table:table-cell>
          <table:table-cell office:value-type="float" office:value="227.243" calcext:value-type="float">
            <text:p>227,243</text:p>
          </table:table-cell>
          <table:table-cell table:style-name="ce42" office:value-type="float" office:value="198.069" calcext:value-type="float">
            <text:p>198,069</text:p>
          </table:table-cell>
          <table:table-cell table:style-name="ce42" office:value-type="float" office:value="166.85" calcext:value-type="float">
            <text:p>166,85</text:p>
          </table:table-cell>
          <table:table-cell table:style-name="ce42" office:value-type="float" office:value="135.021" calcext:value-type="float">
            <text:p>135,021</text:p>
          </table:table-cell>
          <table:table-cell office:value-type="float" office:value="123.347" calcext:value-type="float">
            <text:p>123,347</text:p>
          </table:table-cell>
          <table:table-cell office:value-type="float" office:value="120.153" calcext:value-type="float">
            <text:p>120,153</text:p>
          </table:table-cell>
          <table:table-cell office:value-type="float" office:value="133.523" calcext:value-type="float">
            <text:p>133,523</text:p>
          </table:table-cell>
          <table:table-cell office:value-type="float" office:value="157.621" calcext:value-type="float">
            <text:p>157,621</text:p>
          </table:table-cell>
          <table:table-cell table:number-columns-repeated="4"/>
          <table:table-cell table:style-name="ce42" table:number-columns-repeated="3"/>
        </table:table-row>
        <table:table-row table:style-name="ro1">
          <table:table-cell office:value-type="string" calcext:value-type="string">
            <text:p>Amazonas</text:p>
          </table:table-cell>
          <table:table-cell office:value-type="float" office:value="994.932" calcext:value-type="float">
            <text:p>994,932</text:p>
          </table:table-cell>
          <table:table-cell office:value-type="float" office:value="1036.606" calcext:value-type="float">
            <text:p>1036,606</text:p>
          </table:table-cell>
          <table:table-cell office:value-type="float" office:value="771.567" calcext:value-type="float">
            <text:p>771,567</text:p>
          </table:table-cell>
          <table:table-cell table:style-name="ce42" office:value-type="float" office:value="746.867" calcext:value-type="float">
            <text:p>746,867</text:p>
          </table:table-cell>
          <table:table-cell table:style-name="ce42" office:value-type="float" office:value="739.457" calcext:value-type="float">
            <text:p>739,457</text:p>
          </table:table-cell>
          <table:table-cell table:style-name="ce42" office:value-type="float" office:value="687.211" calcext:value-type="float">
            <text:p>687,211</text:p>
          </table:table-cell>
          <table:table-cell office:value-type="float" office:value="350.177" calcext:value-type="float">
            <text:p>350,177</text:p>
          </table:table-cell>
          <table:table-cell office:value-type="float" office:value="533.444" calcext:value-type="float">
            <text:p>533,444</text:p>
          </table:table-cell>
          <table:table-cell office:value-type="float" office:value="595.32" calcext:value-type="float">
            <text:p>595,32</text:p>
          </table:table-cell>
          <table:table-cell office:value-type="float" office:value="610.155" calcext:value-type="float">
            <text:p>610,155</text:p>
          </table:table-cell>
          <table:table-cell table:number-columns-repeated="4"/>
          <table:table-cell table:style-name="ce42" table:number-columns-repeated="3"/>
        </table:table-row>
        <table:table-row table:style-name="ro1">
          <table:table-cell office:value-type="string" calcext:value-type="string">
            <text:p>Bahia</text:p>
          </table:table-cell>
          <table:table-cell office:value-type="float" office:value="3744.322" calcext:value-type="float">
            <text:p>3744,322</text:p>
          </table:table-cell>
          <table:table-cell office:value-type="float" office:value="3932.905" calcext:value-type="float">
            <text:p>3932,905</text:p>
          </table:table-cell>
          <table:table-cell office:value-type="float" office:value="4055.14" calcext:value-type="float">
            <text:p>4055,14</text:p>
          </table:table-cell>
          <table:table-cell table:style-name="ce42" office:value-type="float" office:value="3732.551" calcext:value-type="float">
            <text:p>3732,551</text:p>
          </table:table-cell>
          <table:table-cell table:style-name="ce42" office:value-type="float" office:value="3424.967" calcext:value-type="float">
            <text:p>3424,967</text:p>
          </table:table-cell>
          <table:table-cell table:style-name="ce42" office:value-type="float" office:value="3063.3" calcext:value-type="float">
            <text:p>3063,3</text:p>
          </table:table-cell>
          <table:table-cell office:value-type="float" office:value="2990.152" calcext:value-type="float">
            <text:p>2990,152</text:p>
          </table:table-cell>
          <table:table-cell office:value-type="float" office:value="3245.585" calcext:value-type="float">
            <text:p>3245,585</text:p>
          </table:table-cell>
          <table:table-cell office:value-type="float" office:value="3803.9" calcext:value-type="float">
            <text:p>3803,9</text:p>
          </table:table-cell>
          <table:table-cell office:value-type="float" office:value="3862.535" calcext:value-type="float">
            <text:p>3862,535</text:p>
          </table:table-cell>
          <table:table-cell table:number-columns-repeated="4"/>
          <table:table-cell table:style-name="ce42" table:number-columns-repeated="3"/>
        </table:table-row>
        <table:table-row table:style-name="ro1">
          <table:table-cell office:value-type="string" calcext:value-type="string">
            <text:p>Ceara</text:p>
          </table:table-cell>
          <table:table-cell office:value-type="float" office:value="1903.741" calcext:value-type="float">
            <text:p>1903,741</text:p>
          </table:table-cell>
          <table:table-cell office:value-type="float" office:value="2065.389" calcext:value-type="float">
            <text:p>2065,389</text:p>
          </table:table-cell>
          <table:table-cell office:value-type="float" office:value="1964.413" calcext:value-type="float">
            <text:p>1964,413</text:p>
          </table:table-cell>
          <table:table-cell table:style-name="ce42" office:value-type="float" office:value="2037.703" calcext:value-type="float">
            <text:p>2037,703</text:p>
          </table:table-cell>
          <table:table-cell table:style-name="ce42" office:value-type="float" office:value="2146.547" calcext:value-type="float">
            <text:p>2146,547</text:p>
          </table:table-cell>
          <table:table-cell table:style-name="ce42" office:value-type="float" office:value="2035.158" calcext:value-type="float">
            <text:p>2035,158</text:p>
          </table:table-cell>
          <table:table-cell office:value-type="float" office:value="1758.9" calcext:value-type="float">
            <text:p>1758,9</text:p>
          </table:table-cell>
          <table:table-cell office:value-type="float" office:value="1701.23" calcext:value-type="float">
            <text:p>1701,23</text:p>
          </table:table-cell>
          <table:table-cell office:value-type="float" office:value="1864.364" calcext:value-type="float">
            <text:p>1864,364</text:p>
          </table:table-cell>
          <table:table-cell office:value-type="float" office:value="2127.104" calcext:value-type="float">
            <text:p>2127,104</text:p>
          </table:table-cell>
          <table:table-cell table:number-columns-repeated="4"/>
          <table:table-cell table:style-name="ce42" table:number-columns-repeated="3"/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float" office:value="1261.667" calcext:value-type="float">
            <text:p>1261,667</text:p>
          </table:table-cell>
          <table:table-cell office:value-type="float" office:value="1152.069" calcext:value-type="float">
            <text:p>1152,069</text:p>
          </table:table-cell>
          <table:table-cell office:value-type="float" office:value="979.998" calcext:value-type="float">
            <text:p>979,998</text:p>
          </table:table-cell>
          <table:table-cell table:style-name="ce42" office:value-type="float" office:value="811.194" calcext:value-type="float">
            <text:p>811,194</text:p>
          </table:table-cell>
          <table:table-cell table:style-name="ce42" office:value-type="float" office:value="638.818" calcext:value-type="float">
            <text:p>638,818</text:p>
          </table:table-cell>
          <table:table-cell table:style-name="ce42" office:value-type="float" office:value="584.646" calcext:value-type="float">
            <text:p>584,646</text:p>
          </table:table-cell>
          <table:table-cell office:value-type="float" office:value="571.13" calcext:value-type="float">
            <text:p>571,13</text:p>
          </table:table-cell>
          <table:table-cell office:value-type="float" office:value="637.028" calcext:value-type="float">
            <text:p>637,028</text:p>
          </table:table-cell>
          <table:table-cell office:value-type="float" office:value="662.625" calcext:value-type="float">
            <text:p>662,625</text:p>
          </table:table-cell>
          <table:table-cell office:value-type="float" office:value="789.947" calcext:value-type="float">
            <text:p>789,947</text:p>
          </table:table-cell>
          <table:table-cell table:number-columns-repeated="4"/>
          <table:table-cell table:style-name="ce42" table:number-columns-repeated="3"/>
        </table:table-row>
        <table:table-row table:style-name="ro1">
          <table:table-cell office:value-type="string" calcext:value-type="string">
            <text:p>Espirito Santo</text:p>
          </table:table-cell>
          <table:table-cell office:value-type="float" office:value="1354.74" calcext:value-type="float">
            <text:p>1354,74</text:p>
          </table:table-cell>
          <table:table-cell office:value-type="float" office:value="1378.303" calcext:value-type="float">
            <text:p>1378,303</text:p>
          </table:table-cell>
          <table:table-cell office:value-type="float" office:value="1296.041" calcext:value-type="float">
            <text:p>1296,041</text:p>
          </table:table-cell>
          <table:table-cell table:style-name="ce42" office:value-type="float" office:value="1250.323" calcext:value-type="float">
            <text:p>1250,323</text:p>
          </table:table-cell>
          <table:table-cell table:style-name="ce42" office:value-type="float" office:value="1210.917" calcext:value-type="float">
            <text:p>1210,917</text:p>
          </table:table-cell>
          <table:table-cell table:style-name="ce42" office:value-type="float" office:value="1097.369" calcext:value-type="float">
            <text:p>1097,369</text:p>
          </table:table-cell>
          <table:table-cell office:value-type="float" office:value="1146.39" calcext:value-type="float">
            <text:p>1146,39</text:p>
          </table:table-cell>
          <table:table-cell office:value-type="float" office:value="1139.906" calcext:value-type="float">
            <text:p>1139,906</text:p>
          </table:table-cell>
          <table:table-cell office:value-type="float" office:value="1138.655" calcext:value-type="float">
            <text:p>1138,655</text:p>
          </table:table-cell>
          <table:table-cell office:value-type="float" office:value="1135.022" calcext:value-type="float">
            <text:p>1135,022</text:p>
          </table:table-cell>
          <table:table-cell table:number-columns-repeated="4"/>
          <table:table-cell table:style-name="ce42" table:number-columns-repeated="3"/>
        </table:table-row>
        <table:table-row table:style-name="ro1">
          <table:table-cell office:value-type="string" calcext:value-type="string">
            <text:p>Goiais</text:p>
          </table:table-cell>
          <table:table-cell office:value-type="float" office:value="3061.533" calcext:value-type="float">
            <text:p>3061,533</text:p>
          </table:table-cell>
          <table:table-cell office:value-type="float" office:value="3181.778" calcext:value-type="float">
            <text:p>3181,778</text:p>
          </table:table-cell>
          <table:table-cell office:value-type="float" office:value="2861.897" calcext:value-type="float">
            <text:p>2861,897</text:p>
          </table:table-cell>
          <table:table-cell table:style-name="ce42" office:value-type="float" office:value="2517.29" calcext:value-type="float">
            <text:p>2517,29</text:p>
          </table:table-cell>
          <table:table-cell table:style-name="ce42" office:value-type="float" office:value="2193.545" calcext:value-type="float">
            <text:p>2193,545</text:p>
          </table:table-cell>
          <table:table-cell table:style-name="ce42" office:value-type="float" office:value="2270.346" calcext:value-type="float">
            <text:p>2270,346</text:p>
          </table:table-cell>
          <table:table-cell office:value-type="float" office:value="2282.903" calcext:value-type="float">
            <text:p>2282,903</text:p>
          </table:table-cell>
          <table:table-cell office:value-type="float" office:value="2367.716" calcext:value-type="float">
            <text:p>2367,716</text:p>
          </table:table-cell>
          <table:table-cell office:value-type="float" office:value="2438.585" calcext:value-type="float">
            <text:p>2438,585</text:p>
          </table:table-cell>
          <table:table-cell office:value-type="float" office:value="2782.135" calcext:value-type="float">
            <text:p>2782,135</text:p>
          </table:table-cell>
          <table:table-cell table:number-columns-repeated="4"/>
          <table:table-cell table:style-name="ce42" table:number-columns-repeated="3"/>
        </table:table-row>
        <table:table-row table:style-name="ro1">
          <table:table-cell office:value-type="string" calcext:value-type="string">
            <text:p>Maranhão</text:p>
          </table:table-cell>
          <table:table-cell office:value-type="float" office:value="1528.77" calcext:value-type="float">
            <text:p>1528,77</text:p>
          </table:table-cell>
          <table:table-cell office:value-type="float" office:value="1563.125" calcext:value-type="float">
            <text:p>1563,125</text:p>
          </table:table-cell>
          <table:table-cell office:value-type="float" office:value="1303.411" calcext:value-type="float">
            <text:p>1303,411</text:p>
          </table:table-cell>
          <table:table-cell table:style-name="ce42" office:value-type="float" office:value="1191.509" calcext:value-type="float">
            <text:p>1191,509</text:p>
          </table:table-cell>
          <table:table-cell table:style-name="ce42" office:value-type="float" office:value="1100.217" calcext:value-type="float">
            <text:p>1100,217</text:p>
          </table:table-cell>
          <table:table-cell table:style-name="ce42" office:value-type="float" office:value="971.921" calcext:value-type="float">
            <text:p>971,921</text:p>
          </table:table-cell>
          <table:table-cell office:value-type="float" office:value="750.012" calcext:value-type="float">
            <text:p>750,012</text:p>
          </table:table-cell>
          <table:table-cell office:value-type="float" office:value="774.045" calcext:value-type="float">
            <text:p>774,045</text:p>
          </table:table-cell>
          <table:table-cell office:value-type="float" office:value="1038.249" calcext:value-type="float">
            <text:p>1038,249</text:p>
          </table:table-cell>
          <table:table-cell office:value-type="float" office:value="1059.129" calcext:value-type="float">
            <text:p>1059,129</text:p>
          </table:table-cell>
          <table:table-cell table:number-columns-repeated="4"/>
          <table:table-cell table:style-name="ce42" table:number-columns-repeated="3"/>
        </table:table-row>
        <table:table-row table:style-name="ro1">
          <table:table-cell office:value-type="string" calcext:value-type="string">
            <text:p>Mato Grosso</text:p>
          </table:table-cell>
          <table:table-cell office:value-type="float" office:value="1381.539" calcext:value-type="float">
            <text:p>1381,539</text:p>
          </table:table-cell>
          <table:table-cell office:value-type="float" office:value="1618.657" calcext:value-type="float">
            <text:p>1618,657</text:p>
          </table:table-cell>
          <table:table-cell office:value-type="float" office:value="1411.234" calcext:value-type="float">
            <text:p>1411,234</text:p>
          </table:table-cell>
          <table:table-cell table:style-name="ce42" office:value-type="float" office:value="1241.1" calcext:value-type="float">
            <text:p>1241,1</text:p>
          </table:table-cell>
          <table:table-cell table:style-name="ce42" office:value-type="float" office:value="1083.128" calcext:value-type="float">
            <text:p>1083,128</text:p>
          </table:table-cell>
          <table:table-cell table:style-name="ce42" office:value-type="float" office:value="1220.058" calcext:value-type="float">
            <text:p>1220,058</text:p>
          </table:table-cell>
          <table:table-cell office:value-type="float" office:value="1316.386" calcext:value-type="float">
            <text:p>1316,386</text:p>
          </table:table-cell>
          <table:table-cell office:value-type="float" office:value="1446.064" calcext:value-type="float">
            <text:p>1446,064</text:p>
          </table:table-cell>
          <table:table-cell office:value-type="float" office:value="1555.266" calcext:value-type="float">
            <text:p>1555,266</text:p>
          </table:table-cell>
          <table:table-cell office:value-type="float" office:value="1788.146" calcext:value-type="float">
            <text:p>1788,146</text:p>
          </table:table-cell>
          <table:table-cell table:number-columns-repeated="4"/>
          <table:table-cell table:style-name="ce42" table:number-columns-repeated="3"/>
        </table:table-row>
        <table:table-row table:style-name="ro1">
          <table:table-cell office:value-type="string" calcext:value-type="string">
            <text:p>Mato Grosso do Sul</text:p>
          </table:table-cell>
          <table:table-cell office:value-type="float" office:value="1008.624" calcext:value-type="float">
            <text:p>1008,624</text:p>
          </table:table-cell>
          <table:table-cell office:value-type="float" office:value="1028.608" calcext:value-type="float">
            <text:p>1028,608</text:p>
          </table:table-cell>
          <table:table-cell office:value-type="float" office:value="995.222" calcext:value-type="float">
            <text:p>995,222</text:p>
          </table:table-cell>
          <table:table-cell table:style-name="ce42" office:value-type="float" office:value="951.041" calcext:value-type="float">
            <text:p>951,041</text:p>
          </table:table-cell>
          <table:table-cell table:style-name="ce42" office:value-type="float" office:value="904.537" calcext:value-type="float">
            <text:p>904,537</text:p>
          </table:table-cell>
          <table:table-cell table:style-name="ce42" office:value-type="float" office:value="870.341" calcext:value-type="float">
            <text:p>870,341</text:p>
          </table:table-cell>
          <table:table-cell office:value-type="float" office:value="869.68" calcext:value-type="float">
            <text:p>869,68</text:p>
          </table:table-cell>
          <table:table-cell office:value-type="float" office:value="902.144" calcext:value-type="float">
            <text:p>902,144</text:p>
          </table:table-cell>
          <table:table-cell office:value-type="float" office:value="1038.045" calcext:value-type="float">
            <text:p>1038,045</text:p>
          </table:table-cell>
          <table:table-cell office:value-type="float" office:value="1092.056" calcext:value-type="float">
            <text:p>1092,056</text:p>
          </table:table-cell>
          <table:table-cell table:number-columns-repeated="4"/>
          <table:table-cell table:style-name="ce42" table:number-columns-repeated="3"/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float" office:value="7144.026" calcext:value-type="float">
            <text:p>7144,026</text:p>
          </table:table-cell>
          <table:table-cell office:value-type="float" office:value="7225.971" calcext:value-type="float">
            <text:p>7225,971</text:p>
          </table:table-cell>
          <table:table-cell office:value-type="float" office:value="6631.735" calcext:value-type="float">
            <text:p>6631,735</text:p>
          </table:table-cell>
          <table:table-cell table:style-name="ce42" office:value-type="float" office:value="5836.891" calcext:value-type="float">
            <text:p>5836,891</text:p>
          </table:table-cell>
          <table:table-cell table:style-name="ce42" office:value-type="float" office:value="5091.098" calcext:value-type="float">
            <text:p>5091,098</text:p>
          </table:table-cell>
          <table:table-cell table:style-name="ce42" office:value-type="float" office:value="4898.01" calcext:value-type="float">
            <text:p>4898,01</text:p>
          </table:table-cell>
          <table:table-cell office:value-type="float" office:value="5509.999" calcext:value-type="float">
            <text:p>5509,999</text:p>
          </table:table-cell>
          <table:table-cell office:value-type="float" office:value="6256.45" calcext:value-type="float">
            <text:p>6256,45</text:p>
          </table:table-cell>
          <table:table-cell office:value-type="float" office:value="6954.53" calcext:value-type="float">
            <text:p>6954,53</text:p>
          </table:table-cell>
          <table:table-cell office:value-type="float" office:value="6975.675" calcext:value-type="float">
            <text:p>6975,675</text:p>
          </table:table-cell>
          <table:table-cell table:number-columns-repeated="4"/>
          <table:table-cell table:style-name="ce42" table:number-columns-repeated="3"/>
        </table:table-row>
        <table:table-row table:style-name="ro1">
          <table:table-cell office:value-type="string" calcext:value-type="string">
            <text:p>Pará</text:p>
          </table:table-cell>
          <table:table-cell office:value-type="float" office:value="2042.91" calcext:value-type="float">
            <text:p>2042,91</text:p>
          </table:table-cell>
          <table:table-cell office:value-type="float" office:value="2318.608" calcext:value-type="float">
            <text:p>2318,608</text:p>
          </table:table-cell>
          <table:table-cell office:value-type="float" office:value="2041.73" calcext:value-type="float">
            <text:p>2041,73</text:p>
          </table:table-cell>
          <table:table-cell table:style-name="ce42" office:value-type="float" office:value="1863.549" calcext:value-type="float">
            <text:p>1863,549</text:p>
          </table:table-cell>
          <table:table-cell table:style-name="ce42" office:value-type="float" office:value="1705.68" calcext:value-type="float">
            <text:p>1705,68</text:p>
          </table:table-cell>
          <table:table-cell table:style-name="ce42" office:value-type="float" office:value="1564.94" calcext:value-type="float">
            <text:p>1564,94</text:p>
          </table:table-cell>
          <table:table-cell office:value-type="float" office:value="1375.281" calcext:value-type="float">
            <text:p>1375,281</text:p>
          </table:table-cell>
          <table:table-cell office:value-type="float" office:value="1290.928" calcext:value-type="float">
            <text:p>1290,928</text:p>
          </table:table-cell>
          <table:table-cell office:value-type="float" office:value="1444.547" calcext:value-type="float">
            <text:p>1444,547</text:p>
          </table:table-cell>
          <table:table-cell office:value-type="float" office:value="1529.052" calcext:value-type="float">
            <text:p>1529,052</text:p>
          </table:table-cell>
          <table:table-cell table:number-columns-repeated="4"/>
          <table:table-cell table:style-name="ce42" table:number-columns-repeated="3"/>
        </table:table-row>
        <table:table-row table:style-name="ro1">
          <table:table-cell office:value-type="string" calcext:value-type="string">
            <text:p>Paraíba</text:p>
          </table:table-cell>
          <table:table-cell office:value-type="float" office:value="1103.437" calcext:value-type="float">
            <text:p>1103,437</text:p>
          </table:table-cell>
          <table:table-cell office:value-type="float" office:value="1223.444" calcext:value-type="float">
            <text:p>1223,444</text:p>
          </table:table-cell>
          <table:table-cell office:value-type="float" office:value="1240.232" calcext:value-type="float">
            <text:p>1240,232</text:p>
          </table:table-cell>
          <table:table-cell table:style-name="ce42" office:value-type="float" office:value="1076.248" calcext:value-type="float">
            <text:p>1076,248</text:p>
          </table:table-cell>
          <table:table-cell table:style-name="ce42" office:value-type="float" office:value="928.236" calcext:value-type="float">
            <text:p>928,236</text:p>
          </table:table-cell>
          <table:table-cell table:style-name="ce42" office:value-type="float" office:value="786.338" calcext:value-type="float">
            <text:p>786,338</text:p>
          </table:table-cell>
          <table:table-cell office:value-type="float" office:value="707.565" calcext:value-type="float">
            <text:p>707,565</text:p>
          </table:table-cell>
          <table:table-cell office:value-type="float" office:value="769.08" calcext:value-type="float">
            <text:p>769,08</text:p>
          </table:table-cell>
          <table:table-cell office:value-type="float" office:value="1051.694" calcext:value-type="float">
            <text:p>1051,694</text:p>
          </table:table-cell>
          <table:table-cell office:value-type="float" office:value="1112.087" calcext:value-type="float">
            <text:p>1112,087</text:p>
          </table:table-cell>
          <table:table-cell table:number-columns-repeated="4"/>
          <table:table-cell table:style-name="ce42" table:number-columns-repeated="3"/>
        </table:table-row>
        <table:table-row table:style-name="ro1">
          <table:table-cell office:value-type="string" calcext:value-type="string">
            <text:p>Paraná</text:p>
          </table:table-cell>
          <table:table-cell office:value-type="float" office:value="4522.969" calcext:value-type="float">
            <text:p>4522,969</text:p>
          </table:table-cell>
          <table:table-cell office:value-type="float" office:value="4578.716" calcext:value-type="float">
            <text:p>4578,716</text:p>
          </table:table-cell>
          <table:table-cell office:value-type="float" office:value="4341.821" calcext:value-type="float">
            <text:p>4341,821</text:p>
          </table:table-cell>
          <table:table-cell table:style-name="ce42" office:value-type="float" office:value="4108.786" calcext:value-type="float">
            <text:p>4108,786</text:p>
          </table:table-cell>
          <table:table-cell table:style-name="ce42" office:value-type="float" office:value="3869.334" calcext:value-type="float">
            <text:p>3869,334</text:p>
          </table:table-cell>
          <table:table-cell table:style-name="ce42" office:value-type="float" office:value="3764.518" calcext:value-type="float">
            <text:p>3764,518</text:p>
          </table:table-cell>
          <table:table-cell office:value-type="float" office:value="3773.354" calcext:value-type="float">
            <text:p>3773,354</text:p>
          </table:table-cell>
          <table:table-cell office:value-type="float" office:value="3786.974" calcext:value-type="float">
            <text:p>3786,974</text:p>
          </table:table-cell>
          <table:table-cell office:value-type="float" office:value="4235.532" calcext:value-type="float">
            <text:p>4235,532</text:p>
          </table:table-cell>
          <table:table-cell office:value-type="float" office:value="4784.413" calcext:value-type="float">
            <text:p>4784,413</text:p>
          </table:table-cell>
          <table:table-cell table:number-columns-repeated="4"/>
          <table:table-cell table:style-name="ce42" table:number-columns-repeated="3"/>
        </table:table-row>
        <table:table-row table:style-name="ro1">
          <table:table-cell office:value-type="string" calcext:value-type="string">
            <text:p>Pernambuco</text:p>
          </table:table-cell>
          <table:table-cell office:value-type="float" office:value="2728.23" calcext:value-type="float">
            <text:p>2728,23</text:p>
          </table:table-cell>
          <table:table-cell office:value-type="float" office:value="2982.021" calcext:value-type="float">
            <text:p>2982,021</text:p>
          </table:table-cell>
          <table:table-cell office:value-type="float" office:value="2983.632" calcext:value-type="float">
            <text:p>2983,632</text:p>
          </table:table-cell>
          <table:table-cell table:style-name="ce42" office:value-type="float" office:value="2632.837" calcext:value-type="float">
            <text:p>2632,837</text:p>
          </table:table-cell>
          <table:table-cell table:style-name="ce42" office:value-type="float" office:value="2308.455" calcext:value-type="float">
            <text:p>2308,455</text:p>
          </table:table-cell>
          <table:table-cell table:style-name="ce42" office:value-type="float" office:value="1813.941" calcext:value-type="float">
            <text:p>1813,941</text:p>
          </table:table-cell>
          <table:table-cell office:value-type="float" office:value="1645.004" calcext:value-type="float">
            <text:p>1645,004</text:p>
          </table:table-cell>
          <table:table-cell office:value-type="float" office:value="1690.846" calcext:value-type="float">
            <text:p>1690,846</text:p>
          </table:table-cell>
          <table:table-cell office:value-type="float" office:value="2018.834" calcext:value-type="float">
            <text:p>2018,834</text:p>
          </table:table-cell>
          <table:table-cell office:value-type="float" office:value="2022.411" calcext:value-type="float">
            <text:p>2022,411</text:p>
          </table:table-cell>
          <table:table-cell table:number-columns-repeated="4"/>
          <table:table-cell table:style-name="ce42" table:number-columns-repeated="3"/>
        </table:table-row>
        <table:table-row table:style-name="ro1">
          <table:table-cell office:value-type="string" calcext:value-type="string">
            <text:p>Piauí</text:p>
          </table:table-cell>
          <table:table-cell office:value-type="float" office:value="687.536" calcext:value-type="float">
            <text:p>687,536</text:p>
          </table:table-cell>
          <table:table-cell office:value-type="float" office:value="778.779" calcext:value-type="float">
            <text:p>778,779</text:p>
          </table:table-cell>
          <table:table-cell office:value-type="float" office:value="755.713" calcext:value-type="float">
            <text:p>755,713</text:p>
          </table:table-cell>
          <table:table-cell table:style-name="ce42" office:value-type="float" office:value="794.945" calcext:value-type="float">
            <text:p>794,945</text:p>
          </table:table-cell>
          <table:table-cell table:style-name="ce42" office:value-type="float" office:value="842.687" calcext:value-type="float">
            <text:p>842,687</text:p>
          </table:table-cell>
          <table:table-cell table:style-name="ce42" office:value-type="float" office:value="831.356" calcext:value-type="float">
            <text:p>831,356</text:p>
          </table:table-cell>
          <table:table-cell office:value-type="float" office:value="626.223" calcext:value-type="float">
            <text:p>626,223</text:p>
          </table:table-cell>
          <table:table-cell office:value-type="float" office:value="702.437" calcext:value-type="float">
            <text:p>702,437</text:p>
          </table:table-cell>
          <table:table-cell office:value-type="float" office:value="788.164" calcext:value-type="float">
            <text:p>788,164</text:p>
          </table:table-cell>
          <table:table-cell office:value-type="float" office:value="826.368" calcext:value-type="float">
            <text:p>826,368</text:p>
          </table:table-cell>
          <table:table-cell table:number-columns-repeated="4"/>
          <table:table-cell table:style-name="ce42" table:number-columns-repeated="3"/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float" office:value="3487.789" calcext:value-type="float">
            <text:p>3487,789</text:p>
          </table:table-cell>
          <table:table-cell office:value-type="float" office:value="3505.72" calcext:value-type="float">
            <text:p>3505,72</text:p>
          </table:table-cell>
          <table:table-cell office:value-type="float" office:value="3226.786" calcext:value-type="float">
            <text:p>3226,786</text:p>
          </table:table-cell>
          <table:table-cell table:style-name="ce42" office:value-type="float" office:value="2978.617" calcext:value-type="float">
            <text:p>2978,617</text:p>
          </table:table-cell>
          <table:table-cell table:style-name="ce42" office:value-type="float" office:value="2744.168" calcext:value-type="float">
            <text:p>2744,168</text:p>
          </table:table-cell>
          <table:table-cell table:style-name="ce42" office:value-type="float" office:value="2703.746" calcext:value-type="float">
            <text:p>2703,746</text:p>
          </table:table-cell>
          <table:table-cell office:value-type="float" office:value="2665.575" calcext:value-type="float">
            <text:p>2665,575</text:p>
          </table:table-cell>
          <table:table-cell office:value-type="float" office:value="2753.564" calcext:value-type="float">
            <text:p>2753,564</text:p>
          </table:table-cell>
          <table:table-cell office:value-type="float" office:value="2993.25" calcext:value-type="float">
            <text:p>2993,25</text:p>
          </table:table-cell>
          <table:table-cell office:value-type="float" office:value="3222.295" calcext:value-type="float">
            <text:p>3222,295</text:p>
          </table:table-cell>
          <table:table-cell table:number-columns-repeated="4"/>
          <table:table-cell table:style-name="ce42" table:number-columns-repeated="3"/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float" office:value="4733.632" calcext:value-type="float">
            <text:p>4733,632</text:p>
          </table:table-cell>
          <table:table-cell office:value-type="float" office:value="4864.477" calcext:value-type="float">
            <text:p>4864,477</text:p>
          </table:table-cell>
          <table:table-cell office:value-type="float" office:value="4454.468" calcext:value-type="float">
            <text:p>4454,468</text:p>
          </table:table-cell>
          <table:table-cell table:style-name="ce42" office:value-type="float" office:value="3639.072" calcext:value-type="float">
            <text:p>3639,072</text:p>
          </table:table-cell>
          <table:table-cell table:style-name="ce42" office:value-type="float" office:value="2811.648" calcext:value-type="float">
            <text:p>2811,648</text:p>
          </table:table-cell>
          <table:table-cell table:style-name="ce42" office:value-type="float" office:value="2284.918" calcext:value-type="float">
            <text:p>2284,918</text:p>
          </table:table-cell>
          <table:table-cell office:value-type="float" office:value="2391.212" calcext:value-type="float">
            <text:p>2391,212</text:p>
          </table:table-cell>
          <table:table-cell office:value-type="float" office:value="2715.843" calcext:value-type="float">
            <text:p>2715,843</text:p>
          </table:table-cell>
          <table:table-cell office:value-type="float" office:value="2935.607" calcext:value-type="float">
            <text:p>2935,607</text:p>
          </table:table-cell>
          <table:table-cell office:value-type="float" office:value="2829.682" calcext:value-type="float">
            <text:p>2829,682</text:p>
          </table:table-cell>
          <table:table-cell table:number-columns-repeated="4"/>
          <table:table-cell table:style-name="ce42" table:number-columns-repeated="3"/>
        </table:table-row>
        <table:table-row table:style-name="ro1">
          <table:table-cell office:value-type="string" calcext:value-type="string">
            <text:p>Rio Grande do Norte</text:p>
          </table:table-cell>
          <table:table-cell office:value-type="float" office:value="961.431" calcext:value-type="float">
            <text:p>961,431</text:p>
          </table:table-cell>
          <table:table-cell office:value-type="float" office:value="954.17" calcext:value-type="float">
            <text:p>954,17</text:p>
          </table:table-cell>
          <table:table-cell office:value-type="float" office:value="886.165" calcext:value-type="float">
            <text:p>886,165</text:p>
          </table:table-cell>
          <table:table-cell table:style-name="ce42" office:value-type="float" office:value="802.508" calcext:value-type="float">
            <text:p>802,508</text:p>
          </table:table-cell>
          <table:table-cell table:style-name="ce42" office:value-type="float" office:value="730.261" calcext:value-type="float">
            <text:p>730,261</text:p>
          </table:table-cell>
          <table:table-cell table:style-name="ce42" office:value-type="float" office:value="646.482" calcext:value-type="float">
            <text:p>646,482</text:p>
          </table:table-cell>
          <table:table-cell office:value-type="float" office:value="485.012" calcext:value-type="float">
            <text:p>485,012</text:p>
          </table:table-cell>
          <table:table-cell office:value-type="float" office:value="563.293" calcext:value-type="float">
            <text:p>563,293</text:p>
          </table:table-cell>
          <table:table-cell office:value-type="float" office:value="744.863" calcext:value-type="float">
            <text:p>744,863</text:p>
          </table:table-cell>
          <table:table-cell office:value-type="float" office:value="811.86" calcext:value-type="float">
            <text:p>811,86</text:p>
          </table:table-cell>
          <table:table-cell table:number-columns-repeated="4"/>
          <table:table-cell table:style-name="ce42" table:number-columns-repeated="3"/>
        </table:table-row>
        <table:table-row table:style-name="ro1">
          <table:table-cell office:value-type="string" calcext:value-type="string">
            <text:p>Rondônia</text:p>
          </table:table-cell>
          <table:table-cell office:value-type="float" office:value="933.501" calcext:value-type="float">
            <text:p>933,501</text:p>
          </table:table-cell>
          <table:table-cell office:value-type="float" office:value="826.67" calcext:value-type="float">
            <text:p>826,67</text:p>
          </table:table-cell>
          <table:table-cell office:value-type="float" office:value="614.394" calcext:value-type="float">
            <text:p>614,394</text:p>
          </table:table-cell>
          <table:table-cell table:style-name="ce42" office:value-type="float" office:value="510.273" calcext:value-type="float">
            <text:p>510,273</text:p>
          </table:table-cell>
          <table:table-cell table:style-name="ce42" office:value-type="float" office:value="410.58" calcext:value-type="float">
            <text:p>410,58</text:p>
          </table:table-cell>
          <table:table-cell table:style-name="ce42" office:value-type="float" office:value="406.814" calcext:value-type="float">
            <text:p>406,814</text:p>
          </table:table-cell>
          <table:table-cell office:value-type="float" office:value="376.138" calcext:value-type="float">
            <text:p>376,138</text:p>
          </table:table-cell>
          <table:table-cell office:value-type="float" office:value="399.441" calcext:value-type="float">
            <text:p>399,441</text:p>
          </table:table-cell>
          <table:table-cell office:value-type="float" office:value="488.194" calcext:value-type="float">
            <text:p>488,194</text:p>
          </table:table-cell>
          <table:table-cell office:value-type="float" office:value="502.824" calcext:value-type="float">
            <text:p>502,824</text:p>
          </table:table-cell>
          <table:table-cell table:number-columns-repeated="4"/>
          <table:table-cell table:style-name="ce42" table:number-columns-repeated="3"/>
        </table:table-row>
        <table:table-row table:style-name="ro1">
          <table:table-cell office:value-type="string" calcext:value-type="string">
            <text:p>Roraima</text:p>
          </table:table-cell>
          <table:table-cell office:value-type="float" office:value="100.066" calcext:value-type="float">
            <text:p>100,066</text:p>
          </table:table-cell>
          <table:table-cell office:value-type="float" office:value="121.914" calcext:value-type="float">
            <text:p>121,914</text:p>
          </table:table-cell>
          <table:table-cell office:value-type="float" office:value="120.417" calcext:value-type="float">
            <text:p>120,417</text:p>
          </table:table-cell>
          <table:table-cell table:style-name="ce42" office:value-type="float" office:value="113.282" calcext:value-type="float">
            <text:p>113,282</text:p>
          </table:table-cell>
          <table:table-cell table:style-name="ce42" office:value-type="float" office:value="105.481" calcext:value-type="float">
            <text:p>105,481</text:p>
          </table:table-cell>
          <table:table-cell table:style-name="ce42" office:value-type="float" office:value="99.723" calcext:value-type="float">
            <text:p>99,723</text:p>
          </table:table-cell>
          <table:table-cell office:value-type="float" office:value="83.012" calcext:value-type="float">
            <text:p>83,012</text:p>
          </table:table-cell>
          <table:table-cell office:value-type="float" office:value="121.12" calcext:value-type="float">
            <text:p>121,12</text:p>
          </table:table-cell>
          <table:table-cell office:value-type="float" office:value="151.571" calcext:value-type="float">
            <text:p>151,571</text:p>
          </table:table-cell>
          <table:table-cell office:value-type="float" office:value="144.989" calcext:value-type="float">
            <text:p>144,989</text:p>
          </table:table-cell>
          <table:table-cell table:number-columns-repeated="4"/>
          <table:table-cell table:style-name="ce42" table:number-columns-repeated="3"/>
        </table:table-row>
        <table:table-row table:style-name="ro1">
          <table:table-cell office:value-type="string" calcext:value-type="string">
            <text:p>Santa Catarina</text:p>
          </table:table-cell>
          <table:table-cell office:value-type="float" office:value="3268.31" calcext:value-type="float">
            <text:p>3268,31</text:p>
          </table:table-cell>
          <table:table-cell office:value-type="float" office:value="3466.227" calcext:value-type="float">
            <text:p>3466,227</text:p>
          </table:table-cell>
          <table:table-cell office:value-type="float" office:value="3246.749" calcext:value-type="float">
            <text:p>3246,749</text:p>
          </table:table-cell>
          <table:table-cell table:style-name="ce42" office:value-type="float" office:value="3017.084" calcext:value-type="float">
            <text:p>3017,084</text:p>
          </table:table-cell>
          <table:table-cell table:style-name="ce42" office:value-type="float" office:value="2776.217" calcext:value-type="float">
            <text:p>2776,217</text:p>
          </table:table-cell>
          <table:table-cell table:style-name="ce42" office:value-type="float" office:value="2891.489" calcext:value-type="float">
            <text:p>2891,489</text:p>
          </table:table-cell>
          <table:table-cell office:value-type="float" office:value="2976.485" calcext:value-type="float">
            <text:p>2976,485</text:p>
          </table:table-cell>
          <table:table-cell office:value-type="float" office:value="3258.027" calcext:value-type="float">
            <text:p>3258,027</text:p>
          </table:table-cell>
          <table:table-cell office:value-type="float" office:value="3537.032" calcext:value-type="float">
            <text:p>3537,032</text:p>
          </table:table-cell>
          <table:table-cell office:value-type="float" office:value="4089.333" calcext:value-type="float">
            <text:p>4089,333</text:p>
          </table:table-cell>
          <table:table-cell table:number-columns-repeated="4"/>
          <table:table-cell table:style-name="ce42" table:number-columns-repeated="3"/>
        </table:table-row>
        <table:table-row table:style-name="ro1">
          <table:table-cell office:value-type="string" calcext:value-type="string">
            <text:p>São Paulo</text:p>
          </table:table-cell>
          <table:table-cell office:value-type="float" office:value="15159.683" calcext:value-type="float">
            <text:p>15159,683</text:p>
          </table:table-cell>
          <table:table-cell office:value-type="float" office:value="15089.297" calcext:value-type="float">
            <text:p>15089,297</text:p>
          </table:table-cell>
          <table:table-cell office:value-type="float" office:value="13714.511" calcext:value-type="float">
            <text:p>13714,511</text:p>
          </table:table-cell>
          <table:table-cell table:style-name="ce42" office:value-type="float" office:value="11767.653" calcext:value-type="float">
            <text:p>11767,653</text:p>
          </table:table-cell>
          <table:table-cell table:style-name="ce42" office:value-type="float" office:value="9811.084" calcext:value-type="float">
            <text:p>9811,084</text:p>
          </table:table-cell>
          <table:table-cell table:style-name="ce42" office:value-type="float" office:value="9918.501" calcext:value-type="float">
            <text:p>9918,501</text:p>
          </table:table-cell>
          <table:table-cell office:value-type="float" office:value="10001.077" calcext:value-type="float">
            <text:p>10001,077</text:p>
          </table:table-cell>
          <table:table-cell office:value-type="float" office:value="10458.276" calcext:value-type="float">
            <text:p>10458,276</text:p>
          </table:table-cell>
          <table:table-cell office:value-type="float" office:value="11181.809" calcext:value-type="float">
            <text:p>11181,809</text:p>
          </table:table-cell>
          <table:table-cell office:value-type="float" office:value="12113.838" calcext:value-type="float">
            <text:p>12113,838</text:p>
          </table:table-cell>
          <table:table-cell table:number-columns-repeated="4"/>
          <table:table-cell table:style-name="ce42" table:number-columns-repeated="3"/>
        </table:table-row>
        <table:table-row table:style-name="ro1">
          <table:table-cell office:value-type="string" calcext:value-type="string">
            <text:p>Sergipe</text:p>
          </table:table-cell>
          <table:table-cell office:value-type="float" office:value="646.084" calcext:value-type="float">
            <text:p>646,084</text:p>
          </table:table-cell>
          <table:table-cell office:value-type="float" office:value="590.339" calcext:value-type="float">
            <text:p>590,339</text:p>
          </table:table-cell>
          <table:table-cell office:value-type="float" office:value="633.19" calcext:value-type="float">
            <text:p>633,19</text:p>
          </table:table-cell>
          <table:table-cell table:style-name="ce42" office:value-type="float" office:value="592.014" calcext:value-type="float">
            <text:p>592,014</text:p>
          </table:table-cell>
          <table:table-cell table:style-name="ce42" office:value-type="float" office:value="552.624" calcext:value-type="float">
            <text:p>552,624</text:p>
          </table:table-cell>
          <table:table-cell table:style-name="ce42" office:value-type="float" office:value="473.789" calcext:value-type="float">
            <text:p>473,789</text:p>
          </table:table-cell>
          <table:table-cell office:value-type="float" office:value="372.21" calcext:value-type="float">
            <text:p>372,21</text:p>
          </table:table-cell>
          <table:table-cell office:value-type="float" office:value="409.903" calcext:value-type="float">
            <text:p>409,903</text:p>
          </table:table-cell>
          <table:table-cell office:value-type="float" office:value="526.396" calcext:value-type="float">
            <text:p>526,396</text:p>
          </table:table-cell>
          <table:table-cell office:value-type="float" office:value="511.494" calcext:value-type="float">
            <text:p>511,494</text:p>
          </table:table-cell>
          <table:table-cell table:number-columns-repeated="4"/>
          <table:table-cell table:style-name="ce42" table:number-columns-repeated="3"/>
        </table:table-row>
        <table:table-row table:style-name="ro1">
          <table:table-cell office:value-type="string" calcext:value-type="string">
            <text:p>Tocantins</text:p>
          </table:table-cell>
          <table:table-cell office:value-type="float" office:value="508.683" calcext:value-type="float">
            <text:p>508,683</text:p>
          </table:table-cell>
          <table:table-cell office:value-type="float" office:value="525.234" calcext:value-type="float">
            <text:p>525,234</text:p>
          </table:table-cell>
          <table:table-cell office:value-type="float" office:value="426.767" calcext:value-type="float">
            <text:p>426,767</text:p>
          </table:table-cell>
          <table:table-cell table:style-name="ce42" office:value-type="float" office:value="454.929" calcext:value-type="float">
            <text:p>454,929</text:p>
          </table:table-cell>
          <table:table-cell table:style-name="ce42" office:value-type="float" office:value="489.016" calcext:value-type="float">
            <text:p>489,016</text:p>
          </table:table-cell>
          <table:table-cell table:style-name="ce42" office:value-type="float" office:value="500.27" calcext:value-type="float">
            <text:p>500,27</text:p>
          </table:table-cell>
          <table:table-cell office:value-type="float" office:value="396.438" calcext:value-type="float">
            <text:p>396,438</text:p>
          </table:table-cell>
          <table:table-cell office:value-type="float" office:value="402.932" calcext:value-type="float">
            <text:p>402,932</text:p>
          </table:table-cell>
          <table:table-cell office:value-type="float" office:value="500.126" calcext:value-type="float">
            <text:p>500,126</text:p>
          </table:table-cell>
          <table:table-cell office:value-type="float" office:value="542.03" calcext:value-type="float">
            <text:p>542,03</text:p>
          </table:table-cell>
          <table:table-cell table:number-columns-repeated="4"/>
          <table:table-cell table:style-name="ce42" table:number-columns-repeated="3"/>
        </table:table-row>
        <table:table-row table:style-name="ro1">
          <table:table-cell table:style-name="ce17" table:number-columns-repeated="11"/>
          <table:table-cell table:number-columns-repeated="7"/>
        </table:table-row>
        <table:table-row table:style-name="ro2">
          <table:table-cell table:style-name="ce19" office:value-type="string" calcext:value-type="string">
            <text:p>( *  ) Valores em mil toneladas - Dados do SNIC</text:p>
            <text:p>( ** ) Retirado de http://www.cbicdados.com.br/menu/materiais-de-construcao/cimento</text:p>
          </table:table-cell>
          <table:table-cell table:style-name="ce44" table:number-columns-repeated="10"/>
          <table:table-cell table:number-columns-repeated="7"/>
        </table:table-row>
        <table:table-row table:style-name="ro1">
          <table:table-cell table:style-name="ce21"/>
          <table:table-cell table:style-name="ce45" table:number-columns-repeated="3"/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9" office:value-type="string" calcext:value-type="string">
            <text:p>Trabalho Final de Graduação - MAC0499 - Pedro Fernandes</text:p>
          </table:table-cell>
          <table:table-cell table:style-name="ce39" table:number-columns-repeated="10"/>
          <table:table-cell table:style-name="ce46"/>
          <table:table-cell table:number-columns-repeated="6"/>
        </table:table-row>
        <table:table-row table:style-name="ro1">
          <table:table-cell table:style-name="ce40" office:value-type="string" calcext:value-type="string">
            <text:p>"Métodos de Explicabilidade de Inteligência Artificial Usando Demanda de Cimento como Estudo de Caso."</text:p>
          </table:table-cell>
          <table:table-cell table:style-name="ce39" table:number-columns-repeated="10"/>
          <table:table-cell table:style-name="ce46"/>
          <table:table-cell table:number-columns-repeated="6"/>
        </table:table-row>
        <table:table-row table:style-name="ro1">
          <table:table-cell table:style-name="ce41" office:value-type="string" calcext:value-type="string">
            <text:p><text:span text:style-name="T1">Orientador:</text:span> Dr. Marcelo Finger</text:p>
          </table:table-cell>
          <table:table-cell table:style-name="ce39" table:number-columns-repeated="10"/>
          <table:table-cell table:style-name="ce46"/>
          <table:table-cell table:number-columns-repeated="6"/>
        </table:table-row>
        <table:table-row table:style-name="ro1" table:number-rows-repeated="6">
          <table:table-cell table:style-name="Default" table:number-columns-repeated="4"/>
          <table:table-cell table:number-columns-repeated="3"/>
          <table:table-cell table:style-name="ce46" table:number-columns-repeated="5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46"/>
          <table:table-cell table:style-name="ce48" table:number-columns-repeated="4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46" table:number-columns-repeated="5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46"/>
          <table:table-cell table:style-name="ce48"/>
          <table:table-cell table:style-name="ce46" table:number-columns-repeated="2"/>
          <table:table-cell table:style-name="ce48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46"/>
          <table:table-cell table:style-name="ce48"/>
          <table:table-cell table:style-name="ce46" table:number-columns-repeated="3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46"/>
          <table:table-cell table:style-name="ce48" table:number-columns-repeated="4"/>
          <table:table-cell table:number-columns-repeated="6"/>
        </table:table-row>
        <table:table-row table:style-name="ro1" table:number-rows-repeated="5">
          <table:table-cell table:style-name="Default" table:number-columns-repeated="4"/>
          <table:table-cell table:number-columns-repeated="3"/>
          <table:table-cell table:style-name="ce46" table:number-columns-repeated="5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46"/>
          <table:table-cell table:style-name="ce48" table:number-columns-repeated="2"/>
          <table:table-cell table:style-name="ce46"/>
          <table:table-cell table:style-name="ce48"/>
          <table:table-cell table:number-columns-repeated="6"/>
        </table:table-row>
        <table:table-row table:style-name="ro1" table:number-rows-repeated="9">
          <table:table-cell table:style-name="Default" table:number-columns-repeated="4"/>
          <table:table-cell table:number-columns-repeated="3"/>
          <table:table-cell table:style-name="ce46" table:number-columns-repeated="5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47"/>
          <table:table-cell table:style-name="ce46" table:number-columns-repeated="4"/>
          <table:table-cell table:number-columns-repeated="6"/>
        </table:table-row>
      </table:table>
      <table:table table:name="Previsto" table:style-name="ta1">
        <table:table-column table:style-name="co1" table:default-cell-style-name="ce18"/>
        <table:table-column table:style-name="co2" table:number-columns-repeated="10" table:default-cell-style-name="ce42"/>
        <table:table-column table:style-name="co2" table:default-cell-style-name="Default"/>
        <table:table-column table:style-name="co2" table:default-cell-style-name="ce51"/>
        <table:table-column table:style-name="co2" table:number-columns-repeated="12" table:default-cell-style-name="Default"/>
        <table:table-row table:style-name="ro1">
          <table:table-cell table:style-name="ce49" office:value-type="string" calcext:value-type="string">
            <text:p>Previsão (*)(**)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2013" calcext:value-type="float">
            <text:p>2013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2018" calcext:value-type="float">
            <text:p>2018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2021" calcext:value-type="float">
            <text:p>2021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Acre</text:p>
          </table:table-cell>
          <table:table-cell office:value-type="float" office:value="147.793" calcext:value-type="float">
            <text:p>147,793</text:p>
          </table:table-cell>
          <table:table-cell office:value-type="float" office:value="165.787" calcext:value-type="float">
            <text:p>165,787</text:p>
          </table:table-cell>
          <table:table-cell office:value-type="float" office:value="164.4" calcext:value-type="float">
            <text:p>164,4</text:p>
          </table:table-cell>
          <table:table-cell office:value-type="float" office:value="181.244" calcext:value-type="float">
            <text:p>181,244</text:p>
          </table:table-cell>
          <table:table-cell office:value-type="float" office:value="162.228" calcext:value-type="float">
            <text:p>162,228</text:p>
          </table:table-cell>
          <table:table-cell office:value-type="float" office:value="141.521" calcext:value-type="float">
            <text:p>141,521</text:p>
          </table:table-cell>
          <table:table-cell office:value-type="float" office:value="172.578" calcext:value-type="float">
            <text:p>172,578</text:p>
          </table:table-cell>
          <table:table-cell office:value-type="float" office:value="156.543" calcext:value-type="float">
            <text:p>156,543</text:p>
          </table:table-cell>
          <table:table-cell office:value-type="float" office:value="150.162" calcext:value-type="float">
            <text:p>150,162</text:p>
          </table:table-cell>
          <table:table-cell office:value-type="float" office:value="174.219" calcext:value-type="float">
            <text:p>174,219</text:p>
          </table:table-cell>
          <table:table-cell/>
          <table:table-cell table:formula="of:=AVERAGE([$Porcentagem.B2:.J2])" office:value-type="percentage" office:value="0.12603735479663" calcext:value-type="percentage">
            <text:p>12,6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agoas</text:p>
          </table:table-cell>
          <table:table-cell office:value-type="float" office:value="637.009" calcext:value-type="float">
            <text:p>637,009</text:p>
          </table:table-cell>
          <table:table-cell office:value-type="float" office:value="761.637" calcext:value-type="float">
            <text:p>761,637</text:p>
          </table:table-cell>
          <table:table-cell office:value-type="float" office:value="732.636" calcext:value-type="float">
            <text:p>732,636</text:p>
          </table:table-cell>
          <table:table-cell office:value-type="float" office:value="764.954" calcext:value-type="float">
            <text:p>764,954</text:p>
          </table:table-cell>
          <table:table-cell office:value-type="float" office:value="766.087" calcext:value-type="float">
            <text:p>766,087</text:p>
          </table:table-cell>
          <table:table-cell office:value-type="float" office:value="681.64" calcext:value-type="float">
            <text:p>681,64</text:p>
          </table:table-cell>
          <table:table-cell office:value-type="float" office:value="545.896" calcext:value-type="float">
            <text:p>545,896</text:p>
          </table:table-cell>
          <table:table-cell office:value-type="float" office:value="531.884" calcext:value-type="float">
            <text:p>531,884</text:p>
          </table:table-cell>
          <table:table-cell office:value-type="float" office:value="446.502" calcext:value-type="float">
            <text:p>446,502</text:p>
          </table:table-cell>
          <table:table-cell office:value-type="float" office:value="338.005" calcext:value-type="float">
            <text:p>338,005</text:p>
          </table:table-cell>
          <table:table-cell/>
          <table:table-cell table:formula="of:=AVERAGE([$Porcentagem.B3:.J3])" office:value-type="percentage" office:value="0.333637989522479" calcext:value-type="percentage">
            <text:p>33,3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mapá</text:p>
          </table:table-cell>
          <table:table-cell office:value-type="float" office:value="140.489" calcext:value-type="float">
            <text:p>140,489</text:p>
          </table:table-cell>
          <table:table-cell office:value-type="float" office:value="198.272" calcext:value-type="float">
            <text:p>198,272</text:p>
          </table:table-cell>
          <table:table-cell office:value-type="float" office:value="241.32" calcext:value-type="float">
            <text:p>241,32</text:p>
          </table:table-cell>
          <table:table-cell office:value-type="float" office:value="213.616" calcext:value-type="float">
            <text:p>213,616</text:p>
          </table:table-cell>
          <table:table-cell office:value-type="float" office:value="210.193" calcext:value-type="float">
            <text:p>210,193</text:p>
          </table:table-cell>
          <table:table-cell office:value-type="float" office:value="194.441" calcext:value-type="float">
            <text:p>194,441</text:p>
          </table:table-cell>
          <table:table-cell office:value-type="float" office:value="166.612" calcext:value-type="float">
            <text:p>166,612</text:p>
          </table:table-cell>
          <table:table-cell office:value-type="float" office:value="161.884" calcext:value-type="float">
            <text:p>161,884</text:p>
          </table:table-cell>
          <table:table-cell office:value-type="float" office:value="160.274" calcext:value-type="float">
            <text:p>160,274</text:p>
          </table:table-cell>
          <table:table-cell office:value-type="float" office:value="146.411" calcext:value-type="float">
            <text:p>146,411</text:p>
          </table:table-cell>
          <table:table-cell/>
          <table:table-cell table:formula="of:=AVERAGE([$Porcentagem.B4:.J4])" office:value-type="percentage" office:value="0.267693723432588" calcext:value-type="percentage">
            <text:p>26,77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mazonas</text:p>
          </table:table-cell>
          <table:table-cell office:value-type="float" office:value="841.07" calcext:value-type="float">
            <text:p>841,07</text:p>
          </table:table-cell>
          <table:table-cell office:value-type="float" office:value="750.095" calcext:value-type="float">
            <text:p>750,095</text:p>
          </table:table-cell>
          <table:table-cell office:value-type="float" office:value="952.419" calcext:value-type="float">
            <text:p>952,419</text:p>
          </table:table-cell>
          <table:table-cell office:value-type="float" office:value="936.136" calcext:value-type="float">
            <text:p>936,136</text:p>
          </table:table-cell>
          <table:table-cell office:value-type="float" office:value="920.463" calcext:value-type="float">
            <text:p>920,463</text:p>
          </table:table-cell>
          <table:table-cell office:value-type="float" office:value="772.216" calcext:value-type="float">
            <text:p>772,216</text:p>
          </table:table-cell>
          <table:table-cell office:value-type="float" office:value="728.484" calcext:value-type="float">
            <text:p>728,484</text:p>
          </table:table-cell>
          <table:table-cell office:value-type="float" office:value="787.656" calcext:value-type="float">
            <text:p>787,656</text:p>
          </table:table-cell>
          <table:table-cell office:value-type="float" office:value="598.656" calcext:value-type="float">
            <text:p>598,656</text:p>
          </table:table-cell>
          <table:table-cell office:value-type="float" office:value="653.043" calcext:value-type="float">
            <text:p>653,043</text:p>
          </table:table-cell>
          <table:table-cell/>
          <table:table-cell table:formula="of:=AVERAGE([$Porcentagem.B5:.J5])" office:value-type="percentage" office:value="0.316645907160289" calcext:value-type="percentage">
            <text:p>31,6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hia</text:p>
          </table:table-cell>
          <table:table-cell office:value-type="float" office:value="3466.398" calcext:value-type="float">
            <text:p>3466,398</text:p>
          </table:table-cell>
          <table:table-cell office:value-type="float" office:value="3592.169" calcext:value-type="float">
            <text:p>3592,169</text:p>
          </table:table-cell>
          <table:table-cell office:value-type="float" office:value="3343.618" calcext:value-type="float">
            <text:p>3343,618</text:p>
          </table:table-cell>
          <table:table-cell office:value-type="float" office:value="3802.05" calcext:value-type="float">
            <text:p>3802,05</text:p>
          </table:table-cell>
          <table:table-cell office:value-type="float" office:value="3641.483" calcext:value-type="float">
            <text:p>3641,483</text:p>
          </table:table-cell>
          <table:table-cell office:value-type="float" office:value="3592.855" calcext:value-type="float">
            <text:p>3592,855</text:p>
          </table:table-cell>
          <table:table-cell office:value-type="float" office:value="3401.099" calcext:value-type="float">
            <text:p>3401,099</text:p>
          </table:table-cell>
          <table:table-cell office:value-type="float" office:value="3653.908" calcext:value-type="float">
            <text:p>3653,908</text:p>
          </table:table-cell>
          <table:table-cell office:value-type="float" office:value="3116.089" calcext:value-type="float">
            <text:p>3116,089</text:p>
          </table:table-cell>
          <table:table-cell office:value-type="float" office:value="2954.895" calcext:value-type="float">
            <text:p>2954,895</text:p>
          </table:table-cell>
          <table:table-cell/>
          <table:table-cell table:formula="of:=AVERAGE([$Porcentagem.B6:.J6])" office:value-type="percentage" office:value="0.115010158129754" calcext:value-type="percentage">
            <text:p>11,5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ara</text:p>
          </table:table-cell>
          <table:table-cell table:number-columns-repeated="11"/>
          <table:table-cell table:formula="of:=AVERAGE([$Porcentagem.B7:.J7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trito Federal</text:p>
          </table:table-cell>
          <table:table-cell table:number-columns-repeated="11"/>
          <table:table-cell table:formula="of:=AVERAGE([$Porcentagem.B8:.J8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pirito Santo</text:p>
          </table:table-cell>
          <table:table-cell table:number-columns-repeated="11"/>
          <table:table-cell table:formula="of:=AVERAGE([$Porcentagem.B9:.J9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iais</text:p>
          </table:table-cell>
          <table:table-cell table:number-columns-repeated="11"/>
          <table:table-cell table:formula="of:=AVERAGE([$Porcentagem.B10:.J10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anhão</text:p>
          </table:table-cell>
          <table:table-cell table:number-columns-repeated="11"/>
          <table:table-cell table:formula="of:=AVERAGE([$Porcentagem.B11:.J11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to Grosso</text:p>
          </table:table-cell>
          <table:table-cell table:number-columns-repeated="11"/>
          <table:table-cell table:formula="of:=AVERAGE([$Porcentagem.B12:.J12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to Grosso do Sul</text:p>
          </table:table-cell>
          <table:table-cell table:number-columns-repeated="11"/>
          <table:table-cell table:formula="of:=AVERAGE([$Porcentagem.B13:.J13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as Gerais</text:p>
          </table:table-cell>
          <table:table-cell table:number-columns-repeated="11"/>
          <table:table-cell table:formula="of:=AVERAGE([$Porcentagem.B14:.J14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rá</text:p>
          </table:table-cell>
          <table:table-cell table:number-columns-repeated="11"/>
          <table:table-cell table:formula="of:=AVERAGE([$Porcentagem.B15:.J15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raíba</text:p>
          </table:table-cell>
          <table:table-cell table:number-columns-repeated="11"/>
          <table:table-cell table:formula="of:=AVERAGE([$Porcentagem.B16:.J16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raná</text:p>
          </table:table-cell>
          <table:table-cell table:number-columns-repeated="10"/>
          <table:table-cell table:style-name="ce42"/>
          <table:table-cell table:formula="of:=AVERAGE([$Porcentagem.B17:.J17])" office:value-type="percentage" office:value="1" calcext:value-type="percentage">
            <text:p>100,00%</text:p>
          </table:table-cell>
          <table:table-cell table:style-name="ce42" table:number-columns-repeated="12"/>
        </table:table-row>
        <table:table-row table:style-name="ro1">
          <table:table-cell office:value-type="string" calcext:value-type="string">
            <text:p>Pernambuco</text:p>
          </table:table-cell>
          <table:table-cell table:number-columns-repeated="11"/>
          <table:table-cell table:formula="of:=AVERAGE([$Porcentagem.B18:.J18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auí</text:p>
          </table:table-cell>
          <table:table-cell table:number-columns-repeated="11"/>
          <table:table-cell table:formula="of:=AVERAGE([$Porcentagem.B19:.J19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o Grande do Sul</text:p>
          </table:table-cell>
          <table:table-cell table:number-columns-repeated="11"/>
          <table:table-cell table:formula="of:=AVERAGE([$Porcentagem.B20:.J20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o de Janeiro</text:p>
          </table:table-cell>
          <table:table-cell table:number-columns-repeated="11"/>
          <table:table-cell table:formula="of:=AVERAGE([$Porcentagem.B21:.J21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o Grande do Norte</text:p>
          </table:table-cell>
          <table:table-cell table:number-columns-repeated="11"/>
          <table:table-cell table:formula="of:=AVERAGE([$Porcentagem.B22:.J22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ndônia</text:p>
          </table:table-cell>
          <table:table-cell table:number-columns-repeated="11"/>
          <table:table-cell table:formula="of:=AVERAGE([$Porcentagem.B23:.J23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raima</text:p>
          </table:table-cell>
          <table:table-cell table:number-columns-repeated="11"/>
          <table:table-cell table:formula="of:=AVERAGE([$Porcentagem.B24:.J24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nta Catarina</text:p>
          </table:table-cell>
          <table:table-cell table:number-columns-repeated="11"/>
          <table:table-cell table:formula="of:=AVERAGE([$Porcentagem.B25:.J25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ão Paulo</text:p>
          </table:table-cell>
          <table:table-cell table:number-columns-repeated="11"/>
          <table:table-cell table:formula="of:=AVERAGE([$Porcentagem.B26:.J26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gipe</text:p>
          </table:table-cell>
          <table:table-cell table:number-columns-repeated="11"/>
          <table:table-cell table:formula="of:=AVERAGE([$Porcentagem.B27:.J27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cantins</text:p>
          </table:table-cell>
          <table:table-cell table:number-columns-repeated="11"/>
          <table:table-cell table:formula="of:=AVERAGE([$Porcentagem.B28:.J28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table:style-name="ce49"/>
          <table:table-cell table:style-name="ce17" table:number-columns-repeated="2"/>
          <table:table-cell table:style-name="ce50" table:number-columns-repeated="8"/>
          <table:table-cell/>
          <table:table-cell table:style-name="Default"/>
          <table:table-cell table:number-columns-repeated="12"/>
        </table:table-row>
        <table:table-row table:style-name="ro2">
          <table:table-cell table:style-name="ce19" office:value-type="string" calcext:value-type="string">
            <text:p>( *  ) Valores em mil toneladas </text:p>
            <text:p>( ** ) Modelo treinado com dados a partir de 2014</text:p>
          </table:table-cell>
          <table:table-cell table:style-name="ce44" table:number-columns-repeated="10"/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 table:number-columns-repeated="11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39" office:value-type="string" calcext:value-type="string">
            <text:p>Trabalho Final de Graduação - MAC0499 - Pedro Fernandes</text:p>
          </table:table-cell>
          <table:table-cell table:style-name="ce39" table:number-columns-repeated="10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40" office:value-type="string" calcext:value-type="string">
            <text:p>"Métodos de Explicabilidade de Inteligência Artificial Usando Demanda de Cimento como Estudo de Caso."</text:p>
          </table:table-cell>
          <table:table-cell table:style-name="ce39" table:number-columns-repeated="10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41" office:value-type="string" calcext:value-type="string">
            <text:p><text:span text:style-name="T1">Orientador:</text:span> Dr. Marcelo Finger</text:p>
          </table:table-cell>
          <table:table-cell table:style-name="ce39" table:number-columns-repeated="10"/>
          <table:table-cell/>
          <table:table-cell table:style-name="Default"/>
          <table:table-cell table:number-columns-repeated="12"/>
        </table:table-row>
      </table:table>
      <table:table table:name="Porcentagem" table:style-name="ta1">
        <table:table-column table:style-name="co3" table:default-cell-style-name="Default"/>
        <table:table-column table:style-name="co2" table:default-cell-style-name="Default"/>
        <table:table-column table:style-name="co2" table:default-cell-style-name="ce81"/>
        <table:table-column table:style-name="co2" table:default-cell-style-name="ce75"/>
        <table:table-column table:style-name="co2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09" table:default-cell-style-name="Default"/>
        <table:table-row table:style-name="ro3">
          <table:table-cell table:style-name="ce72" office:value-type="string" calcext:value-type="string">
            <text:p>% do Erro Absoluto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MEDIA</text:p>
          </table:table-cell>
          <table:table-cell table:style-name="ce20" office:value-type="string" calcext:value-type="string">
            <text:p>Desvio Padrão </text:p>
          </table:table-cell>
          <table:table-cell table:style-name="ce20" office:value-type="string" calcext:value-type="string">
            <text:p>&lt; 5%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Acre</text:p>
          </table:table-cell>
          <table:table-cell table:style-name="ce24" table:formula="of:=ABS([$Registrado.B2]-[$Previsto.B2])/[$Registrado.B2]" office:value-type="percentage" office:value="0.148137687758654" calcext:value-type="percentage">
            <text:p>14,814%</text:p>
          </table:table-cell>
          <table:table-cell table:style-name="ce24" table:formula="of:=ABS([$Registrado.C2]-[$Previsto.C2])/[$Registrado.C2]" office:value-type="percentage" office:value="0.143980544425627" calcext:value-type="percentage">
            <text:p>14,398%</text:p>
          </table:table-cell>
          <table:table-cell table:style-name="ce24" table:formula="of:=ABS([$Registrado.D2]-[$Previsto.D2])/[$Registrado.D2]" office:value-type="percentage" office:value="0.0425662021210303" calcext:value-type="percentage">
            <text:p>4,257%</text:p>
          </table:table-cell>
          <table:table-cell table:style-name="ce24" table:formula="of:=ABS([$Registrado.E2]-[$Previsto.E2])/[$Registrado.E2]" office:value-type="percentage" office:value="0.196440595170511" calcext:value-type="percentage">
            <text:p>19,644%</text:p>
          </table:table-cell>
          <table:table-cell table:style-name="ce24" table:formula="of:=ABS([$Registrado.F2]-[$Previsto.F2])/[$Registrado.F2]" office:value-type="percentage" office:value="0.208645314141391" calcext:value-type="percentage">
            <text:p>20,865%</text:p>
          </table:table-cell>
          <table:table-cell table:style-name="ce24" table:formula="of:=ABS([$Registrado.G2]-[$Previsto.G2])/[$Registrado.G2]" office:value-type="percentage" office:value="0.0596048933158795" calcext:value-type="percentage">
            <text:p>5,960%</text:p>
          </table:table-cell>
          <table:table-cell table:style-name="ce24" table:formula="of:=ABS([$Registrado.H2]-[$Previsto.H2])/[$Registrado.H2]" office:value-type="percentage" office:value="0.160609565825577" calcext:value-type="percentage">
            <text:p>16,061%</text:p>
          </table:table-cell>
          <table:table-cell table:style-name="ce24" table:formula="of:=ABS([$Registrado.I2]-[$Previsto.I2])/[$Registrado.I2]" office:value-type="percentage" office:value="0.0178017619713273" calcext:value-type="percentage">
            <text:p>1,780%</text:p>
          </table:table-cell>
          <table:table-cell table:style-name="ce24" table:formula="of:=ABS([$Registrado.J2]-[$Previsto.J2])/[$Registrado.J2]" office:value-type="percentage" office:value="0.156549628439671" calcext:value-type="percentage">
            <text:p>15,655%</text:p>
          </table:table-cell>
          <table:table-cell table:style-name="ce24" table:formula="of:=ABS([$Registrado.K2]-[$Previsto.K2])/[$Registrado.K2]" office:value-type="percentage" office:value="0.0799442323230723" calcext:value-type="percentage">
            <text:p>7,994%</text:p>
          </table:table-cell>
          <table:table-cell table:style-name="ce22" table:formula="of:=AVERAGE([.B2:.K2])" office:value-type="percentage" office:value="0.121428042549274" calcext:value-type="percentage">
            <text:p>12,143%</text:p>
          </table:table-cell>
          <table:table-cell table:style-name="ce79" table:formula="of:=STDEV([.B2:.K2])" office:value-type="percentage" office:value="0.0664371697827655" calcext:value-type="percentage">
            <text:p>6,64%</text:p>
          </table:table-cell>
          <table:table-cell table:formula="of:=COUNTIF([.B2:.K2]; &quot;&lt;0,05&quot;)" office:value-type="float" office:value="2" calcext:value-type="float">
            <text:p>2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8" office:value-type="string" calcext:value-type="string">
            <text:p>Alagoas</text:p>
          </table:table-cell>
          <table:table-cell table:style-name="ce25" table:formula="of:=ABS([$Registrado.B3]-[$Previsto.B3])/[$Registrado.B3]" office:value-type="percentage" office:value="0.24602184493599" calcext:value-type="percentage">
            <text:p>24,602%</text:p>
          </table:table-cell>
          <table:table-cell table:style-name="ce25" table:formula="of:=ABS([$Registrado.C3]-[$Previsto.C3])/[$Registrado.C3]" office:value-type="percentage" office:value="0.0375776338651083" calcext:value-type="percentage">
            <text:p>3,758%</text:p>
          </table:table-cell>
          <table:table-cell table:style-name="ce25" table:formula="of:=ABS([$Registrado.D3]-[$Previsto.D3])/[$Registrado.D3]" office:value-type="percentage" office:value="0.105062633986649" calcext:value-type="percentage">
            <text:p>10,506%</text:p>
          </table:table-cell>
          <table:table-cell table:style-name="ce25" table:formula="of:=ABS([$Registrado.E3]-[$Previsto.E3])/[$Registrado.E3]" office:value-type="percentage" office:value="0.13108679580068" calcext:value-type="percentage">
            <text:p>13,109%</text:p>
          </table:table-cell>
          <table:table-cell table:style-name="ce25" table:formula="of:=ABS([$Registrado.F3]-[$Previsto.F3])/[$Registrado.F3]" office:value-type="percentage" office:value="0.422404221424248" calcext:value-type="percentage">
            <text:p>42,240%</text:p>
          </table:table-cell>
          <table:table-cell table:style-name="ce25" table:formula="of:=ABS([$Registrado.G3]-[$Previsto.G3])/[$Registrado.G3]" office:value-type="percentage" office:value="0.878877921447886" calcext:value-type="percentage">
            <text:p>87,888%</text:p>
          </table:table-cell>
          <table:table-cell table:style-name="ce25" table:formula="of:=ABS([$Registrado.H3]-[$Previsto.H3])/[$Registrado.H3]" office:value-type="percentage" office:value="0.604264748235266" calcext:value-type="percentage">
            <text:p>60,426%</text:p>
          </table:table-cell>
          <table:table-cell table:style-name="ce25" table:formula="of:=ABS([$Registrado.I3]-[$Previsto.I3])/[$Registrado.I3]" office:value-type="percentage" office:value="0.345319064445226" calcext:value-type="percentage">
            <text:p>34,532%</text:p>
          </table:table-cell>
          <table:table-cell table:style-name="ce25" table:formula="of:=ABS([$Registrado.J3]-[$Previsto.J3])/[$Registrado.J3]" office:value-type="percentage" office:value="0.23212704156126" calcext:value-type="percentage">
            <text:p>23,213%</text:p>
          </table:table-cell>
          <table:table-cell table:style-name="ce25" table:formula="of:=ABS([$Registrado.K3]-[$Previsto.K3])/[$Registrado.K3]" office:value-type="percentage" office:value="0.413774025370375" calcext:value-type="percentage">
            <text:p>41,377%</text:p>
          </table:table-cell>
          <table:table-cell table:style-name="ce22" table:formula="of:=AVERAGE([.B3:.K3])" office:value-type="percentage" office:value="0.341651593107269" calcext:value-type="percentage">
            <text:p>34,165%</text:p>
          </table:table-cell>
          <table:table-cell table:style-name="ce79" table:formula="of:=STDEV([.B3:.K3])" office:value-type="percentage" office:value="0.254564420558527" calcext:value-type="percentage">
            <text:p>25,46%</text:p>
          </table:table-cell>
          <table:table-cell table:formula="of:=COUNTIF([.B3:.K3]; &quot;&lt;0,05&quot;)" office:value-type="float" office:value="1" calcext:value-type="float">
            <text:p>1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8" office:value-type="string" calcext:value-type="string">
            <text:p>Amapá</text:p>
          </table:table-cell>
          <table:table-cell table:style-name="ce25" table:formula="of:=ABS([$Registrado.B4]-[$Previsto.B4])/[$Registrado.B4]" office:value-type="percentage" office:value="0.461975337009804" calcext:value-type="percentage">
            <text:p>46,198%</text:p>
          </table:table-cell>
          <table:table-cell table:style-name="ce25" table:formula="of:=ABS([$Registrado.C4]-[$Previsto.C4])/[$Registrado.C4]" office:value-type="percentage" office:value="0.208555039737505" calcext:value-type="percentage">
            <text:p>20,856%</text:p>
          </table:table-cell>
          <table:table-cell table:style-name="ce25" table:formula="of:=ABS([$Registrado.D4]-[$Previsto.D4])/[$Registrado.D4]" office:value-type="percentage" office:value="0.0619469026548672" calcext:value-type="percentage">
            <text:p>6,195%</text:p>
          </table:table-cell>
          <table:table-cell table:style-name="ce25" table:formula="of:=ABS([$Registrado.E4]-[$Previsto.E4])/[$Registrado.E4]" office:value-type="percentage" office:value="0.0784928484518023" calcext:value-type="percentage">
            <text:p>7,849%</text:p>
          </table:table-cell>
          <table:table-cell table:style-name="ce25" table:formula="of:=ABS([$Registrado.F4]-[$Previsto.F4])/[$Registrado.F4]" office:value-type="percentage" office:value="0.259772250524423" calcext:value-type="percentage">
            <text:p>25,977%</text:p>
          </table:table-cell>
          <table:table-cell table:style-name="ce25" table:formula="of:=ABS([$Registrado.G4]-[$Previsto.G4])/[$Registrado.G4]" office:value-type="percentage" office:value="0.440079691307278" calcext:value-type="percentage">
            <text:p>44,008%</text:p>
          </table:table-cell>
          <table:table-cell table:style-name="ce25" table:formula="of:=ABS([$Registrado.H4]-[$Previsto.H4])/[$Registrado.H4]" office:value-type="percentage" office:value="0.350758429471329" calcext:value-type="percentage">
            <text:p>35,076%</text:p>
          </table:table-cell>
          <table:table-cell table:style-name="ce25" table:formula="of:=ABS([$Registrado.I4]-[$Previsto.I4])/[$Registrado.I4]" office:value-type="percentage" office:value="0.347315506063103" calcext:value-type="percentage">
            <text:p>34,732%</text:p>
          </table:table-cell>
          <table:table-cell table:style-name="ce25" table:formula="of:=ABS([$Registrado.J4]-[$Previsto.J4])/[$Registrado.J4]" office:value-type="percentage" office:value="0.20034750567318" calcext:value-type="percentage">
            <text:p>20,035%</text:p>
          </table:table-cell>
          <table:table-cell table:style-name="ce25" table:formula="of:=ABS([$Registrado.K4]-[$Previsto.K4])/[$Registrado.K4]" office:value-type="percentage" office:value="0.0711199649792858" calcext:value-type="percentage">
            <text:p>7,112%</text:p>
          </table:table-cell>
          <table:table-cell table:style-name="ce22" table:formula="of:=AVERAGE([.B4:.K4])" office:value-type="percentage" office:value="0.248036347587258" calcext:value-type="percentage">
            <text:p>24,804%</text:p>
          </table:table-cell>
          <table:table-cell table:style-name="ce79" table:formula="of:=STDEV([.B4:.K4])" office:value-type="percentage" office:value="0.149704572503607" calcext:value-type="percentage">
            <text:p>14,97%</text:p>
          </table:table-cell>
          <table:table-cell table:formula="of:=COUNTIF([.B4:.K4]; &quot;&lt;0,05&quot;)" office:value-type="float" office:value="0" calcext:value-type="float">
            <text:p>0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8" office:value-type="string" calcext:value-type="string">
            <text:p>Amazonas</text:p>
          </table:table-cell>
          <table:table-cell table:style-name="ce25" table:formula="of:=ABS([$Registrado.B5]-[$Previsto.B5])/[$Registrado.B5]" office:value-type="percentage" office:value="0.154645744633804" calcext:value-type="percentage">
            <text:p>15,465%</text:p>
          </table:table-cell>
          <table:table-cell table:style-name="ce25" table:formula="of:=ABS([$Registrado.C5]-[$Previsto.C5])/[$Registrado.C5]" office:value-type="percentage" office:value="0.276393345205411" calcext:value-type="percentage">
            <text:p>27,639%</text:p>
          </table:table-cell>
          <table:table-cell table:style-name="ce25" table:formula="of:=ABS([$Registrado.D5]-[$Previsto.D5])/[$Registrado.D5]" office:value-type="percentage" office:value="0.234395716768602" calcext:value-type="percentage">
            <text:p>23,440%</text:p>
          </table:table-cell>
          <table:table-cell table:style-name="ce25" table:formula="of:=ABS([$Registrado.E5]-[$Previsto.E5])/[$Registrado.E5]" office:value-type="percentage" office:value="0.253417275097173" calcext:value-type="percentage">
            <text:p>25,342%</text:p>
          </table:table-cell>
          <table:table-cell table:style-name="ce25" table:formula="of:=ABS([$Registrado.F5]-[$Previsto.F5])/[$Registrado.F5]" office:value-type="percentage" office:value="0.244782319999675" calcext:value-type="percentage">
            <text:p>24,478%</text:p>
          </table:table-cell>
          <table:table-cell table:style-name="ce25" table:formula="of:=ABS([$Registrado.G5]-[$Previsto.G5])/[$Registrado.G5]" office:value-type="percentage" office:value="0.123695633509941" calcext:value-type="percentage">
            <text:p>12,370%</text:p>
          </table:table-cell>
          <table:table-cell table:style-name="ce25" table:formula="of:=ABS([$Registrado.H5]-[$Previsto.H5])/[$Registrado.H5]" office:value-type="percentage" office:value="1.08033080413619" calcext:value-type="percentage">
            <text:p>108,033%</text:p>
          </table:table-cell>
          <table:table-cell table:style-name="ce25" table:formula="of:=ABS([$Registrado.I5]-[$Previsto.I5])/[$Registrado.I5]" office:value-type="percentage" office:value="0.476548616162146" calcext:value-type="percentage">
            <text:p>47,655%</text:p>
          </table:table-cell>
          <table:table-cell table:style-name="ce25" table:formula="of:=ABS([$Registrado.J5]-[$Previsto.J5])/[$Registrado.J5]" office:value-type="percentage" office:value="0.00560370892965111" calcext:value-type="percentage">
            <text:p>0,560%</text:p>
          </table:table-cell>
          <table:table-cell table:style-name="ce25" table:formula="of:=ABS([$Registrado.K5]-[$Previsto.K5])/[$Registrado.K5]" office:value-type="percentage" office:value="0.0702903360621482" calcext:value-type="percentage">
            <text:p>7,029%</text:p>
          </table:table-cell>
          <table:table-cell table:style-name="ce22" table:formula="of:=AVERAGE([.B5:.K5])" office:value-type="percentage" office:value="0.292010350050475" calcext:value-type="percentage">
            <text:p>29,201%</text:p>
          </table:table-cell>
          <table:table-cell table:style-name="ce79" table:formula="of:=STDEV([.B5:.K5])" office:value-type="percentage" office:value="0.305718491855439" calcext:value-type="percentage">
            <text:p>30,57%</text:p>
          </table:table-cell>
          <table:table-cell table:formula="of:=COUNTIF([.B5:.K5]; &quot;&lt;0,05&quot;)" office:value-type="float" office:value="1" calcext:value-type="float">
            <text:p>1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8" office:value-type="string" calcext:value-type="string">
            <text:p>Bahia</text:p>
          </table:table-cell>
          <table:table-cell table:style-name="ce25" table:formula="of:=ABS([$Registrado.B6]-[$Previsto.B6])/[$Registrado.B6]" office:value-type="percentage" office:value="0.0742254539005994" calcext:value-type="percentage">
            <text:p>7,423%</text:p>
          </table:table-cell>
          <table:table-cell table:style-name="ce25" table:formula="of:=ABS([$Registrado.C6]-[$Previsto.C6])/[$Registrado.C6]" office:value-type="percentage" office:value="0.0866372312578108" calcext:value-type="percentage">
            <text:p>8,664%</text:p>
          </table:table-cell>
          <table:table-cell table:style-name="ce25" table:formula="of:=ABS([$Registrado.D6]-[$Previsto.D6])/[$Registrado.D6]" office:value-type="percentage" office:value="0.175461759643317" calcext:value-type="percentage">
            <text:p>17,546%</text:p>
          </table:table-cell>
          <table:table-cell table:style-name="ce25" table:formula="of:=ABS([$Registrado.E6]-[$Previsto.E6])/[$Registrado.E6]" office:value-type="percentage" office:value="0.0186197053971936" calcext:value-type="percentage">
            <text:p>1,862%</text:p>
          </table:table-cell>
          <table:table-cell table:style-name="ce25" table:formula="of:=ABS([$Registrado.F6]-[$Previsto.F6])/[$Registrado.F6]" office:value-type="percentage" office:value="0.0632169594626751" calcext:value-type="percentage">
            <text:p>6,322%</text:p>
          </table:table-cell>
          <table:table-cell table:style-name="ce25" table:formula="of:=ABS([$Registrado.G6]-[$Previsto.G6])/[$Registrado.G6]" office:value-type="percentage" office:value="0.172870760291189" calcext:value-type="percentage">
            <text:p>17,287%</text:p>
          </table:table-cell>
          <table:table-cell table:style-name="ce25" table:formula="of:=ABS([$Registrado.H6]-[$Previsto.H6])/[$Registrado.H6]" office:value-type="percentage" office:value="0.137433481642405" calcext:value-type="percentage">
            <text:p>13,743%</text:p>
          </table:table-cell>
          <table:table-cell table:style-name="ce25" table:formula="of:=ABS([$Registrado.I6]-[$Previsto.I6])/[$Registrado.I6]" office:value-type="percentage" office:value="0.125808752505326" calcext:value-type="percentage">
            <text:p>12,581%</text:p>
          </table:table-cell>
          <table:table-cell table:style-name="ce25" table:formula="of:=ABS([$Registrado.J6]-[$Previsto.J6])/[$Registrado.J6]" office:value-type="percentage" office:value="0.180817319067273" calcext:value-type="percentage">
            <text:p>18,082%</text:p>
          </table:table-cell>
          <table:table-cell table:style-name="ce25" table:formula="of:=ABS([$Registrado.K6]-[$Previsto.K6])/[$Registrado.K6]" office:value-type="percentage" office:value="0.234985572946265" calcext:value-type="percentage">
            <text:p>23,499%</text:p>
          </table:table-cell>
          <table:table-cell table:style-name="ce22" table:formula="of:=AVERAGE([.B6:.K6])" office:value-type="percentage" office:value="0.127007699611405" calcext:value-type="percentage">
            <text:p>12,701%</text:p>
          </table:table-cell>
          <table:table-cell table:style-name="ce79" table:formula="of:=STDEV([.B6:.K6])" office:value-type="percentage" office:value="0.0661219436978092" calcext:value-type="percentage">
            <text:p>6,61%</text:p>
          </table:table-cell>
          <table:table-cell table:formula="of:=COUNTIF([.B6:.K6]; &quot;&lt;0,05&quot;)" office:value-type="float" office:value="1" calcext:value-type="float">
            <text:p>1</text:p>
          </table:table-cell>
          <table:table-cell/>
          <table:table-cell table:style-name="ce43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8" office:value-type="string" calcext:value-type="string">
            <text:p>Ceara</text:p>
          </table:table-cell>
          <table:table-cell table:style-name="ce25" table:formula="of:=ABS([$Registrado.B7]-[$Previsto.B7])/[$Registrado.B7]" office:value-type="percentage" office:value="1" calcext:value-type="percentage">
            <text:p>100,000%</text:p>
          </table:table-cell>
          <table:table-cell table:style-name="ce25" table:formula="of:=ABS([$Registrado.C7]-[$Previsto.C7])/[$Registrado.C7]" office:value-type="percentage" office:value="1" calcext:value-type="percentage">
            <text:p>100,000%</text:p>
          </table:table-cell>
          <table:table-cell table:style-name="ce25" table:formula="of:=ABS([$Registrado.D7]-[$Previsto.D7])/[$Registrado.D7]" office:value-type="percentage" office:value="1" calcext:value-type="percentage">
            <text:p>100,000%</text:p>
          </table:table-cell>
          <table:table-cell table:style-name="ce25" table:formula="of:=ABS([$Registrado.E7]-[$Previsto.E7])/[$Registrado.E7]" office:value-type="percentage" office:value="1" calcext:value-type="percentage">
            <text:p>100,000%</text:p>
          </table:table-cell>
          <table:table-cell table:style-name="ce25" table:formula="of:=ABS([$Registrado.F7]-[$Previsto.F7])/[$Registrado.F7]" office:value-type="percentage" office:value="1" calcext:value-type="percentage">
            <text:p>100,000%</text:p>
          </table:table-cell>
          <table:table-cell table:style-name="ce25" table:formula="of:=ABS([$Registrado.G7]-[$Previsto.G7])/[$Registrado.G7]" office:value-type="percentage" office:value="1" calcext:value-type="percentage">
            <text:p>100,000%</text:p>
          </table:table-cell>
          <table:table-cell table:style-name="ce25" table:formula="of:=ABS([$Registrado.H7]-[$Previsto.H7])/[$Registrado.H7]" office:value-type="percentage" office:value="1" calcext:value-type="percentage">
            <text:p>100,000%</text:p>
          </table:table-cell>
          <table:table-cell table:style-name="ce25" table:formula="of:=ABS([$Registrado.I7]-[$Previsto.I7])/[$Registrado.I7]" office:value-type="percentage" office:value="1" calcext:value-type="percentage">
            <text:p>100,000%</text:p>
          </table:table-cell>
          <table:table-cell table:style-name="ce25" table:formula="of:=ABS([$Registrado.J7]-[$Previsto.J7])/[$Registrado.J7]" office:value-type="percentage" office:value="1" calcext:value-type="percentage">
            <text:p>100,000%</text:p>
          </table:table-cell>
          <table:table-cell table:style-name="ce25" table:formula="of:=ABS([$Registrado.K7]-[$Previsto.K7])/[$Registrado.K7]" office:value-type="percentage" office:value="1" calcext:value-type="percentage">
            <text:p>100,000%</text:p>
          </table:table-cell>
          <table:table-cell table:style-name="ce22" table:formula="of:=AVERAGE([.B7:.K7])" office:value-type="percentage" office:value="1" calcext:value-type="percentage">
            <text:p>100,000%</text:p>
          </table:table-cell>
          <table:table-cell table:style-name="ce79" table:formula="of:=STDEV([.B7:.K7])" office:value-type="percentage" office:value="0" calcext:value-type="percentage">
            <text:p>0,00%</text:p>
          </table:table-cell>
          <table:table-cell table:formula="of:=COUNTIF([.B7:.K7]; &quot;&lt;0,05&quot;)" office:value-type="float" office:value="0" calcext:value-type="float">
            <text:p>0</text:p>
          </table:table-cell>
          <table:table-cell/>
          <table:table-cell table:style-name="ce43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8" office:value-type="string" calcext:value-type="string">
            <text:p>Distrito Federal</text:p>
          </table:table-cell>
          <table:table-cell table:style-name="ce25" table:formula="of:=ABS([$Registrado.B8]-[$Previsto.B8])/[$Registrado.B8]" office:value-type="percentage" office:value="1" calcext:value-type="percentage">
            <text:p>100,000%</text:p>
          </table:table-cell>
          <table:table-cell table:style-name="ce25" table:formula="of:=ABS([$Registrado.C8]-[$Previsto.C8])/[$Registrado.C8]" office:value-type="percentage" office:value="1" calcext:value-type="percentage">
            <text:p>100,000%</text:p>
          </table:table-cell>
          <table:table-cell table:style-name="ce25" table:formula="of:=ABS([$Registrado.D8]-[$Previsto.D8])/[$Registrado.D8]" office:value-type="percentage" office:value="1" calcext:value-type="percentage">
            <text:p>100,000%</text:p>
          </table:table-cell>
          <table:table-cell table:style-name="ce25" table:formula="of:=ABS([$Registrado.E8]-[$Previsto.E8])/[$Registrado.E8]" office:value-type="percentage" office:value="1" calcext:value-type="percentage">
            <text:p>100,000%</text:p>
          </table:table-cell>
          <table:table-cell table:style-name="ce25" table:formula="of:=ABS([$Registrado.F8]-[$Previsto.F8])/[$Registrado.F8]" office:value-type="percentage" office:value="1" calcext:value-type="percentage">
            <text:p>100,000%</text:p>
          </table:table-cell>
          <table:table-cell table:style-name="ce25" table:formula="of:=ABS([$Registrado.G8]-[$Previsto.G8])/[$Registrado.G8]" office:value-type="percentage" office:value="1" calcext:value-type="percentage">
            <text:p>100,000%</text:p>
          </table:table-cell>
          <table:table-cell table:style-name="ce25" table:formula="of:=ABS([$Registrado.H8]-[$Previsto.H8])/[$Registrado.H8]" office:value-type="percentage" office:value="1" calcext:value-type="percentage">
            <text:p>100,000%</text:p>
          </table:table-cell>
          <table:table-cell table:style-name="ce25" table:formula="of:=ABS([$Registrado.I8]-[$Previsto.I8])/[$Registrado.I8]" office:value-type="percentage" office:value="1" calcext:value-type="percentage">
            <text:p>100,000%</text:p>
          </table:table-cell>
          <table:table-cell table:style-name="ce25" table:formula="of:=ABS([$Registrado.J8]-[$Previsto.J8])/[$Registrado.J8]" office:value-type="percentage" office:value="1" calcext:value-type="percentage">
            <text:p>100,000%</text:p>
          </table:table-cell>
          <table:table-cell table:style-name="ce25" table:formula="of:=ABS([$Registrado.K8]-[$Previsto.K8])/[$Registrado.K8]" office:value-type="percentage" office:value="1" calcext:value-type="percentage">
            <text:p>100,000%</text:p>
          </table:table-cell>
          <table:table-cell table:style-name="ce22" table:formula="of:=AVERAGE([.B8:.K8])" office:value-type="percentage" office:value="1" calcext:value-type="percentage">
            <text:p>100,000%</text:p>
          </table:table-cell>
          <table:table-cell table:style-name="ce79" table:formula="of:=STDEV([.B8:.K8])" office:value-type="percentage" office:value="0" calcext:value-type="percentage">
            <text:p>0,00%</text:p>
          </table:table-cell>
          <table:table-cell table:formula="of:=COUNTIF([.B8:.K8]; &quot;&lt;0,05&quot;)" office:value-type="float" office:value="0" calcext:value-type="float">
            <text:p>0</text:p>
          </table:table-cell>
          <table:table-cell/>
          <table:table-cell table:style-name="ce43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8" office:value-type="string" calcext:value-type="string">
            <text:p>Espirito Santo</text:p>
          </table:table-cell>
          <table:table-cell table:style-name="ce25" table:formula="of:=ABS([$Registrado.B9]-[$Previsto.B9])/[$Registrado.B9]" office:value-type="percentage" office:value="1" calcext:value-type="percentage">
            <text:p>100,000%</text:p>
          </table:table-cell>
          <table:table-cell table:style-name="ce25" table:formula="of:=ABS([$Registrado.C9]-[$Previsto.C9])/[$Registrado.C9]" office:value-type="percentage" office:value="1" calcext:value-type="percentage">
            <text:p>100,000%</text:p>
          </table:table-cell>
          <table:table-cell table:style-name="ce25" table:formula="of:=ABS([$Registrado.D9]-[$Previsto.D9])/[$Registrado.D9]" office:value-type="percentage" office:value="1" calcext:value-type="percentage">
            <text:p>100,000%</text:p>
          </table:table-cell>
          <table:table-cell table:style-name="ce25" table:formula="of:=ABS([$Registrado.E9]-[$Previsto.E9])/[$Registrado.E9]" office:value-type="percentage" office:value="1" calcext:value-type="percentage">
            <text:p>100,000%</text:p>
          </table:table-cell>
          <table:table-cell table:style-name="ce25" table:formula="of:=ABS([$Registrado.F9]-[$Previsto.F9])/[$Registrado.F9]" office:value-type="percentage" office:value="1" calcext:value-type="percentage">
            <text:p>100,000%</text:p>
          </table:table-cell>
          <table:table-cell table:style-name="ce25" table:formula="of:=ABS([$Registrado.G9]-[$Previsto.G9])/[$Registrado.G9]" office:value-type="percentage" office:value="1" calcext:value-type="percentage">
            <text:p>100,000%</text:p>
          </table:table-cell>
          <table:table-cell table:style-name="ce25" table:formula="of:=ABS([$Registrado.H9]-[$Previsto.H9])/[$Registrado.H9]" office:value-type="percentage" office:value="1" calcext:value-type="percentage">
            <text:p>100,000%</text:p>
          </table:table-cell>
          <table:table-cell table:style-name="ce25" table:formula="of:=ABS([$Registrado.I9]-[$Previsto.I9])/[$Registrado.I9]" office:value-type="percentage" office:value="1" calcext:value-type="percentage">
            <text:p>100,000%</text:p>
          </table:table-cell>
          <table:table-cell table:style-name="ce25" table:formula="of:=ABS([$Registrado.J9]-[$Previsto.J9])/[$Registrado.J9]" office:value-type="percentage" office:value="1" calcext:value-type="percentage">
            <text:p>100,000%</text:p>
          </table:table-cell>
          <table:table-cell table:style-name="ce25" table:formula="of:=ABS([$Registrado.K9]-[$Previsto.K9])/[$Registrado.K9]" office:value-type="percentage" office:value="1" calcext:value-type="percentage">
            <text:p>100,000%</text:p>
          </table:table-cell>
          <table:table-cell table:style-name="ce22" table:formula="of:=AVERAGE([.B9:.K9])" office:value-type="percentage" office:value="1" calcext:value-type="percentage">
            <text:p>100,000%</text:p>
          </table:table-cell>
          <table:table-cell table:style-name="ce79" table:formula="of:=STDEV([.B9:.K9])" office:value-type="percentage" office:value="0" calcext:value-type="percentage">
            <text:p>0,00%</text:p>
          </table:table-cell>
          <table:table-cell table:formula="of:=COUNTIF([.B9:.K9]; &quot;&lt;0,05&quot;)" office:value-type="float" office:value="0" calcext:value-type="float">
            <text:p>0</text:p>
          </table:table-cell>
          <table:table-cell/>
          <table:table-cell table:style-name="ce43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8" office:value-type="string" calcext:value-type="string">
            <text:p>Goiais</text:p>
          </table:table-cell>
          <table:table-cell table:style-name="ce25" table:formula="of:=ABS([$Registrado.B10]-[$Previsto.B10])/[$Registrado.B10]" office:value-type="percentage" office:value="1" calcext:value-type="percentage">
            <text:p>100,000%</text:p>
          </table:table-cell>
          <table:table-cell table:style-name="ce25" table:formula="of:=ABS([$Registrado.C10]-[$Previsto.C10])/[$Registrado.C10]" office:value-type="percentage" office:value="1" calcext:value-type="percentage">
            <text:p>100,000%</text:p>
          </table:table-cell>
          <table:table-cell table:style-name="ce25" table:formula="of:=ABS([$Registrado.D10]-[$Previsto.D10])/[$Registrado.D10]" office:value-type="percentage" office:value="1" calcext:value-type="percentage">
            <text:p>100,000%</text:p>
          </table:table-cell>
          <table:table-cell table:style-name="ce25" table:formula="of:=ABS([$Registrado.E10]-[$Previsto.E10])/[$Registrado.E10]" office:value-type="percentage" office:value="1" calcext:value-type="percentage">
            <text:p>100,000%</text:p>
          </table:table-cell>
          <table:table-cell table:style-name="ce25" table:formula="of:=ABS([$Registrado.F10]-[$Previsto.F10])/[$Registrado.F10]" office:value-type="percentage" office:value="1" calcext:value-type="percentage">
            <text:p>100,000%</text:p>
          </table:table-cell>
          <table:table-cell table:style-name="ce25" table:formula="of:=ABS([$Registrado.G10]-[$Previsto.G10])/[$Registrado.G10]" office:value-type="percentage" office:value="1" calcext:value-type="percentage">
            <text:p>100,000%</text:p>
          </table:table-cell>
          <table:table-cell table:style-name="ce25" table:formula="of:=ABS([$Registrado.H10]-[$Previsto.H10])/[$Registrado.H10]" office:value-type="percentage" office:value="1" calcext:value-type="percentage">
            <text:p>100,000%</text:p>
          </table:table-cell>
          <table:table-cell table:style-name="ce25" table:formula="of:=ABS([$Registrado.I10]-[$Previsto.I10])/[$Registrado.I10]" office:value-type="percentage" office:value="1" calcext:value-type="percentage">
            <text:p>100,000%</text:p>
          </table:table-cell>
          <table:table-cell table:style-name="ce25" table:formula="of:=ABS([$Registrado.J10]-[$Previsto.J10])/[$Registrado.J10]" office:value-type="percentage" office:value="1" calcext:value-type="percentage">
            <text:p>100,000%</text:p>
          </table:table-cell>
          <table:table-cell table:style-name="ce25" table:formula="of:=ABS([$Registrado.K10]-[$Previsto.K10])/[$Registrado.K10]" office:value-type="percentage" office:value="1" calcext:value-type="percentage">
            <text:p>100,000%</text:p>
          </table:table-cell>
          <table:table-cell table:style-name="ce22" table:formula="of:=AVERAGE([.B10:.K10])" office:value-type="percentage" office:value="1" calcext:value-type="percentage">
            <text:p>100,000%</text:p>
          </table:table-cell>
          <table:table-cell table:style-name="ce79" table:formula="of:=STDEV([.B10:.K10])" office:value-type="percentage" office:value="0" calcext:value-type="percentage">
            <text:p>0,00%</text:p>
          </table:table-cell>
          <table:table-cell table:formula="of:=COUNTIF([.B10:.K10]; &quot;&lt;0,05&quot;)" office:value-type="float" office:value="0" calcext:value-type="float">
            <text:p>0</text:p>
          </table:table-cell>
          <table:table-cell/>
          <table:table-cell table:style-name="ce43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8" office:value-type="string" calcext:value-type="string">
            <text:p>Maranhão</text:p>
          </table:table-cell>
          <table:table-cell table:style-name="ce25" table:formula="of:=ABS([$Registrado.B11]-[$Previsto.B11])/[$Registrado.B11]" office:value-type="percentage" office:value="1" calcext:value-type="percentage">
            <text:p>100,000%</text:p>
          </table:table-cell>
          <table:table-cell table:style-name="ce25" table:formula="of:=ABS([$Registrado.C11]-[$Previsto.C11])/[$Registrado.C11]" office:value-type="percentage" office:value="1" calcext:value-type="percentage">
            <text:p>100,000%</text:p>
          </table:table-cell>
          <table:table-cell table:style-name="ce25" table:formula="of:=ABS([$Registrado.D11]-[$Previsto.D11])/[$Registrado.D11]" office:value-type="percentage" office:value="1" calcext:value-type="percentage">
            <text:p>100,000%</text:p>
          </table:table-cell>
          <table:table-cell table:style-name="ce25" table:formula="of:=ABS([$Registrado.E11]-[$Previsto.E11])/[$Registrado.E11]" office:value-type="percentage" office:value="1" calcext:value-type="percentage">
            <text:p>100,000%</text:p>
          </table:table-cell>
          <table:table-cell table:style-name="ce25" table:formula="of:=ABS([$Registrado.F11]-[$Previsto.F11])/[$Registrado.F11]" office:value-type="percentage" office:value="1" calcext:value-type="percentage">
            <text:p>100,000%</text:p>
          </table:table-cell>
          <table:table-cell table:style-name="ce25" table:formula="of:=ABS([$Registrado.G11]-[$Previsto.G11])/[$Registrado.G11]" office:value-type="percentage" office:value="1" calcext:value-type="percentage">
            <text:p>100,000%</text:p>
          </table:table-cell>
          <table:table-cell table:style-name="ce25" table:formula="of:=ABS([$Registrado.H11]-[$Previsto.H11])/[$Registrado.H11]" office:value-type="percentage" office:value="1" calcext:value-type="percentage">
            <text:p>100,000%</text:p>
          </table:table-cell>
          <table:table-cell table:style-name="ce25" table:formula="of:=ABS([$Registrado.I11]-[$Previsto.I11])/[$Registrado.I11]" office:value-type="percentage" office:value="1" calcext:value-type="percentage">
            <text:p>100,000%</text:p>
          </table:table-cell>
          <table:table-cell table:style-name="ce25" table:formula="of:=ABS([$Registrado.J11]-[$Previsto.J11])/[$Registrado.J11]" office:value-type="percentage" office:value="1" calcext:value-type="percentage">
            <text:p>100,000%</text:p>
          </table:table-cell>
          <table:table-cell table:style-name="ce25" table:formula="of:=ABS([$Registrado.K11]-[$Previsto.K11])/[$Registrado.K11]" office:value-type="percentage" office:value="1" calcext:value-type="percentage">
            <text:p>100,000%</text:p>
          </table:table-cell>
          <table:table-cell table:style-name="ce22" table:formula="of:=AVERAGE([.B11:.K11])" office:value-type="percentage" office:value="1" calcext:value-type="percentage">
            <text:p>100,000%</text:p>
          </table:table-cell>
          <table:table-cell table:style-name="ce79" table:formula="of:=STDEV([.B11:.K11])" office:value-type="percentage" office:value="0" calcext:value-type="percentage">
            <text:p>0,00%</text:p>
          </table:table-cell>
          <table:table-cell table:formula="of:=COUNTIF([.B11:.K11]; &quot;&lt;0,05&quot;)" office:value-type="float" office:value="0" calcext:value-type="float">
            <text:p>0</text:p>
          </table:table-cell>
          <table:table-cell/>
          <table:table-cell table:style-name="ce43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8" office:value-type="string" calcext:value-type="string">
            <text:p>Mato Grosso</text:p>
          </table:table-cell>
          <table:table-cell table:style-name="ce25" table:formula="of:=ABS([$Registrado.B12]-[$Previsto.B12])/[$Registrado.B12]" office:value-type="percentage" office:value="1" calcext:value-type="percentage">
            <text:p>100,000%</text:p>
          </table:table-cell>
          <table:table-cell table:style-name="ce25" table:formula="of:=ABS([$Registrado.C12]-[$Previsto.C12])/[$Registrado.C12]" office:value-type="percentage" office:value="1" calcext:value-type="percentage">
            <text:p>100,000%</text:p>
          </table:table-cell>
          <table:table-cell table:style-name="ce25" table:formula="of:=ABS([$Registrado.D12]-[$Previsto.D12])/[$Registrado.D12]" office:value-type="percentage" office:value="1" calcext:value-type="percentage">
            <text:p>100,000%</text:p>
          </table:table-cell>
          <table:table-cell table:style-name="ce25" table:formula="of:=ABS([$Registrado.E12]-[$Previsto.E12])/[$Registrado.E12]" office:value-type="percentage" office:value="1" calcext:value-type="percentage">
            <text:p>100,000%</text:p>
          </table:table-cell>
          <table:table-cell table:style-name="ce25" table:formula="of:=ABS([$Registrado.F12]-[$Previsto.F12])/[$Registrado.F12]" office:value-type="percentage" office:value="1" calcext:value-type="percentage">
            <text:p>100,000%</text:p>
          </table:table-cell>
          <table:table-cell table:style-name="ce25" table:formula="of:=ABS([$Registrado.G12]-[$Previsto.G12])/[$Registrado.G12]" office:value-type="percentage" office:value="1" calcext:value-type="percentage">
            <text:p>100,000%</text:p>
          </table:table-cell>
          <table:table-cell table:style-name="ce25" table:formula="of:=ABS([$Registrado.H12]-[$Previsto.H12])/[$Registrado.H12]" office:value-type="percentage" office:value="1" calcext:value-type="percentage">
            <text:p>100,000%</text:p>
          </table:table-cell>
          <table:table-cell table:style-name="ce25" table:formula="of:=ABS([$Registrado.I12]-[$Previsto.I12])/[$Registrado.I12]" office:value-type="percentage" office:value="1" calcext:value-type="percentage">
            <text:p>100,000%</text:p>
          </table:table-cell>
          <table:table-cell table:style-name="ce25" table:formula="of:=ABS([$Registrado.J12]-[$Previsto.J12])/[$Registrado.J12]" office:value-type="percentage" office:value="1" calcext:value-type="percentage">
            <text:p>100,000%</text:p>
          </table:table-cell>
          <table:table-cell table:style-name="ce25" table:formula="of:=ABS([$Registrado.K12]-[$Previsto.K12])/[$Registrado.K12]" office:value-type="percentage" office:value="1" calcext:value-type="percentage">
            <text:p>100,000%</text:p>
          </table:table-cell>
          <table:table-cell table:style-name="ce22" table:formula="of:=AVERAGE([.B12:.K12])" office:value-type="percentage" office:value="1" calcext:value-type="percentage">
            <text:p>100,000%</text:p>
          </table:table-cell>
          <table:table-cell table:style-name="ce79" table:formula="of:=STDEV([.B12:.K12])" office:value-type="percentage" office:value="0" calcext:value-type="percentage">
            <text:p>0,00%</text:p>
          </table:table-cell>
          <table:table-cell table:formula="of:=COUNTIF([.B12:.K12]; &quot;&lt;0,05&quot;)" office:value-type="float" office:value="0" calcext:value-type="float">
            <text:p>0</text:p>
          </table:table-cell>
          <table:table-cell/>
          <table:table-cell table:style-name="ce43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8" office:value-type="string" calcext:value-type="string">
            <text:p>Mato Grosso do Sul</text:p>
          </table:table-cell>
          <table:table-cell table:style-name="ce25" table:formula="of:=ABS([$Registrado.B13]-[$Previsto.B13])/[$Registrado.B13]" office:value-type="percentage" office:value="1" calcext:value-type="percentage">
            <text:p>100,000%</text:p>
          </table:table-cell>
          <table:table-cell table:style-name="ce25" table:formula="of:=ABS([$Registrado.C13]-[$Previsto.C13])/[$Registrado.C13]" office:value-type="percentage" office:value="1" calcext:value-type="percentage">
            <text:p>100,000%</text:p>
          </table:table-cell>
          <table:table-cell table:style-name="ce25" table:formula="of:=ABS([$Registrado.D13]-[$Previsto.D13])/[$Registrado.D13]" office:value-type="percentage" office:value="1" calcext:value-type="percentage">
            <text:p>100,000%</text:p>
          </table:table-cell>
          <table:table-cell table:style-name="ce25" table:formula="of:=ABS([$Registrado.E13]-[$Previsto.E13])/[$Registrado.E13]" office:value-type="percentage" office:value="1" calcext:value-type="percentage">
            <text:p>100,000%</text:p>
          </table:table-cell>
          <table:table-cell table:style-name="ce25" table:formula="of:=ABS([$Registrado.F13]-[$Previsto.F13])/[$Registrado.F13]" office:value-type="percentage" office:value="1" calcext:value-type="percentage">
            <text:p>100,000%</text:p>
          </table:table-cell>
          <table:table-cell table:style-name="ce25" table:formula="of:=ABS([$Registrado.G13]-[$Previsto.G13])/[$Registrado.G13]" office:value-type="percentage" office:value="1" calcext:value-type="percentage">
            <text:p>100,000%</text:p>
          </table:table-cell>
          <table:table-cell table:style-name="ce25" table:formula="of:=ABS([$Registrado.H13]-[$Previsto.H13])/[$Registrado.H13]" office:value-type="percentage" office:value="1" calcext:value-type="percentage">
            <text:p>100,000%</text:p>
          </table:table-cell>
          <table:table-cell table:style-name="ce25" table:formula="of:=ABS([$Registrado.I13]-[$Previsto.I13])/[$Registrado.I13]" office:value-type="percentage" office:value="1" calcext:value-type="percentage">
            <text:p>100,000%</text:p>
          </table:table-cell>
          <table:table-cell table:style-name="ce25" table:formula="of:=ABS([$Registrado.J13]-[$Previsto.J13])/[$Registrado.J13]" office:value-type="percentage" office:value="1" calcext:value-type="percentage">
            <text:p>100,000%</text:p>
          </table:table-cell>
          <table:table-cell table:style-name="ce25" table:formula="of:=ABS([$Registrado.K13]-[$Previsto.K13])/[$Registrado.K13]" office:value-type="percentage" office:value="1" calcext:value-type="percentage">
            <text:p>100,000%</text:p>
          </table:table-cell>
          <table:table-cell table:style-name="ce22" table:formula="of:=AVERAGE([.B13:.K13])" office:value-type="percentage" office:value="1" calcext:value-type="percentage">
            <text:p>100,000%</text:p>
          </table:table-cell>
          <table:table-cell table:style-name="ce79" table:formula="of:=STDEV([.B13:.K13])" office:value-type="percentage" office:value="0" calcext:value-type="percentage">
            <text:p>0,00%</text:p>
          </table:table-cell>
          <table:table-cell table:formula="of:=COUNTIF([.B13:.K13]; &quot;&lt;0,05&quot;)" office:value-type="float" office:value="0" calcext:value-type="float">
            <text:p>0</text:p>
          </table:table-cell>
          <table:table-cell/>
          <table:table-cell table:style-name="ce43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8" office:value-type="string" calcext:value-type="string">
            <text:p>Minas Gerais</text:p>
          </table:table-cell>
          <table:table-cell table:style-name="ce25" table:formula="of:=ABS([$Registrado.B14]-[$Previsto.B14])/[$Registrado.B14]" office:value-type="percentage" office:value="1" calcext:value-type="percentage">
            <text:p>100,000%</text:p>
          </table:table-cell>
          <table:table-cell table:style-name="ce25" table:formula="of:=ABS([$Registrado.C14]-[$Previsto.C14])/[$Registrado.C14]" office:value-type="percentage" office:value="1" calcext:value-type="percentage">
            <text:p>100,000%</text:p>
          </table:table-cell>
          <table:table-cell table:style-name="ce25" table:formula="of:=ABS([$Registrado.D14]-[$Previsto.D14])/[$Registrado.D14]" office:value-type="percentage" office:value="1" calcext:value-type="percentage">
            <text:p>100,000%</text:p>
          </table:table-cell>
          <table:table-cell table:style-name="ce25" table:formula="of:=ABS([$Registrado.E14]-[$Previsto.E14])/[$Registrado.E14]" office:value-type="percentage" office:value="1" calcext:value-type="percentage">
            <text:p>100,000%</text:p>
          </table:table-cell>
          <table:table-cell table:style-name="ce25" table:formula="of:=ABS([$Registrado.F14]-[$Previsto.F14])/[$Registrado.F14]" office:value-type="percentage" office:value="1" calcext:value-type="percentage">
            <text:p>100,000%</text:p>
          </table:table-cell>
          <table:table-cell table:style-name="ce25" table:formula="of:=ABS([$Registrado.G14]-[$Previsto.G14])/[$Registrado.G14]" office:value-type="percentage" office:value="1" calcext:value-type="percentage">
            <text:p>100,000%</text:p>
          </table:table-cell>
          <table:table-cell table:style-name="ce25" table:formula="of:=ABS([$Registrado.H14]-[$Previsto.H14])/[$Registrado.H14]" office:value-type="percentage" office:value="1" calcext:value-type="percentage">
            <text:p>100,000%</text:p>
          </table:table-cell>
          <table:table-cell table:style-name="ce25" table:formula="of:=ABS([$Registrado.I14]-[$Previsto.I14])/[$Registrado.I14]" office:value-type="percentage" office:value="1" calcext:value-type="percentage">
            <text:p>100,000%</text:p>
          </table:table-cell>
          <table:table-cell table:style-name="ce25" table:formula="of:=ABS([$Registrado.J14]-[$Previsto.J14])/[$Registrado.J14]" office:value-type="percentage" office:value="1" calcext:value-type="percentage">
            <text:p>100,000%</text:p>
          </table:table-cell>
          <table:table-cell table:style-name="ce25" table:formula="of:=ABS([$Registrado.K14]-[$Previsto.K14])/[$Registrado.K14]" office:value-type="percentage" office:value="1" calcext:value-type="percentage">
            <text:p>100,000%</text:p>
          </table:table-cell>
          <table:table-cell table:style-name="ce22" table:formula="of:=AVERAGE([.B14:.K14])" office:value-type="percentage" office:value="1" calcext:value-type="percentage">
            <text:p>100,000%</text:p>
          </table:table-cell>
          <table:table-cell table:style-name="ce79" table:formula="of:=STDEV([.B14:.K14])" office:value-type="percentage" office:value="0" calcext:value-type="percentage">
            <text:p>0,00%</text:p>
          </table:table-cell>
          <table:table-cell table:formula="of:=COUNTIF([.B14:.K14]; &quot;&lt;0,05&quot;)" office:value-type="float" office:value="0" calcext:value-type="float">
            <text:p>0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8" office:value-type="string" calcext:value-type="string">
            <text:p>Pará</text:p>
          </table:table-cell>
          <table:table-cell table:style-name="ce25" table:formula="of:=ABS([$Registrado.B15]-[$Previsto.B15])/[$Registrado.B15]" office:value-type="percentage" office:value="1" calcext:value-type="percentage">
            <text:p>100,000%</text:p>
          </table:table-cell>
          <table:table-cell table:style-name="ce25" table:formula="of:=ABS([$Registrado.C15]-[$Previsto.C15])/[$Registrado.C15]" office:value-type="percentage" office:value="1" calcext:value-type="percentage">
            <text:p>100,000%</text:p>
          </table:table-cell>
          <table:table-cell table:style-name="ce25" table:formula="of:=ABS([$Registrado.D15]-[$Previsto.D15])/[$Registrado.D15]" office:value-type="percentage" office:value="1" calcext:value-type="percentage">
            <text:p>100,000%</text:p>
          </table:table-cell>
          <table:table-cell table:style-name="ce25" table:formula="of:=ABS([$Registrado.E15]-[$Previsto.E15])/[$Registrado.E15]" office:value-type="percentage" office:value="1" calcext:value-type="percentage">
            <text:p>100,000%</text:p>
          </table:table-cell>
          <table:table-cell table:style-name="ce25" table:formula="of:=ABS([$Registrado.F15]-[$Previsto.F15])/[$Registrado.F15]" office:value-type="percentage" office:value="1" calcext:value-type="percentage">
            <text:p>100,000%</text:p>
          </table:table-cell>
          <table:table-cell table:style-name="ce25" table:formula="of:=ABS([$Registrado.G15]-[$Previsto.G15])/[$Registrado.G15]" office:value-type="percentage" office:value="1" calcext:value-type="percentage">
            <text:p>100,000%</text:p>
          </table:table-cell>
          <table:table-cell table:style-name="ce25" table:formula="of:=ABS([$Registrado.H15]-[$Previsto.H15])/[$Registrado.H15]" office:value-type="percentage" office:value="1" calcext:value-type="percentage">
            <text:p>100,000%</text:p>
          </table:table-cell>
          <table:table-cell table:style-name="ce25" table:formula="of:=ABS([$Registrado.I15]-[$Previsto.I15])/[$Registrado.I15]" office:value-type="percentage" office:value="1" calcext:value-type="percentage">
            <text:p>100,000%</text:p>
          </table:table-cell>
          <table:table-cell table:style-name="ce25" table:formula="of:=ABS([$Registrado.J15]-[$Previsto.J15])/[$Registrado.J15]" office:value-type="percentage" office:value="1" calcext:value-type="percentage">
            <text:p>100,000%</text:p>
          </table:table-cell>
          <table:table-cell table:style-name="ce25" table:formula="of:=ABS([$Registrado.K15]-[$Previsto.K15])/[$Registrado.K15]" office:value-type="percentage" office:value="1" calcext:value-type="percentage">
            <text:p>100,000%</text:p>
          </table:table-cell>
          <table:table-cell table:style-name="ce22" table:formula="of:=AVERAGE([.B15:.K15])" office:value-type="percentage" office:value="1" calcext:value-type="percentage">
            <text:p>100,000%</text:p>
          </table:table-cell>
          <table:table-cell table:style-name="ce79" table:formula="of:=STDEV([.B15:.K15])" office:value-type="percentage" office:value="0" calcext:value-type="percentage">
            <text:p>0,00%</text:p>
          </table:table-cell>
          <table:table-cell table:formula="of:=COUNTIF([.B15:.K15]; &quot;&lt;0,05&quot;)" office:value-type="float" office:value="0" calcext:value-type="float">
            <text:p>0</text:p>
          </table:table-cell>
          <table:table-cell/>
          <table:table-cell table:style-name="ce43"/>
          <table:table-cell table:number-columns-repeated="16"/>
          <table:table-cell table:style-name="ce84" table:number-columns-repeated="991"/>
        </table:table-row>
        <table:table-row table:style-name="ro1">
          <table:table-cell table:style-name="ce18" office:value-type="string" calcext:value-type="string">
            <text:p>Paraíba</text:p>
          </table:table-cell>
          <table:table-cell table:style-name="ce25" table:formula="of:=ABS([$Registrado.B16]-[$Previsto.B16])/[$Registrado.B16]" office:value-type="percentage" office:value="1" calcext:value-type="percentage">
            <text:p>100,000%</text:p>
          </table:table-cell>
          <table:table-cell table:style-name="ce25" table:formula="of:=ABS([$Registrado.C16]-[$Previsto.C16])/[$Registrado.C16]" office:value-type="percentage" office:value="1" calcext:value-type="percentage">
            <text:p>100,000%</text:p>
          </table:table-cell>
          <table:table-cell table:style-name="ce25" table:formula="of:=ABS([$Registrado.D16]-[$Previsto.D16])/[$Registrado.D16]" office:value-type="percentage" office:value="1" calcext:value-type="percentage">
            <text:p>100,000%</text:p>
          </table:table-cell>
          <table:table-cell table:style-name="ce25" table:formula="of:=ABS([$Registrado.E16]-[$Previsto.E16])/[$Registrado.E16]" office:value-type="percentage" office:value="1" calcext:value-type="percentage">
            <text:p>100,000%</text:p>
          </table:table-cell>
          <table:table-cell table:style-name="ce25" table:formula="of:=ABS([$Registrado.F16]-[$Previsto.F16])/[$Registrado.F16]" office:value-type="percentage" office:value="1" calcext:value-type="percentage">
            <text:p>100,000%</text:p>
          </table:table-cell>
          <table:table-cell table:style-name="ce25" table:formula="of:=ABS([$Registrado.G16]-[$Previsto.G16])/[$Registrado.G16]" office:value-type="percentage" office:value="1" calcext:value-type="percentage">
            <text:p>100,000%</text:p>
          </table:table-cell>
          <table:table-cell table:style-name="ce25" table:formula="of:=ABS([$Registrado.H16]-[$Previsto.H16])/[$Registrado.H16]" office:value-type="percentage" office:value="1" calcext:value-type="percentage">
            <text:p>100,000%</text:p>
          </table:table-cell>
          <table:table-cell table:style-name="ce25" table:formula="of:=ABS([$Registrado.I16]-[$Previsto.I16])/[$Registrado.I16]" office:value-type="percentage" office:value="1" calcext:value-type="percentage">
            <text:p>100,000%</text:p>
          </table:table-cell>
          <table:table-cell table:style-name="ce25" table:formula="of:=ABS([$Registrado.J16]-[$Previsto.J16])/[$Registrado.J16]" office:value-type="percentage" office:value="1" calcext:value-type="percentage">
            <text:p>100,000%</text:p>
          </table:table-cell>
          <table:table-cell table:style-name="ce25" table:formula="of:=ABS([$Registrado.K16]-[$Previsto.K16])/[$Registrado.K16]" office:value-type="percentage" office:value="1" calcext:value-type="percentage">
            <text:p>100,000%</text:p>
          </table:table-cell>
          <table:table-cell table:style-name="ce22" table:formula="of:=AVERAGE([.B16:.K16])" office:value-type="percentage" office:value="1" calcext:value-type="percentage">
            <text:p>100,000%</text:p>
          </table:table-cell>
          <table:table-cell table:style-name="ce79" table:formula="of:=STDEV([.B16:.K16])" office:value-type="percentage" office:value="0" calcext:value-type="percentage">
            <text:p>0,00%</text:p>
          </table:table-cell>
          <table:table-cell table:formula="of:=COUNTIF([.B16:.K16]; &quot;&lt;0,05&quot;)" office:value-type="float" office:value="0" calcext:value-type="float">
            <text:p>0</text:p>
          </table:table-cell>
          <table:table-cell/>
          <table:table-cell table:style-name="ce43"/>
          <table:table-cell table:number-columns-repeated="16"/>
          <table:table-cell table:style-name="ce84" table:number-columns-repeated="991"/>
        </table:table-row>
        <table:table-row table:style-name="ro1">
          <table:table-cell table:style-name="ce18" office:value-type="string" calcext:value-type="string">
            <text:p>Paraná</text:p>
          </table:table-cell>
          <table:table-cell table:style-name="ce25" table:formula="of:=ABS([$Registrado.B17]-[$Previsto.B17])/[$Registrado.B17]" office:value-type="percentage" office:value="1" calcext:value-type="percentage">
            <text:p>100,000%</text:p>
          </table:table-cell>
          <table:table-cell table:style-name="ce25" table:formula="of:=ABS([$Registrado.C17]-[$Previsto.C17])/[$Registrado.C17]" office:value-type="percentage" office:value="1" calcext:value-type="percentage">
            <text:p>100,000%</text:p>
          </table:table-cell>
          <table:table-cell table:style-name="ce25" table:formula="of:=ABS([$Registrado.D17]-[$Previsto.D17])/[$Registrado.D17]" office:value-type="percentage" office:value="1" calcext:value-type="percentage">
            <text:p>100,000%</text:p>
          </table:table-cell>
          <table:table-cell table:style-name="ce25" table:formula="of:=ABS([$Registrado.E17]-[$Previsto.E17])/[$Registrado.E17]" office:value-type="percentage" office:value="1" calcext:value-type="percentage">
            <text:p>100,000%</text:p>
          </table:table-cell>
          <table:table-cell table:style-name="ce25" table:formula="of:=ABS([$Registrado.F17]-[$Previsto.F17])/[$Registrado.F17]" office:value-type="percentage" office:value="1" calcext:value-type="percentage">
            <text:p>100,000%</text:p>
          </table:table-cell>
          <table:table-cell table:style-name="ce25" table:formula="of:=ABS([$Registrado.G17]-[$Previsto.G17])/[$Registrado.G17]" office:value-type="percentage" office:value="1" calcext:value-type="percentage">
            <text:p>100,000%</text:p>
          </table:table-cell>
          <table:table-cell table:style-name="ce25" table:formula="of:=ABS([$Registrado.H17]-[$Previsto.H17])/[$Registrado.H17]" office:value-type="percentage" office:value="1" calcext:value-type="percentage">
            <text:p>100,000%</text:p>
          </table:table-cell>
          <table:table-cell table:style-name="ce25" table:formula="of:=ABS([$Registrado.I17]-[$Previsto.I17])/[$Registrado.I17]" office:value-type="percentage" office:value="1" calcext:value-type="percentage">
            <text:p>100,000%</text:p>
          </table:table-cell>
          <table:table-cell table:style-name="ce25" table:formula="of:=ABS([$Registrado.J17]-[$Previsto.J17])/[$Registrado.J17]" office:value-type="percentage" office:value="1" calcext:value-type="percentage">
            <text:p>100,000%</text:p>
          </table:table-cell>
          <table:table-cell table:style-name="ce25" table:formula="of:=ABS([$Registrado.K17]-[$Previsto.K17])/[$Registrado.K17]" office:value-type="percentage" office:value="1" calcext:value-type="percentage">
            <text:p>100,000%</text:p>
          </table:table-cell>
          <table:table-cell table:style-name="ce22" table:formula="of:=AVERAGE([.B17:.K17])" office:value-type="percentage" office:value="1" calcext:value-type="percentage">
            <text:p>100,000%</text:p>
          </table:table-cell>
          <table:table-cell table:style-name="ce79" table:formula="of:=STDEV([.B17:.K17])" office:value-type="percentage" office:value="0" calcext:value-type="percentage">
            <text:p>0,00%</text:p>
          </table:table-cell>
          <table:table-cell table:formula="of:=COUNTIF([.B17:.K17]; &quot;&lt;0,05&quot;)" office:value-type="float" office:value="0" calcext:value-type="float">
            <text:p>0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8" office:value-type="string" calcext:value-type="string">
            <text:p>Pernambuco</text:p>
          </table:table-cell>
          <table:table-cell table:style-name="ce25" table:formula="of:=ABS([$Registrado.B18]-[$Previsto.B18])/[$Registrado.B18]" office:value-type="percentage" office:value="1" calcext:value-type="percentage">
            <text:p>100,000%</text:p>
          </table:table-cell>
          <table:table-cell table:style-name="ce25" table:formula="of:=ABS([$Registrado.C18]-[$Previsto.C18])/[$Registrado.C18]" office:value-type="percentage" office:value="1" calcext:value-type="percentage">
            <text:p>100,000%</text:p>
          </table:table-cell>
          <table:table-cell table:style-name="ce25" table:formula="of:=ABS([$Registrado.D18]-[$Previsto.D18])/[$Registrado.D18]" office:value-type="percentage" office:value="1" calcext:value-type="percentage">
            <text:p>100,000%</text:p>
          </table:table-cell>
          <table:table-cell table:style-name="ce25" table:formula="of:=ABS([$Registrado.E18]-[$Previsto.E18])/[$Registrado.E18]" office:value-type="percentage" office:value="1" calcext:value-type="percentage">
            <text:p>100,000%</text:p>
          </table:table-cell>
          <table:table-cell table:style-name="ce25" table:formula="of:=ABS([$Registrado.F18]-[$Previsto.F18])/[$Registrado.F18]" office:value-type="percentage" office:value="1" calcext:value-type="percentage">
            <text:p>100,000%</text:p>
          </table:table-cell>
          <table:table-cell table:style-name="ce25" table:formula="of:=ABS([$Registrado.G18]-[$Previsto.G18])/[$Registrado.G18]" office:value-type="percentage" office:value="1" calcext:value-type="percentage">
            <text:p>100,000%</text:p>
          </table:table-cell>
          <table:table-cell table:style-name="ce25" table:formula="of:=ABS([$Registrado.H18]-[$Previsto.H18])/[$Registrado.H18]" office:value-type="percentage" office:value="1" calcext:value-type="percentage">
            <text:p>100,000%</text:p>
          </table:table-cell>
          <table:table-cell table:style-name="ce25" table:formula="of:=ABS([$Registrado.I18]-[$Previsto.I18])/[$Registrado.I18]" office:value-type="percentage" office:value="1" calcext:value-type="percentage">
            <text:p>100,000%</text:p>
          </table:table-cell>
          <table:table-cell table:style-name="ce25" table:formula="of:=ABS([$Registrado.J18]-[$Previsto.J18])/[$Registrado.J18]" office:value-type="percentage" office:value="1" calcext:value-type="percentage">
            <text:p>100,000%</text:p>
          </table:table-cell>
          <table:table-cell table:style-name="ce25" table:formula="of:=ABS([$Registrado.K18]-[$Previsto.K18])/[$Registrado.K18]" office:value-type="percentage" office:value="1" calcext:value-type="percentage">
            <text:p>100,000%</text:p>
          </table:table-cell>
          <table:table-cell table:style-name="ce22" table:formula="of:=AVERAGE([.B18:.K18])" office:value-type="percentage" office:value="1" calcext:value-type="percentage">
            <text:p>100,000%</text:p>
          </table:table-cell>
          <table:table-cell table:style-name="ce79" table:formula="of:=STDEV([.B18:.K18])" office:value-type="percentage" office:value="0" calcext:value-type="percentage">
            <text:p>0,00%</text:p>
          </table:table-cell>
          <table:table-cell table:formula="of:=COUNTIF([.B18:.K18]; &quot;&lt;0,05&quot;)" office:value-type="float" office:value="0" calcext:value-type="float">
            <text:p>0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8" office:value-type="string" calcext:value-type="string">
            <text:p>Piauí</text:p>
          </table:table-cell>
          <table:table-cell table:style-name="ce25" table:formula="of:=ABS([$Registrado.B19]-[$Previsto.B19])/[$Registrado.B19]" office:value-type="percentage" office:value="1" calcext:value-type="percentage">
            <text:p>100,000%</text:p>
          </table:table-cell>
          <table:table-cell table:style-name="ce25" table:formula="of:=ABS([$Registrado.C19]-[$Previsto.C19])/[$Registrado.C19]" office:value-type="percentage" office:value="1" calcext:value-type="percentage">
            <text:p>100,000%</text:p>
          </table:table-cell>
          <table:table-cell table:style-name="ce25" table:formula="of:=ABS([$Registrado.D19]-[$Previsto.D19])/[$Registrado.D19]" office:value-type="percentage" office:value="1" calcext:value-type="percentage">
            <text:p>100,000%</text:p>
          </table:table-cell>
          <table:table-cell table:style-name="ce25" table:formula="of:=ABS([$Registrado.E19]-[$Previsto.E19])/[$Registrado.E19]" office:value-type="percentage" office:value="1" calcext:value-type="percentage">
            <text:p>100,000%</text:p>
          </table:table-cell>
          <table:table-cell table:style-name="ce25" table:formula="of:=ABS([$Registrado.F19]-[$Previsto.F19])/[$Registrado.F19]" office:value-type="percentage" office:value="1" calcext:value-type="percentage">
            <text:p>100,000%</text:p>
          </table:table-cell>
          <table:table-cell table:style-name="ce25" table:formula="of:=ABS([$Registrado.G19]-[$Previsto.G19])/[$Registrado.G19]" office:value-type="percentage" office:value="1" calcext:value-type="percentage">
            <text:p>100,000%</text:p>
          </table:table-cell>
          <table:table-cell table:style-name="ce25" table:formula="of:=ABS([$Registrado.H19]-[$Previsto.H19])/[$Registrado.H19]" office:value-type="percentage" office:value="1" calcext:value-type="percentage">
            <text:p>100,000%</text:p>
          </table:table-cell>
          <table:table-cell table:style-name="ce25" table:formula="of:=ABS([$Registrado.I19]-[$Previsto.I19])/[$Registrado.I19]" office:value-type="percentage" office:value="1" calcext:value-type="percentage">
            <text:p>100,000%</text:p>
          </table:table-cell>
          <table:table-cell table:style-name="ce25" table:formula="of:=ABS([$Registrado.J19]-[$Previsto.J19])/[$Registrado.J19]" office:value-type="percentage" office:value="1" calcext:value-type="percentage">
            <text:p>100,000%</text:p>
          </table:table-cell>
          <table:table-cell table:style-name="ce25" table:formula="of:=ABS([$Registrado.K19]-[$Previsto.K19])/[$Registrado.K19]" office:value-type="percentage" office:value="1" calcext:value-type="percentage">
            <text:p>100,000%</text:p>
          </table:table-cell>
          <table:table-cell table:style-name="ce22" table:formula="of:=AVERAGE([.B19:.K19])" office:value-type="percentage" office:value="1" calcext:value-type="percentage">
            <text:p>100,000%</text:p>
          </table:table-cell>
          <table:table-cell table:style-name="ce79" table:formula="of:=STDEV([.B19:.K19])" office:value-type="percentage" office:value="0" calcext:value-type="percentage">
            <text:p>0,00%</text:p>
          </table:table-cell>
          <table:table-cell table:formula="of:=COUNTIF([.B19:.K19]; &quot;&lt;0,05&quot;)" office:value-type="float" office:value="0" calcext:value-type="float">
            <text:p>0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8" office:value-type="string" calcext:value-type="string">
            <text:p>Rio Grande do Sul</text:p>
          </table:table-cell>
          <table:table-cell table:style-name="ce25" table:formula="of:=ABS([$Registrado.B20]-[$Previsto.B20])/[$Registrado.B20]" office:value-type="percentage" office:value="1" calcext:value-type="percentage">
            <text:p>100,000%</text:p>
          </table:table-cell>
          <table:table-cell table:style-name="ce25" table:formula="of:=ABS([$Registrado.C20]-[$Previsto.C20])/[$Registrado.C20]" office:value-type="percentage" office:value="1" calcext:value-type="percentage">
            <text:p>100,000%</text:p>
          </table:table-cell>
          <table:table-cell table:style-name="ce25" table:formula="of:=ABS([$Registrado.D20]-[$Previsto.D20])/[$Registrado.D20]" office:value-type="percentage" office:value="1" calcext:value-type="percentage">
            <text:p>100,000%</text:p>
          </table:table-cell>
          <table:table-cell table:style-name="ce25" table:formula="of:=ABS([$Registrado.E20]-[$Previsto.E20])/[$Registrado.E20]" office:value-type="percentage" office:value="1" calcext:value-type="percentage">
            <text:p>100,000%</text:p>
          </table:table-cell>
          <table:table-cell table:style-name="ce25" table:formula="of:=ABS([$Registrado.F20]-[$Previsto.F20])/[$Registrado.F20]" office:value-type="percentage" office:value="1" calcext:value-type="percentage">
            <text:p>100,000%</text:p>
          </table:table-cell>
          <table:table-cell table:style-name="ce25" table:formula="of:=ABS([$Registrado.G20]-[$Previsto.G20])/[$Registrado.G20]" office:value-type="percentage" office:value="1" calcext:value-type="percentage">
            <text:p>100,000%</text:p>
          </table:table-cell>
          <table:table-cell table:style-name="ce25" table:formula="of:=ABS([$Registrado.H20]-[$Previsto.H20])/[$Registrado.H20]" office:value-type="percentage" office:value="1" calcext:value-type="percentage">
            <text:p>100,000%</text:p>
          </table:table-cell>
          <table:table-cell table:style-name="ce25" table:formula="of:=ABS([$Registrado.I20]-[$Previsto.I20])/[$Registrado.I20]" office:value-type="percentage" office:value="1" calcext:value-type="percentage">
            <text:p>100,000%</text:p>
          </table:table-cell>
          <table:table-cell table:style-name="ce25" table:formula="of:=ABS([$Registrado.J20]-[$Previsto.J20])/[$Registrado.J20]" office:value-type="percentage" office:value="1" calcext:value-type="percentage">
            <text:p>100,000%</text:p>
          </table:table-cell>
          <table:table-cell table:style-name="ce25" table:formula="of:=ABS([$Registrado.K20]-[$Previsto.K20])/[$Registrado.K20]" office:value-type="percentage" office:value="1" calcext:value-type="percentage">
            <text:p>100,000%</text:p>
          </table:table-cell>
          <table:table-cell table:style-name="ce22" table:formula="of:=AVERAGE([.B20:.K20])" office:value-type="percentage" office:value="1" calcext:value-type="percentage">
            <text:p>100,000%</text:p>
          </table:table-cell>
          <table:table-cell table:style-name="ce79" table:formula="of:=STDEV([.B20:.K20])" office:value-type="percentage" office:value="0" calcext:value-type="percentage">
            <text:p>0,00%</text:p>
          </table:table-cell>
          <table:table-cell table:formula="of:=COUNTIF([.B20:.K20]; &quot;&lt;0,05&quot;)" office:value-type="float" office:value="0" calcext:value-type="float">
            <text:p>0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8" office:value-type="string" calcext:value-type="string">
            <text:p>Rio de Janeiro</text:p>
          </table:table-cell>
          <table:table-cell table:style-name="ce25" table:formula="of:=ABS([$Registrado.B21]-[$Previsto.B21])/[$Registrado.B21]" office:value-type="percentage" office:value="1" calcext:value-type="percentage">
            <text:p>100,000%</text:p>
          </table:table-cell>
          <table:table-cell table:style-name="ce25" table:formula="of:=ABS([$Registrado.C21]-[$Previsto.C21])/[$Registrado.C21]" office:value-type="percentage" office:value="1" calcext:value-type="percentage">
            <text:p>100,000%</text:p>
          </table:table-cell>
          <table:table-cell table:style-name="ce25" table:formula="of:=ABS([$Registrado.D21]-[$Previsto.D21])/[$Registrado.D21]" office:value-type="percentage" office:value="1" calcext:value-type="percentage">
            <text:p>100,000%</text:p>
          </table:table-cell>
          <table:table-cell table:style-name="ce25" table:formula="of:=ABS([$Registrado.E21]-[$Previsto.E21])/[$Registrado.E21]" office:value-type="percentage" office:value="1" calcext:value-type="percentage">
            <text:p>100,000%</text:p>
          </table:table-cell>
          <table:table-cell table:style-name="ce25" table:formula="of:=ABS([$Registrado.F21]-[$Previsto.F21])/[$Registrado.F21]" office:value-type="percentage" office:value="1" calcext:value-type="percentage">
            <text:p>100,000%</text:p>
          </table:table-cell>
          <table:table-cell table:style-name="ce25" table:formula="of:=ABS([$Registrado.G21]-[$Previsto.G21])/[$Registrado.G21]" office:value-type="percentage" office:value="1" calcext:value-type="percentage">
            <text:p>100,000%</text:p>
          </table:table-cell>
          <table:table-cell table:style-name="ce25" table:formula="of:=ABS([$Registrado.H21]-[$Previsto.H21])/[$Registrado.H21]" office:value-type="percentage" office:value="1" calcext:value-type="percentage">
            <text:p>100,000%</text:p>
          </table:table-cell>
          <table:table-cell table:style-name="ce25" table:formula="of:=ABS([$Registrado.I21]-[$Previsto.I21])/[$Registrado.I21]" office:value-type="percentage" office:value="1" calcext:value-type="percentage">
            <text:p>100,000%</text:p>
          </table:table-cell>
          <table:table-cell table:style-name="ce25" table:formula="of:=ABS([$Registrado.J21]-[$Previsto.J21])/[$Registrado.J21]" office:value-type="percentage" office:value="1" calcext:value-type="percentage">
            <text:p>100,000%</text:p>
          </table:table-cell>
          <table:table-cell table:style-name="ce25" table:formula="of:=ABS([$Registrado.K21]-[$Previsto.K21])/[$Registrado.K21]" office:value-type="percentage" office:value="1" calcext:value-type="percentage">
            <text:p>100,000%</text:p>
          </table:table-cell>
          <table:table-cell table:style-name="ce22" table:formula="of:=AVERAGE([.B21:.K21])" office:value-type="percentage" office:value="1" calcext:value-type="percentage">
            <text:p>100,000%</text:p>
          </table:table-cell>
          <table:table-cell table:style-name="ce79" table:formula="of:=STDEV([.B21:.K21])" office:value-type="percentage" office:value="0" calcext:value-type="percentage">
            <text:p>0,00%</text:p>
          </table:table-cell>
          <table:table-cell table:formula="of:=COUNTIF([.B21:.K21]; &quot;&lt;0,05&quot;)" office:value-type="float" office:value="0" calcext:value-type="float">
            <text:p>0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8" office:value-type="string" calcext:value-type="string">
            <text:p>Rio Grande do Norte</text:p>
          </table:table-cell>
          <table:table-cell table:style-name="ce25" table:formula="of:=ABS([$Registrado.B22]-[$Previsto.B22])/[$Registrado.B22]" office:value-type="percentage" office:value="1" calcext:value-type="percentage">
            <text:p>100,000%</text:p>
          </table:table-cell>
          <table:table-cell table:style-name="ce25" table:formula="of:=ABS([$Registrado.C22]-[$Previsto.C22])/[$Registrado.C22]" office:value-type="percentage" office:value="1" calcext:value-type="percentage">
            <text:p>100,000%</text:p>
          </table:table-cell>
          <table:table-cell table:style-name="ce25" table:formula="of:=ABS([$Registrado.D22]-[$Previsto.D22])/[$Registrado.D22]" office:value-type="percentage" office:value="1" calcext:value-type="percentage">
            <text:p>100,000%</text:p>
          </table:table-cell>
          <table:table-cell table:style-name="ce25" table:formula="of:=ABS([$Registrado.E22]-[$Previsto.E22])/[$Registrado.E22]" office:value-type="percentage" office:value="1" calcext:value-type="percentage">
            <text:p>100,000%</text:p>
          </table:table-cell>
          <table:table-cell table:style-name="ce25" table:formula="of:=ABS([$Registrado.F22]-[$Previsto.F22])/[$Registrado.F22]" office:value-type="percentage" office:value="1" calcext:value-type="percentage">
            <text:p>100,000%</text:p>
          </table:table-cell>
          <table:table-cell table:style-name="ce25" table:formula="of:=ABS([$Registrado.G22]-[$Previsto.G22])/[$Registrado.G22]" office:value-type="percentage" office:value="1" calcext:value-type="percentage">
            <text:p>100,000%</text:p>
          </table:table-cell>
          <table:table-cell table:style-name="ce25" table:formula="of:=ABS([$Registrado.H22]-[$Previsto.H22])/[$Registrado.H22]" office:value-type="percentage" office:value="1" calcext:value-type="percentage">
            <text:p>100,000%</text:p>
          </table:table-cell>
          <table:table-cell table:style-name="ce25" table:formula="of:=ABS([$Registrado.I22]-[$Previsto.I22])/[$Registrado.I22]" office:value-type="percentage" office:value="1" calcext:value-type="percentage">
            <text:p>100,000%</text:p>
          </table:table-cell>
          <table:table-cell table:style-name="ce25" table:formula="of:=ABS([$Registrado.J22]-[$Previsto.J22])/[$Registrado.J22]" office:value-type="percentage" office:value="1" calcext:value-type="percentage">
            <text:p>100,000%</text:p>
          </table:table-cell>
          <table:table-cell table:style-name="ce25" table:formula="of:=ABS([$Registrado.K22]-[$Previsto.K22])/[$Registrado.K22]" office:value-type="percentage" office:value="1" calcext:value-type="percentage">
            <text:p>100,000%</text:p>
          </table:table-cell>
          <table:table-cell table:style-name="ce22" table:formula="of:=AVERAGE([.B22:.K22])" office:value-type="percentage" office:value="1" calcext:value-type="percentage">
            <text:p>100,000%</text:p>
          </table:table-cell>
          <table:table-cell table:style-name="ce79" table:formula="of:=STDEV([.B22:.K22])" office:value-type="percentage" office:value="0" calcext:value-type="percentage">
            <text:p>0,00%</text:p>
          </table:table-cell>
          <table:table-cell table:formula="of:=COUNTIF([.B22:.K22]; &quot;&lt;0,05&quot;)" office:value-type="float" office:value="0" calcext:value-type="float">
            <text:p>0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8" office:value-type="string" calcext:value-type="string">
            <text:p>Rondônia</text:p>
          </table:table-cell>
          <table:table-cell table:style-name="ce25" table:formula="of:=ABS([$Registrado.B23]-[$Previsto.B23])/[$Registrado.B23]" office:value-type="percentage" office:value="1" calcext:value-type="percentage">
            <text:p>100,000%</text:p>
          </table:table-cell>
          <table:table-cell table:style-name="ce25" table:formula="of:=ABS([$Registrado.C23]-[$Previsto.C23])/[$Registrado.C23]" office:value-type="percentage" office:value="1" calcext:value-type="percentage">
            <text:p>100,000%</text:p>
          </table:table-cell>
          <table:table-cell table:style-name="ce25" table:formula="of:=ABS([$Registrado.D23]-[$Previsto.D23])/[$Registrado.D23]" office:value-type="percentage" office:value="1" calcext:value-type="percentage">
            <text:p>100,000%</text:p>
          </table:table-cell>
          <table:table-cell table:style-name="ce25" table:formula="of:=ABS([$Registrado.E23]-[$Previsto.E23])/[$Registrado.E23]" office:value-type="percentage" office:value="1" calcext:value-type="percentage">
            <text:p>100,000%</text:p>
          </table:table-cell>
          <table:table-cell table:style-name="ce25" table:formula="of:=ABS([$Registrado.F23]-[$Previsto.F23])/[$Registrado.F23]" office:value-type="percentage" office:value="1" calcext:value-type="percentage">
            <text:p>100,000%</text:p>
          </table:table-cell>
          <table:table-cell table:style-name="ce25" table:formula="of:=ABS([$Registrado.G23]-[$Previsto.G23])/[$Registrado.G23]" office:value-type="percentage" office:value="1" calcext:value-type="percentage">
            <text:p>100,000%</text:p>
          </table:table-cell>
          <table:table-cell table:style-name="ce25" table:formula="of:=ABS([$Registrado.H23]-[$Previsto.H23])/[$Registrado.H23]" office:value-type="percentage" office:value="1" calcext:value-type="percentage">
            <text:p>100,000%</text:p>
          </table:table-cell>
          <table:table-cell table:style-name="ce25" table:formula="of:=ABS([$Registrado.I23]-[$Previsto.I23])/[$Registrado.I23]" office:value-type="percentage" office:value="1" calcext:value-type="percentage">
            <text:p>100,000%</text:p>
          </table:table-cell>
          <table:table-cell table:style-name="ce25" table:formula="of:=ABS([$Registrado.J23]-[$Previsto.J23])/[$Registrado.J23]" office:value-type="percentage" office:value="1" calcext:value-type="percentage">
            <text:p>100,000%</text:p>
          </table:table-cell>
          <table:table-cell table:style-name="ce25" table:formula="of:=ABS([$Registrado.K23]-[$Previsto.K23])/[$Registrado.K23]" office:value-type="percentage" office:value="1" calcext:value-type="percentage">
            <text:p>100,000%</text:p>
          </table:table-cell>
          <table:table-cell table:style-name="ce22" table:formula="of:=AVERAGE([.B23:.K23])" office:value-type="percentage" office:value="1" calcext:value-type="percentage">
            <text:p>100,000%</text:p>
          </table:table-cell>
          <table:table-cell table:style-name="ce79" table:formula="of:=STDEV([.B23:.K23])" office:value-type="percentage" office:value="0" calcext:value-type="percentage">
            <text:p>0,00%</text:p>
          </table:table-cell>
          <table:table-cell table:formula="of:=COUNTIF([.B23:.K23]; &quot;&lt;0,05&quot;)" office:value-type="float" office:value="0" calcext:value-type="float">
            <text:p>0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8" office:value-type="string" calcext:value-type="string">
            <text:p>Roraima</text:p>
          </table:table-cell>
          <table:table-cell table:style-name="ce25" table:formula="of:=ABS([$Registrado.B24]-[$Previsto.B24])/[$Registrado.B24]" office:value-type="percentage" office:value="1" calcext:value-type="percentage">
            <text:p>100,000%</text:p>
          </table:table-cell>
          <table:table-cell table:style-name="ce25" table:formula="of:=ABS([$Registrado.C24]-[$Previsto.C24])/[$Registrado.C24]" office:value-type="percentage" office:value="1" calcext:value-type="percentage">
            <text:p>100,000%</text:p>
          </table:table-cell>
          <table:table-cell table:style-name="ce25" table:formula="of:=ABS([$Registrado.D24]-[$Previsto.D24])/[$Registrado.D24]" office:value-type="percentage" office:value="1" calcext:value-type="percentage">
            <text:p>100,000%</text:p>
          </table:table-cell>
          <table:table-cell table:style-name="ce25" table:formula="of:=ABS([$Registrado.E24]-[$Previsto.E24])/[$Registrado.E24]" office:value-type="percentage" office:value="1" calcext:value-type="percentage">
            <text:p>100,000%</text:p>
          </table:table-cell>
          <table:table-cell table:style-name="ce25" table:formula="of:=ABS([$Registrado.F24]-[$Previsto.F24])/[$Registrado.F24]" office:value-type="percentage" office:value="1" calcext:value-type="percentage">
            <text:p>100,000%</text:p>
          </table:table-cell>
          <table:table-cell table:style-name="ce25" table:formula="of:=ABS([$Registrado.G24]-[$Previsto.G24])/[$Registrado.G24]" office:value-type="percentage" office:value="1" calcext:value-type="percentage">
            <text:p>100,000%</text:p>
          </table:table-cell>
          <table:table-cell table:style-name="ce25" table:formula="of:=ABS([$Registrado.H24]-[$Previsto.H24])/[$Registrado.H24]" office:value-type="percentage" office:value="1" calcext:value-type="percentage">
            <text:p>100,000%</text:p>
          </table:table-cell>
          <table:table-cell table:style-name="ce25" table:formula="of:=ABS([$Registrado.I24]-[$Previsto.I24])/[$Registrado.I24]" office:value-type="percentage" office:value="1" calcext:value-type="percentage">
            <text:p>100,000%</text:p>
          </table:table-cell>
          <table:table-cell table:style-name="ce25" table:formula="of:=ABS([$Registrado.J24]-[$Previsto.J24])/[$Registrado.J24]" office:value-type="percentage" office:value="1" calcext:value-type="percentage">
            <text:p>100,000%</text:p>
          </table:table-cell>
          <table:table-cell table:style-name="ce25" table:formula="of:=ABS([$Registrado.K24]-[$Previsto.K24])/[$Registrado.K24]" office:value-type="percentage" office:value="1" calcext:value-type="percentage">
            <text:p>100,000%</text:p>
          </table:table-cell>
          <table:table-cell table:style-name="ce22" table:formula="of:=AVERAGE([.B24:.K24])" office:value-type="percentage" office:value="1" calcext:value-type="percentage">
            <text:p>100,000%</text:p>
          </table:table-cell>
          <table:table-cell table:style-name="ce79" table:formula="of:=STDEV([.B24:.K24])" office:value-type="percentage" office:value="0" calcext:value-type="percentage">
            <text:p>0,00%</text:p>
          </table:table-cell>
          <table:table-cell table:formula="of:=COUNTIF([.B24:.K24]; &quot;&lt;0,05&quot;)" office:value-type="float" office:value="0" calcext:value-type="float">
            <text:p>0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8" office:value-type="string" calcext:value-type="string">
            <text:p>Santa Catarina</text:p>
          </table:table-cell>
          <table:table-cell table:style-name="ce25" table:formula="of:=ABS([$Registrado.B25]-[$Previsto.B25])/[$Registrado.B25]" office:value-type="percentage" office:value="1" calcext:value-type="percentage">
            <text:p>100,000%</text:p>
          </table:table-cell>
          <table:table-cell table:style-name="ce25" table:formula="of:=ABS([$Registrado.C25]-[$Previsto.C25])/[$Registrado.C25]" office:value-type="percentage" office:value="1" calcext:value-type="percentage">
            <text:p>100,000%</text:p>
          </table:table-cell>
          <table:table-cell table:style-name="ce25" table:formula="of:=ABS([$Registrado.D25]-[$Previsto.D25])/[$Registrado.D25]" office:value-type="percentage" office:value="1" calcext:value-type="percentage">
            <text:p>100,000%</text:p>
          </table:table-cell>
          <table:table-cell table:style-name="ce25" table:formula="of:=ABS([$Registrado.E25]-[$Previsto.E25])/[$Registrado.E25]" office:value-type="percentage" office:value="1" calcext:value-type="percentage">
            <text:p>100,000%</text:p>
          </table:table-cell>
          <table:table-cell table:style-name="ce25" table:formula="of:=ABS([$Registrado.F25]-[$Previsto.F25])/[$Registrado.F25]" office:value-type="percentage" office:value="1" calcext:value-type="percentage">
            <text:p>100,000%</text:p>
          </table:table-cell>
          <table:table-cell table:style-name="ce25" table:formula="of:=ABS([$Registrado.G25]-[$Previsto.G25])/[$Registrado.G25]" office:value-type="percentage" office:value="1" calcext:value-type="percentage">
            <text:p>100,000%</text:p>
          </table:table-cell>
          <table:table-cell table:style-name="ce25" table:formula="of:=ABS([$Registrado.H25]-[$Previsto.H25])/[$Registrado.H25]" office:value-type="percentage" office:value="1" calcext:value-type="percentage">
            <text:p>100,000%</text:p>
          </table:table-cell>
          <table:table-cell table:style-name="ce25" table:formula="of:=ABS([$Registrado.I25]-[$Previsto.I25])/[$Registrado.I25]" office:value-type="percentage" office:value="1" calcext:value-type="percentage">
            <text:p>100,000%</text:p>
          </table:table-cell>
          <table:table-cell table:style-name="ce25" table:formula="of:=ABS([$Registrado.J25]-[$Previsto.J25])/[$Registrado.J25]" office:value-type="percentage" office:value="1" calcext:value-type="percentage">
            <text:p>100,000%</text:p>
          </table:table-cell>
          <table:table-cell table:style-name="ce25" table:formula="of:=ABS([$Registrado.K25]-[$Previsto.K25])/[$Registrado.K25]" office:value-type="percentage" office:value="1" calcext:value-type="percentage">
            <text:p>100,000%</text:p>
          </table:table-cell>
          <table:table-cell table:style-name="ce22" table:formula="of:=AVERAGE([.B25:.K25])" office:value-type="percentage" office:value="1" calcext:value-type="percentage">
            <text:p>100,000%</text:p>
          </table:table-cell>
          <table:table-cell table:style-name="ce79" table:formula="of:=STDEV([.B25:.K25])" office:value-type="percentage" office:value="0" calcext:value-type="percentage">
            <text:p>0,00%</text:p>
          </table:table-cell>
          <table:table-cell table:formula="of:=COUNTIF([.B25:.K25]; &quot;&lt;0,05&quot;)" office:value-type="float" office:value="0" calcext:value-type="float">
            <text:p>0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8" office:value-type="string" calcext:value-type="string">
            <text:p>São Paulo</text:p>
          </table:table-cell>
          <table:table-cell table:style-name="ce25" table:formula="of:=ABS([$Registrado.B26]-[$Previsto.B26])/[$Registrado.B26]" office:value-type="percentage" office:value="1" calcext:value-type="percentage">
            <text:p>100,000%</text:p>
          </table:table-cell>
          <table:table-cell table:style-name="ce25" table:formula="of:=ABS([$Registrado.C26]-[$Previsto.C26])/[$Registrado.C26]" office:value-type="percentage" office:value="1" calcext:value-type="percentage">
            <text:p>100,000%</text:p>
          </table:table-cell>
          <table:table-cell table:style-name="ce25" table:formula="of:=ABS([$Registrado.D26]-[$Previsto.D26])/[$Registrado.D26]" office:value-type="percentage" office:value="1" calcext:value-type="percentage">
            <text:p>100,000%</text:p>
          </table:table-cell>
          <table:table-cell table:style-name="ce25" table:formula="of:=ABS([$Registrado.E26]-[$Previsto.E26])/[$Registrado.E26]" office:value-type="percentage" office:value="1" calcext:value-type="percentage">
            <text:p>100,000%</text:p>
          </table:table-cell>
          <table:table-cell table:style-name="ce25" table:formula="of:=ABS([$Registrado.F26]-[$Previsto.F26])/[$Registrado.F26]" office:value-type="percentage" office:value="1" calcext:value-type="percentage">
            <text:p>100,000%</text:p>
          </table:table-cell>
          <table:table-cell table:style-name="ce25" table:formula="of:=ABS([$Registrado.G26]-[$Previsto.G26])/[$Registrado.G26]" office:value-type="percentage" office:value="1" calcext:value-type="percentage">
            <text:p>100,000%</text:p>
          </table:table-cell>
          <table:table-cell table:style-name="ce25" table:formula="of:=ABS([$Registrado.H26]-[$Previsto.H26])/[$Registrado.H26]" office:value-type="percentage" office:value="1" calcext:value-type="percentage">
            <text:p>100,000%</text:p>
          </table:table-cell>
          <table:table-cell table:style-name="ce25" table:formula="of:=ABS([$Registrado.I26]-[$Previsto.I26])/[$Registrado.I26]" office:value-type="percentage" office:value="1" calcext:value-type="percentage">
            <text:p>100,000%</text:p>
          </table:table-cell>
          <table:table-cell table:style-name="ce25" table:formula="of:=ABS([$Registrado.J26]-[$Previsto.J26])/[$Registrado.J26]" office:value-type="percentage" office:value="1" calcext:value-type="percentage">
            <text:p>100,000%</text:p>
          </table:table-cell>
          <table:table-cell table:style-name="ce25" table:formula="of:=ABS([$Registrado.K26]-[$Previsto.K26])/[$Registrado.K26]" office:value-type="percentage" office:value="1" calcext:value-type="percentage">
            <text:p>100,000%</text:p>
          </table:table-cell>
          <table:table-cell table:style-name="ce22" table:formula="of:=AVERAGE([.B26:.K26])" office:value-type="percentage" office:value="1" calcext:value-type="percentage">
            <text:p>100,000%</text:p>
          </table:table-cell>
          <table:table-cell table:style-name="ce79" table:formula="of:=STDEV([.B26:.K26])" office:value-type="percentage" office:value="0" calcext:value-type="percentage">
            <text:p>0,00%</text:p>
          </table:table-cell>
          <table:table-cell table:formula="of:=COUNTIF([.B26:.K26]; &quot;&lt;0,05&quot;)" office:value-type="float" office:value="0" calcext:value-type="float">
            <text:p>0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8" office:value-type="string" calcext:value-type="string">
            <text:p>Sergipe</text:p>
          </table:table-cell>
          <table:table-cell table:style-name="ce25" table:formula="of:=ABS([$Registrado.B27]-[$Previsto.B27])/[$Registrado.B27]" office:value-type="percentage" office:value="1" calcext:value-type="percentage">
            <text:p>100,000%</text:p>
          </table:table-cell>
          <table:table-cell table:style-name="ce25" table:formula="of:=ABS([$Registrado.C27]-[$Previsto.C27])/[$Registrado.C27]" office:value-type="percentage" office:value="1" calcext:value-type="percentage">
            <text:p>100,000%</text:p>
          </table:table-cell>
          <table:table-cell table:style-name="ce25" table:formula="of:=ABS([$Registrado.D27]-[$Previsto.D27])/[$Registrado.D27]" office:value-type="percentage" office:value="1" calcext:value-type="percentage">
            <text:p>100,000%</text:p>
          </table:table-cell>
          <table:table-cell table:style-name="ce25" table:formula="of:=ABS([$Registrado.E27]-[$Previsto.E27])/[$Registrado.E27]" office:value-type="percentage" office:value="1" calcext:value-type="percentage">
            <text:p>100,000%</text:p>
          </table:table-cell>
          <table:table-cell table:style-name="ce25" table:formula="of:=ABS([$Registrado.F27]-[$Previsto.F27])/[$Registrado.F27]" office:value-type="percentage" office:value="1" calcext:value-type="percentage">
            <text:p>100,000%</text:p>
          </table:table-cell>
          <table:table-cell table:style-name="ce25" table:formula="of:=ABS([$Registrado.G27]-[$Previsto.G27])/[$Registrado.G27]" office:value-type="percentage" office:value="1" calcext:value-type="percentage">
            <text:p>100,000%</text:p>
          </table:table-cell>
          <table:table-cell table:style-name="ce25" table:formula="of:=ABS([$Registrado.H27]-[$Previsto.H27])/[$Registrado.H27]" office:value-type="percentage" office:value="1" calcext:value-type="percentage">
            <text:p>100,000%</text:p>
          </table:table-cell>
          <table:table-cell table:style-name="ce25" table:formula="of:=ABS([$Registrado.I27]-[$Previsto.I27])/[$Registrado.I27]" office:value-type="percentage" office:value="1" calcext:value-type="percentage">
            <text:p>100,000%</text:p>
          </table:table-cell>
          <table:table-cell table:style-name="ce25" table:formula="of:=ABS([$Registrado.J27]-[$Previsto.J27])/[$Registrado.J27]" office:value-type="percentage" office:value="1" calcext:value-type="percentage">
            <text:p>100,000%</text:p>
          </table:table-cell>
          <table:table-cell table:style-name="ce25" table:formula="of:=ABS([$Registrado.K27]-[$Previsto.K27])/[$Registrado.K27]" office:value-type="percentage" office:value="1" calcext:value-type="percentage">
            <text:p>100,000%</text:p>
          </table:table-cell>
          <table:table-cell table:style-name="ce22" table:formula="of:=AVERAGE([.B27:.K27])" office:value-type="percentage" office:value="1" calcext:value-type="percentage">
            <text:p>100,000%</text:p>
          </table:table-cell>
          <table:table-cell table:style-name="ce79" table:formula="of:=STDEV([.B27:.K27])" office:value-type="percentage" office:value="0" calcext:value-type="percentage">
            <text:p>0,00%</text:p>
          </table:table-cell>
          <table:table-cell table:formula="of:=COUNTIF([.B27:.K27]; &quot;&lt;0,05&quot;)" office:value-type="float" office:value="0" calcext:value-type="float">
            <text:p>0</text:p>
          </table:table-cell>
          <table:table-cell/>
          <table:table-cell table:style-name="ce43"/>
          <table:table-cell table:number-columns-repeated="21"/>
          <table:table-cell table:style-name="ce84" table:number-columns-repeated="986"/>
        </table:table-row>
        <table:table-row table:style-name="ro1">
          <table:table-cell table:style-name="ce18" office:value-type="string" calcext:value-type="string">
            <text:p>Tocantins</text:p>
          </table:table-cell>
          <table:table-cell table:style-name="ce25" table:formula="of:=ABS([$Registrado.B28]-[$Previsto.B28])/[$Registrado.B28]" office:value-type="percentage" office:value="1" calcext:value-type="percentage">
            <text:p>100,000%</text:p>
          </table:table-cell>
          <table:table-cell table:style-name="ce25" table:formula="of:=ABS([$Registrado.C28]-[$Previsto.C28])/[$Registrado.C28]" office:value-type="percentage" office:value="1" calcext:value-type="percentage">
            <text:p>100,000%</text:p>
          </table:table-cell>
          <table:table-cell table:style-name="ce25" table:formula="of:=ABS([$Registrado.D28]-[$Previsto.D28])/[$Registrado.D28]" office:value-type="percentage" office:value="1" calcext:value-type="percentage">
            <text:p>100,000%</text:p>
          </table:table-cell>
          <table:table-cell table:style-name="ce25" table:formula="of:=ABS([$Registrado.E28]-[$Previsto.E28])/[$Registrado.E28]" office:value-type="percentage" office:value="1" calcext:value-type="percentage">
            <text:p>100,000%</text:p>
          </table:table-cell>
          <table:table-cell table:style-name="ce25" table:formula="of:=ABS([$Registrado.F28]-[$Previsto.F28])/[$Registrado.F28]" office:value-type="percentage" office:value="1" calcext:value-type="percentage">
            <text:p>100,000%</text:p>
          </table:table-cell>
          <table:table-cell table:style-name="ce25" table:formula="of:=ABS([$Registrado.G28]-[$Previsto.G28])/[$Registrado.G28]" office:value-type="percentage" office:value="1" calcext:value-type="percentage">
            <text:p>100,000%</text:p>
          </table:table-cell>
          <table:table-cell table:style-name="ce25" table:formula="of:=ABS([$Registrado.H28]-[$Previsto.H28])/[$Registrado.H28]" office:value-type="percentage" office:value="1" calcext:value-type="percentage">
            <text:p>100,000%</text:p>
          </table:table-cell>
          <table:table-cell table:style-name="ce25" table:formula="of:=ABS([$Registrado.I28]-[$Previsto.I28])/[$Registrado.I28]" office:value-type="percentage" office:value="1" calcext:value-type="percentage">
            <text:p>100,000%</text:p>
          </table:table-cell>
          <table:table-cell table:style-name="ce25" table:formula="of:=ABS([$Registrado.J28]-[$Previsto.J28])/[$Registrado.J28]" office:value-type="percentage" office:value="1" calcext:value-type="percentage">
            <text:p>100,000%</text:p>
          </table:table-cell>
          <table:table-cell table:style-name="ce25" table:formula="of:=ABS([$Registrado.K28]-[$Previsto.K28])/[$Registrado.K28]" office:value-type="percentage" office:value="1" calcext:value-type="percentage">
            <text:p>100,000%</text:p>
          </table:table-cell>
          <table:table-cell table:style-name="ce22" table:formula="of:=AVERAGE([.B28:.K28])" office:value-type="percentage" office:value="1" calcext:value-type="percentage">
            <text:p>100,000%</text:p>
          </table:table-cell>
          <table:table-cell table:style-name="ce79" table:formula="of:=STDEV([.B28:.K28])" office:value-type="percentage" office:value="0" calcext:value-type="percentage">
            <text:p>0,00%</text:p>
          </table:table-cell>
          <table:table-cell table:formula="of:=COUNTIF([.B28:.K28]; &quot;&lt;0,05&quot;)" office:value-type="float" office:value="0" calcext:value-type="float">
            <text:p>0</text:p>
          </table:table-cell>
          <table:table-cell/>
          <table:table-cell table:style-name="ce43"/>
          <table:table-cell table:number-columns-repeated="21"/>
          <table:table-cell table:style-name="ce84" table:number-columns-repeated="986"/>
        </table:table-row>
        <table:table-row table:style-name="ro3">
          <table:table-cell table:style-name="ce73"/>
          <table:table-cell table:style-name="ce77"/>
          <table:table-cell table:style-name="ce80"/>
          <table:table-cell/>
          <table:table-cell table:style-name="ce77" table:number-columns-repeated="2"/>
          <table:table-cell table:number-columns-repeated="1017"/>
        </table:table-row>
        <table:table-row table:style-name="ro3">
          <table:table-cell table:style-name="ce74" office:value-type="string" calcext:value-type="string">
            <text:p>Treinado com:</text:p>
          </table:table-cell>
          <table:table-cell table:style-name="ce78" office:value-type="string" calcext:value-type="string">
            <text:p>9 anos</text:p>
          </table:table-cell>
          <table:table-cell table:style-name="ce78" office:value-type="string" calcext:value-type="string">
            <text:p>10 anos</text:p>
          </table:table-cell>
          <table:table-cell table:style-name="ce78" office:value-type="string" calcext:value-type="string">
            <text:p>11 anos</text:p>
          </table:table-cell>
          <table:table-cell table:style-name="ce78" office:value-type="string" calcext:value-type="string">
            <text:p>12 anos</text:p>
          </table:table-cell>
          <table:table-cell table:style-name="ce78" office:value-type="string" calcext:value-type="string">
            <text:p>13 anos</text:p>
          </table:table-cell>
          <table:table-cell table:style-name="ce78" office:value-type="string" calcext:value-type="string">
            <text:p>14 anos</text:p>
          </table:table-cell>
          <table:table-cell table:style-name="ce78" office:value-type="string" calcext:value-type="string">
            <text:p>15 anos</text:p>
          </table:table-cell>
          <table:table-cell table:style-name="ce78" office:value-type="string" calcext:value-type="string">
            <text:p>16 anos</text:p>
          </table:table-cell>
          <table:table-cell table:style-name="ce78" office:value-type="string" calcext:value-type="string">
            <text:p>17 anos</text:p>
          </table:table-cell>
          <table:table-cell table:style-name="ce78" office:value-type="string" calcext:value-type="string">
            <text:p>18 anos</text:p>
          </table:table-cell>
          <table:table-cell table:style-name="ce78" office:value-type="string" calcext:value-type="string">
            <text:p>MEDIA</text:p>
          </table:table-cell>
          <table:table-cell table:style-name="ce78" office:value-type="string" calcext:value-type="string">
            <text:p>Total Desvio Padrão </text:p>
          </table:table-cell>
          <table:table-cell table:style-name="ce78" office:value-type="string" calcext:value-type="string">
            <text:p>Erro total ton. Brasil</text:p>
          </table:table-cell>
          <table:table-cell table:style-name="ce83" table:number-columns-repeated="1009"/>
        </table:table-row>
        <table:table-row table:style-name="ro4">
          <table:table-cell table:style-name="ce75" office:value-type="string" calcext:value-type="string">
            <text:p>Média (Ano)</text:p>
          </table:table-cell>
          <table:table-cell table:style-name="ce29" table:formula="of:=AVERAGE([.B2:.B28])" office:value-type="percentage" office:value="0.855000224749587" calcext:value-type="percentage">
            <text:p>85,50%</text:p>
          </table:table-cell>
          <table:table-cell table:style-name="ce29" table:formula="of:=AVERAGE([.C2:.C28])" office:value-type="percentage" office:value="0.84270902942561" calcext:value-type="percentage">
            <text:p>84,27%</text:p>
          </table:table-cell>
          <table:table-cell table:style-name="ce29" table:formula="of:=AVERAGE([.D2:.D28])" office:value-type="percentage" office:value="0.837756785747202" calcext:value-type="percentage">
            <text:p>83,78%</text:p>
          </table:table-cell>
          <table:table-cell table:style-name="ce29" table:formula="of:=AVERAGE([.E2:.E28])" office:value-type="percentage" office:value="0.839928045182124" calcext:value-type="percentage">
            <text:p>83,99%</text:p>
          </table:table-cell>
          <table:table-cell table:style-name="ce29" table:formula="of:=AVERAGE([.F2:.F28])" office:value-type="percentage" office:value="0.85921559502046" calcext:value-type="percentage">
            <text:p>85,92%</text:p>
          </table:table-cell>
          <table:table-cell table:style-name="ce29" table:formula="of:=AVERAGE([.G2:.G28])" office:value-type="percentage" office:value="0.876856625921192" calcext:value-type="percentage">
            <text:p>87,69%</text:p>
          </table:table-cell>
          <table:table-cell table:style-name="ce29" table:formula="of:=AVERAGE([.H2:.H28])" office:value-type="percentage" office:value="0.90123692701151" calcext:value-type="percentage">
            <text:p>90,12%</text:p>
          </table:table-cell>
          <table:table-cell table:style-name="ce29" table:formula="of:=AVERAGE([.I2:.I28])" office:value-type="percentage" office:value="0.86343680374619" calcext:value-type="percentage">
            <text:p>86,34%</text:p>
          </table:table-cell>
          <table:table-cell table:style-name="ce29" table:formula="of:=AVERAGE([.J2:.J28])" office:value-type="percentage" office:value="0.843535007543372" calcext:value-type="percentage">
            <text:p>84,35%</text:p>
          </table:table-cell>
          <table:table-cell table:style-name="ce29" table:formula="of:=AVERAGE([.K2:.K28])" office:value-type="percentage" office:value="0.847041264136339" calcext:value-type="percentage">
            <text:p>84,70%</text:p>
          </table:table-cell>
          <table:table-cell table:style-name="ce33" table:formula="of:=AVERAGE([.L2:.L28])" office:value-type="percentage" office:value="0.856671630848359" calcext:value-type="percentage">
            <text:p>85,667%</text:p>
          </table:table-cell>
          <table:table-cell table:style-name="ce29" table:formula="of:=AVERAGE([.C31:.L31])" office:value-type="percentage" office:value="0.856838771458236" calcext:value-type="percentage">
            <text:p>85,68%</text:p>
          </table:table-cell>
          <table:table-cell table:style-name="ce33" table:formula="of:=ABS(SUM([$Registrado.B2:.K28]) - SUM([$Previsto.B2:.K28]))/SUM([$Registrado.B2:.K28])" office:value-type="percentage" office:value="0.906007607710902" calcext:value-type="percentage">
            <text:p>90,601%</text:p>
          </table:table-cell>
          <table:table-cell table:style-name="ce83" table:number-columns-repeated="1009"/>
        </table:table-row>
        <table:table-row table:style-name="ro3">
          <table:table-cell table:style-name="ce73" office:value-type="string" calcext:value-type="string">
            <text:p>Desvio Padrão</text:p>
          </table:table-cell>
          <table:table-cell table:style-name="ce79" table:formula="of:=STDEV([.B2:.B28])" office:value-type="percentage" office:value="0.315474738862888" calcext:value-type="percentage">
            <text:p>31,55%</text:p>
          </table:table-cell>
          <table:table-cell table:style-name="ce79" table:formula="of:=STDEV([.C2:.C28])" office:value-type="percentage" office:value="0.338279427511575" calcext:value-type="percentage">
            <text:p>33,83%</text:p>
          </table:table-cell>
          <table:table-cell table:style-name="ce79" table:formula="of:=STDEV([.D2:.D28])" office:value-type="percentage" office:value="0.348228040488296" calcext:value-type="percentage">
            <text:p>34,82%</text:p>
          </table:table-cell>
          <table:table-cell table:style-name="ce79" table:formula="of:=STDEV([.E2:.E28])" office:value-type="percentage" office:value="0.344102205423795" calcext:value-type="percentage">
            <text:p>34,41%</text:p>
          </table:table-cell>
          <table:table-cell table:style-name="ce79" table:formula="of:=STDEV([.F2:.F28])" office:value-type="percentage" office:value="0.305120766637449" calcext:value-type="percentage">
            <text:p>30,51%</text:p>
          </table:table-cell>
          <table:table-cell table:style-name="ce79" table:formula="of:=STDEV([.G2:.G28])" office:value-type="percentage" office:value="0.29451005878987" calcext:value-type="percentage">
            <text:p>29,45%</text:p>
          </table:table-cell>
          <table:table-cell table:style-name="ce79" table:formula="of:=STDEV([.H2:.H28])" office:value-type="percentage" office:value="0.260901502209503" calcext:value-type="percentage">
            <text:p>26,09%</text:p>
          </table:table-cell>
          <table:table-cell table:style-name="ce79" table:formula="of:=STDEV([.I2:.I28])" office:value-type="percentage" office:value="0.300895622447558" calcext:value-type="percentage">
            <text:p>30,09%</text:p>
          </table:table-cell>
          <table:table-cell table:style-name="ce79" table:formula="of:=STDEV([.J2:.J28])" office:value-type="percentage" office:value="0.3362331400042" calcext:value-type="percentage">
            <text:p>33,62%</text:p>
          </table:table-cell>
          <table:table-cell table:style-name="ce79" table:formula="of:=STDEV([.K2:.K28])" office:value-type="percentage" office:value="0.33229311895736" calcext:value-type="percentage">
            <text:p>33,23%</text:p>
          </table:table-cell>
          <table:table-cell table:style-name="ce22" table:formula="of:=AVERAGE([.B32:.K32])" office:value-type="percentage" office:value="0.31760386213325" calcext:value-type="percentage">
            <text:p>31,760%</text:p>
          </table:table-cell>
          <table:table-cell table:style-name="ce83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&lt; 5%</text:p>
          </table:table-cell>
          <table:table-cell table:formula="of:=COUNTIF([.B2:.B28]; &quot;&lt;0,05&quot;)" office:value-type="float" office:value="0" calcext:value-type="float">
            <text:p>0</text:p>
          </table:table-cell>
          <table:table-cell table:style-name="Default" table:formula="of:=COUNTIF([.C2:.C28]; &quot;&lt;0,05&quot;)" office:value-type="float" office:value="1" calcext:value-type="float">
            <text:p>1</text:p>
          </table:table-cell>
          <table:table-cell table:style-name="Default" table:formula="of:=COUNTIF([.D2:.D28]; &quot;&lt;0,05&quot;)" office:value-type="float" office:value="1" calcext:value-type="float">
            <text:p>1</text:p>
          </table:table-cell>
          <table:table-cell table:formula="of:=COUNTIF([.E2:.E28]; &quot;&lt;0,05&quot;)" office:value-type="float" office:value="1" calcext:value-type="float">
            <text:p>1</text:p>
          </table:table-cell>
          <table:table-cell table:formula="of:=COUNTIF([.F2:.F28]; &quot;&lt;0,05&quot;)" office:value-type="float" office:value="0" calcext:value-type="float">
            <text:p>0</text:p>
          </table:table-cell>
          <table:table-cell table:formula="of:=COUNTIF([.G2:.G28]; &quot;&lt;0,05&quot;)" office:value-type="float" office:value="0" calcext:value-type="float">
            <text:p>0</text:p>
          </table:table-cell>
          <table:table-cell table:formula="of:=COUNTIF([.H2:.H28]; &quot;&lt;0,05&quot;)" office:value-type="float" office:value="0" calcext:value-type="float">
            <text:p>0</text:p>
          </table:table-cell>
          <table:table-cell table:formula="of:=COUNTIF([.I2:.I28]; &quot;&lt;0,05&quot;)" office:value-type="float" office:value="1" calcext:value-type="float">
            <text:p>1</text:p>
          </table:table-cell>
          <table:table-cell table:formula="of:=COUNTIF([.J2:.J28]; &quot;&lt;0,05&quot;)" office:value-type="float" office:value="1" calcext:value-type="float">
            <text:p>1</text:p>
          </table:table-cell>
          <table:table-cell table:formula="of:=COUNTIF([.K2:.K28]; &quot;&lt;0,05&quot;)" office:value-type="float" office:value="0" calcext:value-type="float">
            <text:p>0</text:p>
          </table:table-cell>
          <table:table-cell table:style-name="ce36" table:formula="of:=CONCATENATE(AVERAGE([.B33:.K33]); &quot;/27&quot;)" office:value-type="string" office:string-value="0,5/27" calcext:value-type="string">
            <text:p>0,5/27</text:p>
          </table:table-cell>
          <table:table-cell table:style-name="ce78" office:value-type="string" calcext:value-type="string">
            <text:p>Total &lt; 5%</text:p>
          </table:table-cell>
          <table:table-cell table:style-name="ce78" office:value-type="string" calcext:value-type="string">
            <text:p>Total % &lt; 5%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% do Erro Total Brasil</text:p>
          </table:table-cell>
          <table:table-cell table:style-name="ce29" table:formula="of:=ABS(SUM([$Registrado.B2:.B28]) - SUM([$Previsto.B2:.B28]))/SUM([$Registrado.B2:.B28])" office:value-type="percentage" office:value="0.920168604715292" calcext:value-type="percentage">
            <text:p>92,02%</text:p>
          </table:table-cell>
          <table:table-cell table:style-name="ce29" table:formula="of:=ABS(SUM([$Registrado.C2:.C28]) - SUM([$Previsto.C2:.C28]))/SUM([$Registrado.C2:.C28])" office:value-type="percentage" office:value="0.918685506803499" calcext:value-type="percentage">
            <text:p>91,87%</text:p>
          </table:table-cell>
          <table:table-cell table:style-name="ce29" table:formula="of:=ABS(SUM([$Registrado.D2:.D28]) - SUM([$Previsto.D2:.D28]))/SUM([$Registrado.D2:.D28])" office:value-type="percentage" office:value="0.912594968092394" calcext:value-type="percentage">
            <text:p>91,26%</text:p>
          </table:table-cell>
          <table:table-cell table:style-name="ce29" table:formula="of:=ABS(SUM([$Registrado.E2:.E28]) - SUM([$Previsto.E2:.E28]))/SUM([$Registrado.E2:.E28])" office:value-type="percentage" office:value="0.89410013311818" calcext:value-type="percentage">
            <text:p>89,41%</text:p>
          </table:table-cell>
          <table:table-cell table:style-name="ce29" table:formula="of:=ABS(SUM([$Registrado.F2:.F28]) - SUM([$Previsto.F2:.F28]))/SUM([$Registrado.F2:.F28])" office:value-type="percentage" office:value="0.884742359335361" calcext:value-type="percentage">
            <text:p>88,47%</text:p>
          </table:table-cell>
          <table:table-cell table:style-name="ce29" table:formula="of:=ABS(SUM([$Registrado.G2:.G28]) - SUM([$Previsto.G2:.G28]))/SUM([$Registrado.G2:.G28])" office:value-type="percentage" office:value="0.885556584704073" calcext:value-type="percentage">
            <text:p>88,56%</text:p>
          </table:table-cell>
          <table:table-cell table:style-name="ce29" table:formula="of:=ABS(SUM([$Registrado.H2:.H28]) - SUM([$Previsto.H2:.H28]))/SUM([$Registrado.H2:.H28])" office:value-type="percentage" office:value="0.891062745135864" calcext:value-type="percentage">
            <text:p>89,11%</text:p>
          </table:table-cell>
          <table:table-cell table:style-name="ce29" table:formula="of:=ABS(SUM([$Registrado.I2:.I28]) - SUM([$Previsto.I2:.I28]))/SUM([$Registrado.I2:.I28])" office:value-type="percentage" office:value="0.891992836988421" calcext:value-type="percentage">
            <text:p>89,20%</text:p>
          </table:table-cell>
          <table:table-cell table:style-name="ce29" table:formula="of:=ABS(SUM([$Registrado.J2:.J28]) - SUM([$Previsto.J2:.J28]))/SUM([$Registrado.J2:.J28])" office:value-type="percentage" office:value="0.918071323053035" calcext:value-type="percentage">
            <text:p>91,81%</text:p>
          </table:table-cell>
          <table:table-cell table:style-name="ce29" table:formula="of:=ABS(SUM([$Registrado.K2:.K28]) - SUM([$Previsto.K2:.K28]))/SUM([$Registrado.K2:.K28])" office:value-type="percentage" office:value="0.92667623860644" calcext:value-type="percentage">
            <text:p>92,67%</text:p>
          </table:table-cell>
          <table:table-cell table:style-name="ce33" table:formula="of:=AVERAGE([.B34:.K34])" office:value-type="percentage" office:value="0.904365130055256" calcext:value-type="percentage">
            <text:p>90,437%</text:p>
          </table:table-cell>
          <table:table-cell table:style-name="ce36" table:formula="of:=CONCATENATE(SUM([.B33:.K33]); &quot;/270&quot;)" office:value-type="string" office:string-value="5/270" calcext:value-type="string">
            <text:p>5/270</text:p>
          </table:table-cell>
          <table:table-cell table:style-name="ce22" table:formula="of:=SUM([.B33:.K33])/270" office:value-type="percentage" office:value="0.0185185185185185" calcext:value-type="percentage">
            <text:p>1,852%</text:p>
          </table:table-cell>
          <table:table-cell table:number-columns-repeated="4"/>
          <table:table-cell table:style-name="ce81"/>
          <table:table-cell table:style-name="ce75"/>
          <table:table-cell table:number-columns-repeated="1003"/>
        </table:table-row>
        <table:table-row table:style-name="ro1">
          <table:table-cell table:style-name="ce39" office:value-type="string" calcext:value-type="string">
            <text:p>Trabalho Final de Graduação - MAC0499 - Pedro Fernandes</text:p>
          </table:table-cell>
          <table:table-cell table:style-name="ce39" table:number-columns-repeated="6"/>
          <table:table-cell table:style-name="ce55" office:value-type="string" calcext:value-type="string" table:number-columns-spanned="2" table:number-rows-spanned="1">
            <text:p>Frente ao trabalho anterior</text:p>
          </table:table-cell>
          <table:covered-table-cell table:style-name="ce55"/>
          <table:table-cell table:style-name="ce58" table:formula="of:=AVERAGE([.G34:.I34])" office:value-type="percentage" office:value="0.889537388942786" calcext:value-type="percentage">
            <text:p>88,95%</text:p>
          </table:table-cell>
          <table:table-cell table:style-name="ce39" table:number-columns-repeated="4"/>
          <table:table-cell table:number-columns-repeated="1009"/>
        </table:table-row>
        <table:table-row table:style-name="ro1">
          <table:table-cell table:style-name="ce40" office:value-type="string" calcext:value-type="string">
            <text:p>"Métodos de Explicabilidade de Inteligência Artificial Usando Demanda de Cimento como Estudo de Caso."</text:p>
          </table:table-cell>
          <table:table-cell table:style-name="ce39" table:number-columns-repeated="6"/>
          <table:table-cell table:style-name="ce56" office:value-type="string" calcext:value-type="string">
            <text:p>2017-2019 Brasil</text:p>
          </table:table-cell>
          <table:table-cell table:style-name="ce57"/>
          <table:table-cell table:style-name="ce59"/>
          <table:table-cell table:style-name="ce39" table:number-columns-repeated="4"/>
          <table:table-cell table:number-columns-repeated="1009"/>
        </table:table-row>
        <table:table-row table:style-name="ro1">
          <table:table-cell table:style-name="ce41" office:value-type="string" calcext:value-type="string">
            <text:p><text:span text:style-name="T1">Orientador:</text:span> Dr. Marcelo Finger</text:p>
          </table:table-cell>
          <table:table-cell table:style-name="ce39" table:number-columns-repeated="13"/>
          <table:table-cell table:number-columns-repeated="1009"/>
        </table:table-row>
        <table:table-row table:style-name="ro3" table:number-rows-repeated="1048538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Porcentagem.B2:Porcentagem.K2">
            <calcext:condition calcext:apply-style-name="Untitled1" calcext:value="&lt;=5%" calcext:base-cell-address="Porcentagem.B2"/>
            <calcext:condition calcext:apply-style-name="AlmostThere" calcext:value="&lt;=10%" calcext:base-cell-address="Porcentagem.B2"/>
            <calcext:condition calcext:apply-style-name="Untitled2" calcext:value="&lt;=&lt;15%" calcext:base-cell-address="Porcentagem.B2"/>
            <calcext:condition calcext:apply-style-name="Cold" calcext:value="&gt;15%" calcext:base-cell-address="Porcentagem.B2"/>
          </calcext:conditional-format>
          <calcext:conditional-format calcext:target-range-address="Porcentagem.B2:Porcentagem.K28">
            <calcext:condition calcext:apply-style-name="Untitled1" calcext:value="&lt;=5%" calcext:base-cell-address="Porcentagem.B2"/>
            <calcext:condition calcext:apply-style-name="Cold" calcext:value="&gt;15%" calcext:base-cell-address="Porcentagem.B2"/>
            <calcext:condition calcext:apply-style-name="AlmostThere" calcext:value="&lt;=10%" calcext:base-cell-address="Porcentagem.B2"/>
            <calcext:condition calcext:apply-style-name="Untitled2" calcext:value="&lt;=15%" calcext:base-cell-address="Porcentagem.B2"/>
          </calcext:conditional-format>
        </calcext:conditional-formats>
      </table:table>
      <table:table table:name="Experimental" table:style-name="ta1">
        <table:table-column table:style-name="co8" table:default-cell-style-name="ce18"/>
        <table:table-column table:style-name="co2" table:number-columns-repeated="9" table:default-cell-style-name="ce70"/>
        <table:table-column table:style-name="co2" table:default-cell-style-name="ce22"/>
        <table:table-column table:style-name="co2" table:default-cell-style-name="ce79"/>
        <table:table-column table:style-name="co2" table:default-cell-style-name="Default"/>
        <table:table-row table:style-name="ro3">
          <table:table-cell table:style-name="ce72" office:value-type="string" calcext:value-type="string">
            <text:p>% do Erro Absoluto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MEDIA</text:p>
          </table:table-cell>
          <table:table-cell table:style-name="ce20" office:value-type="string" calcext:value-type="string">
            <text:p>Desvio Padrão </text:p>
          </table:table-cell>
          <table:table-cell table:style-name="ce20" office:value-type="string" calcext:value-type="string">
            <text:p>&lt; 5%</text:p>
          </table:table-cell>
        </table:table-row>
        <table:table-row table:style-name="ro1">
          <table:table-cell office:value-type="string" calcext:value-type="string">
            <text:p>Acre</text:p>
          </table:table-cell>
          <table:table-cell table:formula="of:=ABS([$Registrado.B2]-[$Previsto.C2])/[$Registrado.B2]" office:value-type="percentage" office:value="0.0444222854969048" calcext:value-type="percentage">
            <text:p>4,442%</text:p>
          </table:table-cell>
          <table:table-cell table:formula="of:=ABS([$Registrado.C2]-[$Previsto.D2])/[$Registrado.C2]" office:value-type="percentage" office:value="0.151142137221694" calcext:value-type="percentage">
            <text:p>15,114%</text:p>
          </table:table-cell>
          <table:table-cell table:formula="of:=ABS([$Registrado.D2]-[$Previsto.E2])/[$Registrado.D2]" office:value-type="percentage" office:value="0.0555299955156689" calcext:value-type="percentage">
            <text:p>5,553%</text:p>
          </table:table-cell>
          <table:table-cell table:formula="of:=ABS([$Registrado.E2]-[$Previsto.F2])/[$Registrado.E2]" office:value-type="percentage" office:value="0.0709108432462407" calcext:value-type="percentage">
            <text:p>7,091%</text:p>
          </table:table-cell>
          <table:table-cell table:formula="of:=ABS([$Registrado.F2]-[$Previsto.G2])/[$Registrado.F2]" office:value-type="percentage" office:value="0.0543722014855872" calcext:value-type="percentage">
            <text:p>5,437%</text:p>
          </table:table-cell>
          <table:table-cell table:formula="of:=ABS([$Registrado.G2]-[$Previsto.H2])/[$Registrado.G2]" office:value-type="percentage" office:value="0.146766251802433" calcext:value-type="percentage">
            <text:p>14,677%</text:p>
          </table:table-cell>
          <table:table-cell table:formula="of:=ABS([$Registrado.H2]-[$Previsto.I2])/[$Registrado.H2]" office:value-type="percentage" office:value="0.0527720987787164" calcext:value-type="percentage">
            <text:p>5,277%</text:p>
          </table:table-cell>
          <table:table-cell table:formula="of:=ABS([$Registrado.I2]-[$Previsto.J2])/[$Registrado.I2]" office:value-type="percentage" office:value="0.0236858359611196" calcext:value-type="percentage">
            <text:p>2,369%</text:p>
          </table:table-cell>
          <table:table-cell table:formula="of:=ABS([$Registrado.J2]-[$Previsto.K2])/[$Registrado.J2]" office:value-type="percentage" office:value="0.0214229946133582" calcext:value-type="percentage">
            <text:p>2,142%</text:p>
          </table:table-cell>
          <table:table-cell table:formula="of:=AVERAGE([.B2:.J2])" office:value-type="percentage" office:value="0.069002738235747" calcext:value-type="percentage">
            <text:p>6,900%</text:p>
          </table:table-cell>
          <table:table-cell table:formula="of:=STDEV([.B2:.J2])" office:value-type="percentage" office:value="0.0479300781395541" calcext:value-type="percentage">
            <text:p>4,79%</text:p>
          </table:table-cell>
          <table:table-cell table:formula="of:=COUNTIF([.B2:.J2]; &quot;&lt;0,05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agoas</text:p>
          </table:table-cell>
          <table:table-cell table:formula="of:=ABS([$Registrado.B3]-[$Previsto.C3])/[$Registrado.B3]" office:value-type="percentage" office:value="0.0985093458828878" calcext:value-type="percentage">
            <text:p>9,851%</text:p>
          </table:table-cell>
          <table:table-cell table:formula="of:=ABS([$Registrado.C3]-[$Previsto.D3])/[$Registrado.C3]" office:value-type="percentage" office:value="0.0742239772547781" calcext:value-type="percentage">
            <text:p>7,422%</text:p>
          </table:table-cell>
          <table:table-cell table:formula="of:=ABS([$Registrado.D3]-[$Previsto.E3])/[$Registrado.D3]" office:value-type="percentage" office:value="0.0655852048201602" calcext:value-type="percentage">
            <text:p>6,559%</text:p>
          </table:table-cell>
          <table:table-cell table:formula="of:=ABS([$Registrado.E3]-[$Previsto.F3])/[$Registrado.E3]" office:value-type="percentage" office:value="0.132762087830844" calcext:value-type="percentage">
            <text:p>13,276%</text:p>
          </table:table-cell>
          <table:table-cell table:formula="of:=ABS([$Registrado.F3]-[$Previsto.G3])/[$Registrado.F3]" office:value-type="percentage" office:value="0.26561032035738" calcext:value-type="percentage">
            <text:p>26,561%</text:p>
          </table:table-cell>
          <table:table-cell table:formula="of:=ABS([$Registrado.G3]-[$Previsto.H3])/[$Registrado.G3]" office:value-type="percentage" office:value="0.5047120794066" calcext:value-type="percentage">
            <text:p>50,471%</text:p>
          </table:table-cell>
          <table:table-cell table:formula="of:=ABS([$Registrado.H3]-[$Previsto.I3])/[$Registrado.H3]" office:value-type="percentage" office:value="0.563086652678104" calcext:value-type="percentage">
            <text:p>56,309%</text:p>
          </table:table-cell>
          <table:table-cell table:formula="of:=ABS([$Registrado.I3]-[$Previsto.J3])/[$Registrado.I3]" office:value-type="percentage" office:value="0.12935838061104" calcext:value-type="percentage">
            <text:p>12,936%</text:p>
          </table:table-cell>
          <table:table-cell table:formula="of:=ABS([$Registrado.J3]-[$Previsto.K3])/[$Registrado.J3]" office:value-type="percentage" office:value="0.418715035280724" calcext:value-type="percentage">
            <text:p>41,872%</text:p>
          </table:table-cell>
          <table:table-cell table:formula="of:=AVERAGE([.B3:.J3])" office:value-type="percentage" office:value="0.250284787124724" calcext:value-type="percentage">
            <text:p>25,028%</text:p>
          </table:table-cell>
          <table:table-cell table:formula="of:=STDEV([.B3:.J3])" office:value-type="percentage" office:value="0.196138912602665" calcext:value-type="percentage">
            <text:p>19,61%</text:p>
          </table:table-cell>
          <table:table-cell table:formula="of:=COUNTIF([.B3:.J3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pá</text:p>
          </table:table-cell>
          <table:table-cell table:formula="of:=ABS([$Registrado.B4]-[$Previsto.C4])/[$Registrado.B4]" office:value-type="percentage" office:value="0.240686274509804" calcext:value-type="percentage">
            <text:p>24,069%</text:p>
          </table:table-cell>
          <table:table-cell table:formula="of:=ABS([$Registrado.C4]-[$Previsto.D4])/[$Registrado.C4]" office:value-type="percentage" office:value="0.0367197697579825" calcext:value-type="percentage">
            <text:p>3,672%</text:p>
          </table:table-cell>
          <table:table-cell table:formula="of:=ABS([$Registrado.D4]-[$Previsto.E4])/[$Registrado.D4]" office:value-type="percentage" office:value="0.0599666436369876" calcext:value-type="percentage">
            <text:p>5,997%</text:p>
          </table:table-cell>
          <table:table-cell table:formula="of:=ABS([$Registrado.E4]-[$Previsto.F4])/[$Registrado.E4]" office:value-type="percentage" office:value="0.0612109921290057" calcext:value-type="percentage">
            <text:p>6,121%</text:p>
          </table:table-cell>
          <table:table-cell table:formula="of:=ABS([$Registrado.F4]-[$Previsto.G4])/[$Registrado.F4]" office:value-type="percentage" office:value="0.16536409949056" calcext:value-type="percentage">
            <text:p>16,536%</text:p>
          </table:table-cell>
          <table:table-cell table:formula="of:=ABS([$Registrado.G4]-[$Previsto.H4])/[$Registrado.G4]" office:value-type="percentage" office:value="0.233971011916665" calcext:value-type="percentage">
            <text:p>23,397%</text:p>
          </table:table-cell>
          <table:table-cell table:formula="of:=ABS([$Registrado.H4]-[$Previsto.I4])/[$Registrado.H4]" office:value-type="percentage" office:value="0.312427541812934" calcext:value-type="percentage">
            <text:p>31,243%</text:p>
          </table:table-cell>
          <table:table-cell table:formula="of:=ABS([$Registrado.I4]-[$Previsto.J4])/[$Registrado.I4]" office:value-type="percentage" office:value="0.33391592386374" calcext:value-type="percentage">
            <text:p>33,392%</text:p>
          </table:table-cell>
          <table:table-cell table:formula="of:=ABS([$Registrado.J4]-[$Previsto.K4])/[$Registrado.J4]" office:value-type="percentage" office:value="0.0965226964642796" calcext:value-type="percentage">
            <text:p>9,652%</text:p>
          </table:table-cell>
          <table:table-cell table:formula="of:=AVERAGE([.B4:.J4])" office:value-type="percentage" office:value="0.171198328175773" calcext:value-type="percentage">
            <text:p>17,120%</text:p>
          </table:table-cell>
          <table:table-cell table:formula="of:=STDEV([.B4:.J4])" office:value-type="percentage" office:value="0.113664178529775" calcext:value-type="percentage">
            <text:p>11,37%</text:p>
          </table:table-cell>
          <table:table-cell table:formula="of:=COUNTIF([.B4:.J4]; &quot;&lt;0,0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table:formula="of:=ABS([$Registrado.B5]-[$Previsto.C5])/[$Registrado.B5]" office:value-type="percentage" office:value="0.246084154494981" calcext:value-type="percentage">
            <text:p>24,608%</text:p>
          </table:table-cell>
          <table:table-cell table:formula="of:=ABS([$Registrado.C5]-[$Previsto.D5])/[$Registrado.C5]" office:value-type="percentage" office:value="0.0812140774797754" calcext:value-type="percentage">
            <text:p>8,121%</text:p>
          </table:table-cell>
          <table:table-cell table:formula="of:=ABS([$Registrado.D5]-[$Previsto.E5])/[$Registrado.D5]" office:value-type="percentage" office:value="0.213291911136687" calcext:value-type="percentage">
            <text:p>21,329%</text:p>
          </table:table-cell>
          <table:table-cell table:formula="of:=ABS([$Registrado.E5]-[$Previsto.F5])/[$Registrado.E5]" office:value-type="percentage" office:value="0.232432280446184" calcext:value-type="percentage">
            <text:p>23,243%</text:p>
          </table:table-cell>
          <table:table-cell table:formula="of:=ABS([$Registrado.F5]-[$Previsto.G5])/[$Registrado.F5]" office:value-type="percentage" office:value="0.0443014265873472" calcext:value-type="percentage">
            <text:p>4,430%</text:p>
          </table:table-cell>
          <table:table-cell table:formula="of:=ABS([$Registrado.G5]-[$Previsto.H5])/[$Registrado.G5]" office:value-type="percentage" office:value="0.0600587010394188" calcext:value-type="percentage">
            <text:p>6,006%</text:p>
          </table:table-cell>
          <table:table-cell table:formula="of:=ABS([$Registrado.H5]-[$Previsto.I5])/[$Registrado.H5]" office:value-type="percentage" office:value="1.24930820699246" calcext:value-type="percentage">
            <text:p>124,931%</text:p>
          </table:table-cell>
          <table:table-cell table:formula="of:=ABS([$Registrado.I5]-[$Previsto.J5])/[$Registrado.I5]" office:value-type="percentage" office:value="0.122247133719753" calcext:value-type="percentage">
            <text:p>12,225%</text:p>
          </table:table-cell>
          <table:table-cell table:formula="of:=ABS([$Registrado.J5]-[$Previsto.K5])/[$Registrado.J5]" office:value-type="percentage" office:value="0.0969612981253779" calcext:value-type="percentage">
            <text:p>9,696%</text:p>
          </table:table-cell>
          <table:table-cell table:formula="of:=AVERAGE([.B5:.J5])" office:value-type="percentage" office:value="0.260655465557999" calcext:value-type="percentage">
            <text:p>26,066%</text:p>
          </table:table-cell>
          <table:table-cell table:formula="of:=STDEV([.B5:.J5])" office:value-type="percentage" office:value="0.378465059708396" calcext:value-type="percentage">
            <text:p>37,85%</text:p>
          </table:table-cell>
          <table:table-cell table:formula="of:=COUNTIF([.B5:.J5]; &quot;&lt;0,0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table:formula="of:=ABS([$Registrado.B6]-[$Previsto.C6])/[$Registrado.B6]" office:value-type="percentage" office:value="0.0406356611423911" calcext:value-type="percentage">
            <text:p>4,064%</text:p>
          </table:table-cell>
          <table:table-cell table:formula="of:=ABS([$Registrado.C6]-[$Previsto.D6])/[$Registrado.C6]" office:value-type="percentage" office:value="0.149835045596067" calcext:value-type="percentage">
            <text:p>14,984%</text:p>
          </table:table-cell>
          <table:table-cell table:formula="of:=ABS([$Registrado.D6]-[$Previsto.E6])/[$Registrado.D6]" office:value-type="percentage" office:value="0.0624121485324797" calcext:value-type="percentage">
            <text:p>6,241%</text:p>
          </table:table-cell>
          <table:table-cell table:formula="of:=ABS([$Registrado.E6]-[$Previsto.F6])/[$Registrado.E6]" office:value-type="percentage" office:value="0.0243983270422828" calcext:value-type="percentage">
            <text:p>2,440%</text:p>
          </table:table-cell>
          <table:table-cell table:formula="of:=ABS([$Registrado.F6]-[$Previsto.G6])/[$Registrado.F6]" office:value-type="percentage" office:value="0.0490188664591513" calcext:value-type="percentage">
            <text:p>4,902%</text:p>
          </table:table-cell>
          <table:table-cell table:formula="of:=ABS([$Registrado.G6]-[$Previsto.H6])/[$Registrado.G6]" office:value-type="percentage" office:value="0.110272908301505" calcext:value-type="percentage">
            <text:p>11,027%</text:p>
          </table:table-cell>
          <table:table-cell table:formula="of:=ABS([$Registrado.H6]-[$Previsto.I6])/[$Registrado.H6]" office:value-type="percentage" office:value="0.221980688607134" calcext:value-type="percentage">
            <text:p>22,198%</text:p>
          </table:table-cell>
          <table:table-cell table:formula="of:=ABS([$Registrado.I6]-[$Previsto.J6])/[$Registrado.I6]" office:value-type="percentage" office:value="0.0398991245029787" calcext:value-type="percentage">
            <text:p>3,990%</text:p>
          </table:table-cell>
          <table:table-cell table:formula="of:=ABS([$Registrado.J6]-[$Previsto.K6])/[$Registrado.J6]" office:value-type="percentage" office:value="0.223193301611504" calcext:value-type="percentage">
            <text:p>22,319%</text:p>
          </table:table-cell>
          <table:table-cell table:formula="of:=AVERAGE([.B6:.J6])" office:value-type="percentage" office:value="0.102405119088388" calcext:value-type="percentage">
            <text:p>10,241%</text:p>
          </table:table-cell>
          <table:table-cell table:formula="of:=STDEV([.B6:.J6])" office:value-type="percentage" office:value="0.0786262173686775" calcext:value-type="percentage">
            <text:p>7,86%</text:p>
          </table:table-cell>
          <table:table-cell table:formula="of:=COUNTIF([.B6:.J6]; &quot;&lt;0,05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eara</text:p>
          </table:table-cell>
          <table:table-cell table:formula="of:=ABS([$Registrado.B7]-[$Previsto.C7])/[$Registrado.B7]" office:value-type="percentage" office:value="1" calcext:value-type="percentage">
            <text:p>100,000%</text:p>
          </table:table-cell>
          <table:table-cell table:formula="of:=ABS([$Registrado.C7]-[$Previsto.D7])/[$Registrado.C7]" office:value-type="percentage" office:value="1" calcext:value-type="percentage">
            <text:p>100,000%</text:p>
          </table:table-cell>
          <table:table-cell table:formula="of:=ABS([$Registrado.D7]-[$Previsto.E7])/[$Registrado.D7]" office:value-type="percentage" office:value="1" calcext:value-type="percentage">
            <text:p>100,000%</text:p>
          </table:table-cell>
          <table:table-cell table:formula="of:=ABS([$Registrado.E7]-[$Previsto.F7])/[$Registrado.E7]" office:value-type="percentage" office:value="1" calcext:value-type="percentage">
            <text:p>100,000%</text:p>
          </table:table-cell>
          <table:table-cell table:formula="of:=ABS([$Registrado.F7]-[$Previsto.G7])/[$Registrado.F7]" office:value-type="percentage" office:value="1" calcext:value-type="percentage">
            <text:p>100,000%</text:p>
          </table:table-cell>
          <table:table-cell table:formula="of:=ABS([$Registrado.G7]-[$Previsto.H7])/[$Registrado.G7]" office:value-type="percentage" office:value="1" calcext:value-type="percentage">
            <text:p>100,000%</text:p>
          </table:table-cell>
          <table:table-cell table:formula="of:=ABS([$Registrado.H7]-[$Previsto.I7])/[$Registrado.H7]" office:value-type="percentage" office:value="1" calcext:value-type="percentage">
            <text:p>100,000%</text:p>
          </table:table-cell>
          <table:table-cell table:formula="of:=ABS([$Registrado.I7]-[$Previsto.J7])/[$Registrado.I7]" office:value-type="percentage" office:value="1" calcext:value-type="percentage">
            <text:p>100,000%</text:p>
          </table:table-cell>
          <table:table-cell table:formula="of:=ABS([$Registrado.J7]-[$Previsto.K7])/[$Registrado.J7]" office:value-type="percentage" office:value="1" calcext:value-type="percentage">
            <text:p>100,000%</text:p>
          </table:table-cell>
          <table:table-cell table:formula="of:=AVERAGE([.B7:.J7])" office:value-type="percentage" office:value="1" calcext:value-type="percentage">
            <text:p>100,000%</text:p>
          </table:table-cell>
          <table:table-cell table:formula="of:=STDEV([.B7:.J7])" office:value-type="percentage" office:value="0" calcext:value-type="percentage">
            <text:p>0,00%</text:p>
          </table:table-cell>
          <table:table-cell table:formula="of:=COUNTIF([.B7:.J7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table:formula="of:=ABS([$Registrado.B8]-[$Previsto.C8])/[$Registrado.B8]" office:value-type="percentage" office:value="1" calcext:value-type="percentage">
            <text:p>100,000%</text:p>
          </table:table-cell>
          <table:table-cell table:formula="of:=ABS([$Registrado.C8]-[$Previsto.D8])/[$Registrado.C8]" office:value-type="percentage" office:value="1" calcext:value-type="percentage">
            <text:p>100,000%</text:p>
          </table:table-cell>
          <table:table-cell table:formula="of:=ABS([$Registrado.D8]-[$Previsto.E8])/[$Registrado.D8]" office:value-type="percentage" office:value="1" calcext:value-type="percentage">
            <text:p>100,000%</text:p>
          </table:table-cell>
          <table:table-cell table:formula="of:=ABS([$Registrado.E8]-[$Previsto.F8])/[$Registrado.E8]" office:value-type="percentage" office:value="1" calcext:value-type="percentage">
            <text:p>100,000%</text:p>
          </table:table-cell>
          <table:table-cell table:formula="of:=ABS([$Registrado.F8]-[$Previsto.G8])/[$Registrado.F8]" office:value-type="percentage" office:value="1" calcext:value-type="percentage">
            <text:p>100,000%</text:p>
          </table:table-cell>
          <table:table-cell table:formula="of:=ABS([$Registrado.G8]-[$Previsto.H8])/[$Registrado.G8]" office:value-type="percentage" office:value="1" calcext:value-type="percentage">
            <text:p>100,000%</text:p>
          </table:table-cell>
          <table:table-cell table:formula="of:=ABS([$Registrado.H8]-[$Previsto.I8])/[$Registrado.H8]" office:value-type="percentage" office:value="1" calcext:value-type="percentage">
            <text:p>100,000%</text:p>
          </table:table-cell>
          <table:table-cell table:formula="of:=ABS([$Registrado.I8]-[$Previsto.J8])/[$Registrado.I8]" office:value-type="percentage" office:value="1" calcext:value-type="percentage">
            <text:p>100,000%</text:p>
          </table:table-cell>
          <table:table-cell table:formula="of:=ABS([$Registrado.J8]-[$Previsto.K8])/[$Registrado.J8]" office:value-type="percentage" office:value="1" calcext:value-type="percentage">
            <text:p>100,000%</text:p>
          </table:table-cell>
          <table:table-cell table:formula="of:=AVERAGE([.B8:.J8])" office:value-type="percentage" office:value="1" calcext:value-type="percentage">
            <text:p>100,000%</text:p>
          </table:table-cell>
          <table:table-cell table:formula="of:=STDEV([.B8:.J8])" office:value-type="percentage" office:value="0" calcext:value-type="percentage">
            <text:p>0,00%</text:p>
          </table:table-cell>
          <table:table-cell table:formula="of:=COUNTIF([.B8:.J8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pirito Santo</text:p>
          </table:table-cell>
          <table:table-cell table:formula="of:=ABS([$Registrado.B9]-[$Previsto.C9])/[$Registrado.B9]" office:value-type="percentage" office:value="1" calcext:value-type="percentage">
            <text:p>100,000%</text:p>
          </table:table-cell>
          <table:table-cell table:formula="of:=ABS([$Registrado.C9]-[$Previsto.D9])/[$Registrado.C9]" office:value-type="percentage" office:value="1" calcext:value-type="percentage">
            <text:p>100,000%</text:p>
          </table:table-cell>
          <table:table-cell table:formula="of:=ABS([$Registrado.D9]-[$Previsto.E9])/[$Registrado.D9]" office:value-type="percentage" office:value="1" calcext:value-type="percentage">
            <text:p>100,000%</text:p>
          </table:table-cell>
          <table:table-cell table:formula="of:=ABS([$Registrado.E9]-[$Previsto.F9])/[$Registrado.E9]" office:value-type="percentage" office:value="1" calcext:value-type="percentage">
            <text:p>100,000%</text:p>
          </table:table-cell>
          <table:table-cell table:formula="of:=ABS([$Registrado.F9]-[$Previsto.G9])/[$Registrado.F9]" office:value-type="percentage" office:value="1" calcext:value-type="percentage">
            <text:p>100,000%</text:p>
          </table:table-cell>
          <table:table-cell table:formula="of:=ABS([$Registrado.G9]-[$Previsto.H9])/[$Registrado.G9]" office:value-type="percentage" office:value="1" calcext:value-type="percentage">
            <text:p>100,000%</text:p>
          </table:table-cell>
          <table:table-cell table:formula="of:=ABS([$Registrado.H9]-[$Previsto.I9])/[$Registrado.H9]" office:value-type="percentage" office:value="1" calcext:value-type="percentage">
            <text:p>100,000%</text:p>
          </table:table-cell>
          <table:table-cell table:formula="of:=ABS([$Registrado.I9]-[$Previsto.J9])/[$Registrado.I9]" office:value-type="percentage" office:value="1" calcext:value-type="percentage">
            <text:p>100,000%</text:p>
          </table:table-cell>
          <table:table-cell table:formula="of:=ABS([$Registrado.J9]-[$Previsto.K9])/[$Registrado.J9]" office:value-type="percentage" office:value="1" calcext:value-type="percentage">
            <text:p>100,000%</text:p>
          </table:table-cell>
          <table:table-cell table:formula="of:=AVERAGE([.B9:.J9])" office:value-type="percentage" office:value="1" calcext:value-type="percentage">
            <text:p>100,000%</text:p>
          </table:table-cell>
          <table:table-cell table:formula="of:=STDEV([.B9:.J9])" office:value-type="percentage" office:value="0" calcext:value-type="percentage">
            <text:p>0,00%</text:p>
          </table:table-cell>
          <table:table-cell table:formula="of:=COUNTIF([.B9:.J9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iais</text:p>
          </table:table-cell>
          <table:table-cell table:formula="of:=ABS([$Registrado.B10]-[$Previsto.C10])/[$Registrado.B10]" office:value-type="percentage" office:value="1" calcext:value-type="percentage">
            <text:p>100,000%</text:p>
          </table:table-cell>
          <table:table-cell table:formula="of:=ABS([$Registrado.C10]-[$Previsto.D10])/[$Registrado.C10]" office:value-type="percentage" office:value="1" calcext:value-type="percentage">
            <text:p>100,000%</text:p>
          </table:table-cell>
          <table:table-cell table:formula="of:=ABS([$Registrado.D10]-[$Previsto.E10])/[$Registrado.D10]" office:value-type="percentage" office:value="1" calcext:value-type="percentage">
            <text:p>100,000%</text:p>
          </table:table-cell>
          <table:table-cell table:formula="of:=ABS([$Registrado.E10]-[$Previsto.F10])/[$Registrado.E10]" office:value-type="percentage" office:value="1" calcext:value-type="percentage">
            <text:p>100,000%</text:p>
          </table:table-cell>
          <table:table-cell table:formula="of:=ABS([$Registrado.F10]-[$Previsto.G10])/[$Registrado.F10]" office:value-type="percentage" office:value="1" calcext:value-type="percentage">
            <text:p>100,000%</text:p>
          </table:table-cell>
          <table:table-cell table:formula="of:=ABS([$Registrado.G10]-[$Previsto.H10])/[$Registrado.G10]" office:value-type="percentage" office:value="1" calcext:value-type="percentage">
            <text:p>100,000%</text:p>
          </table:table-cell>
          <table:table-cell table:formula="of:=ABS([$Registrado.H10]-[$Previsto.I10])/[$Registrado.H10]" office:value-type="percentage" office:value="1" calcext:value-type="percentage">
            <text:p>100,000%</text:p>
          </table:table-cell>
          <table:table-cell table:formula="of:=ABS([$Registrado.I10]-[$Previsto.J10])/[$Registrado.I10]" office:value-type="percentage" office:value="1" calcext:value-type="percentage">
            <text:p>100,000%</text:p>
          </table:table-cell>
          <table:table-cell table:formula="of:=ABS([$Registrado.J10]-[$Previsto.K10])/[$Registrado.J10]" office:value-type="percentage" office:value="1" calcext:value-type="percentage">
            <text:p>100,000%</text:p>
          </table:table-cell>
          <table:table-cell table:formula="of:=AVERAGE([.B10:.J10])" office:value-type="percentage" office:value="1" calcext:value-type="percentage">
            <text:p>100,000%</text:p>
          </table:table-cell>
          <table:table-cell table:formula="of:=STDEV([.B10:.J10])" office:value-type="percentage" office:value="0" calcext:value-type="percentage">
            <text:p>0,00%</text:p>
          </table:table-cell>
          <table:table-cell table:formula="of:=COUNTIF([.B10:.J10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anhão</text:p>
          </table:table-cell>
          <table:table-cell table:formula="of:=ABS([$Registrado.B11]-[$Previsto.C11])/[$Registrado.B11]" office:value-type="percentage" office:value="1" calcext:value-type="percentage">
            <text:p>100,000%</text:p>
          </table:table-cell>
          <table:table-cell table:formula="of:=ABS([$Registrado.C11]-[$Previsto.D11])/[$Registrado.C11]" office:value-type="percentage" office:value="1" calcext:value-type="percentage">
            <text:p>100,000%</text:p>
          </table:table-cell>
          <table:table-cell table:formula="of:=ABS([$Registrado.D11]-[$Previsto.E11])/[$Registrado.D11]" office:value-type="percentage" office:value="1" calcext:value-type="percentage">
            <text:p>100,000%</text:p>
          </table:table-cell>
          <table:table-cell table:formula="of:=ABS([$Registrado.E11]-[$Previsto.F11])/[$Registrado.E11]" office:value-type="percentage" office:value="1" calcext:value-type="percentage">
            <text:p>100,000%</text:p>
          </table:table-cell>
          <table:table-cell table:formula="of:=ABS([$Registrado.F11]-[$Previsto.G11])/[$Registrado.F11]" office:value-type="percentage" office:value="1" calcext:value-type="percentage">
            <text:p>100,000%</text:p>
          </table:table-cell>
          <table:table-cell table:formula="of:=ABS([$Registrado.G11]-[$Previsto.H11])/[$Registrado.G11]" office:value-type="percentage" office:value="1" calcext:value-type="percentage">
            <text:p>100,000%</text:p>
          </table:table-cell>
          <table:table-cell table:formula="of:=ABS([$Registrado.H11]-[$Previsto.I11])/[$Registrado.H11]" office:value-type="percentage" office:value="1" calcext:value-type="percentage">
            <text:p>100,000%</text:p>
          </table:table-cell>
          <table:table-cell table:formula="of:=ABS([$Registrado.I11]-[$Previsto.J11])/[$Registrado.I11]" office:value-type="percentage" office:value="1" calcext:value-type="percentage">
            <text:p>100,000%</text:p>
          </table:table-cell>
          <table:table-cell table:formula="of:=ABS([$Registrado.J11]-[$Previsto.K11])/[$Registrado.J11]" office:value-type="percentage" office:value="1" calcext:value-type="percentage">
            <text:p>100,000%</text:p>
          </table:table-cell>
          <table:table-cell table:formula="of:=AVERAGE([.B11:.J11])" office:value-type="percentage" office:value="1" calcext:value-type="percentage">
            <text:p>100,000%</text:p>
          </table:table-cell>
          <table:table-cell table:formula="of:=STDEV([.B11:.J11])" office:value-type="percentage" office:value="0" calcext:value-type="percentage">
            <text:p>0,00%</text:p>
          </table:table-cell>
          <table:table-cell table:formula="of:=COUNTIF([.B11:.J11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o Grosso</text:p>
          </table:table-cell>
          <table:table-cell table:formula="of:=ABS([$Registrado.B12]-[$Previsto.C12])/[$Registrado.B12]" office:value-type="percentage" office:value="1" calcext:value-type="percentage">
            <text:p>100,000%</text:p>
          </table:table-cell>
          <table:table-cell table:formula="of:=ABS([$Registrado.C12]-[$Previsto.D12])/[$Registrado.C12]" office:value-type="percentage" office:value="1" calcext:value-type="percentage">
            <text:p>100,000%</text:p>
          </table:table-cell>
          <table:table-cell table:formula="of:=ABS([$Registrado.D12]-[$Previsto.E12])/[$Registrado.D12]" office:value-type="percentage" office:value="1" calcext:value-type="percentage">
            <text:p>100,000%</text:p>
          </table:table-cell>
          <table:table-cell table:formula="of:=ABS([$Registrado.E12]-[$Previsto.F12])/[$Registrado.E12]" office:value-type="percentage" office:value="1" calcext:value-type="percentage">
            <text:p>100,000%</text:p>
          </table:table-cell>
          <table:table-cell table:formula="of:=ABS([$Registrado.F12]-[$Previsto.G12])/[$Registrado.F12]" office:value-type="percentage" office:value="1" calcext:value-type="percentage">
            <text:p>100,000%</text:p>
          </table:table-cell>
          <table:table-cell table:formula="of:=ABS([$Registrado.G12]-[$Previsto.H12])/[$Registrado.G12]" office:value-type="percentage" office:value="1" calcext:value-type="percentage">
            <text:p>100,000%</text:p>
          </table:table-cell>
          <table:table-cell table:formula="of:=ABS([$Registrado.H12]-[$Previsto.I12])/[$Registrado.H12]" office:value-type="percentage" office:value="1" calcext:value-type="percentage">
            <text:p>100,000%</text:p>
          </table:table-cell>
          <table:table-cell table:formula="of:=ABS([$Registrado.I12]-[$Previsto.J12])/[$Registrado.I12]" office:value-type="percentage" office:value="1" calcext:value-type="percentage">
            <text:p>100,000%</text:p>
          </table:table-cell>
          <table:table-cell table:formula="of:=ABS([$Registrado.J12]-[$Previsto.K12])/[$Registrado.J12]" office:value-type="percentage" office:value="1" calcext:value-type="percentage">
            <text:p>100,000%</text:p>
          </table:table-cell>
          <table:table-cell table:formula="of:=AVERAGE([.B12:.J12])" office:value-type="percentage" office:value="1" calcext:value-type="percentage">
            <text:p>100,000%</text:p>
          </table:table-cell>
          <table:table-cell table:formula="of:=STDEV([.B12:.J12])" office:value-type="percentage" office:value="0" calcext:value-type="percentage">
            <text:p>0,00%</text:p>
          </table:table-cell>
          <table:table-cell table:formula="of:=COUNTIF([.B12:.J12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o Grosso do Sul</text:p>
          </table:table-cell>
          <table:table-cell table:formula="of:=ABS([$Registrado.B13]-[$Previsto.C13])/[$Registrado.B13]" office:value-type="percentage" office:value="1" calcext:value-type="percentage">
            <text:p>100,000%</text:p>
          </table:table-cell>
          <table:table-cell table:formula="of:=ABS([$Registrado.C13]-[$Previsto.D13])/[$Registrado.C13]" office:value-type="percentage" office:value="1" calcext:value-type="percentage">
            <text:p>100,000%</text:p>
          </table:table-cell>
          <table:table-cell table:formula="of:=ABS([$Registrado.D13]-[$Previsto.E13])/[$Registrado.D13]" office:value-type="percentage" office:value="1" calcext:value-type="percentage">
            <text:p>100,000%</text:p>
          </table:table-cell>
          <table:table-cell table:formula="of:=ABS([$Registrado.E13]-[$Previsto.F13])/[$Registrado.E13]" office:value-type="percentage" office:value="1" calcext:value-type="percentage">
            <text:p>100,000%</text:p>
          </table:table-cell>
          <table:table-cell table:formula="of:=ABS([$Registrado.F13]-[$Previsto.G13])/[$Registrado.F13]" office:value-type="percentage" office:value="1" calcext:value-type="percentage">
            <text:p>100,000%</text:p>
          </table:table-cell>
          <table:table-cell table:formula="of:=ABS([$Registrado.G13]-[$Previsto.H13])/[$Registrado.G13]" office:value-type="percentage" office:value="1" calcext:value-type="percentage">
            <text:p>100,000%</text:p>
          </table:table-cell>
          <table:table-cell table:formula="of:=ABS([$Registrado.H13]-[$Previsto.I13])/[$Registrado.H13]" office:value-type="percentage" office:value="1" calcext:value-type="percentage">
            <text:p>100,000%</text:p>
          </table:table-cell>
          <table:table-cell table:formula="of:=ABS([$Registrado.I13]-[$Previsto.J13])/[$Registrado.I13]" office:value-type="percentage" office:value="1" calcext:value-type="percentage">
            <text:p>100,000%</text:p>
          </table:table-cell>
          <table:table-cell table:formula="of:=ABS([$Registrado.J13]-[$Previsto.K13])/[$Registrado.J13]" office:value-type="percentage" office:value="1" calcext:value-type="percentage">
            <text:p>100,000%</text:p>
          </table:table-cell>
          <table:table-cell table:formula="of:=AVERAGE([.B13:.J13])" office:value-type="percentage" office:value="1" calcext:value-type="percentage">
            <text:p>100,000%</text:p>
          </table:table-cell>
          <table:table-cell table:formula="of:=STDEV([.B13:.J13])" office:value-type="percentage" office:value="0" calcext:value-type="percentage">
            <text:p>0,00%</text:p>
          </table:table-cell>
          <table:table-cell table:formula="of:=COUNTIF([.B13:.J13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table:formula="of:=ABS([$Registrado.B14]-[$Previsto.C14])/[$Registrado.B14]" office:value-type="percentage" office:value="1" calcext:value-type="percentage">
            <text:p>100,000%</text:p>
          </table:table-cell>
          <table:table-cell table:formula="of:=ABS([$Registrado.C14]-[$Previsto.D14])/[$Registrado.C14]" office:value-type="percentage" office:value="1" calcext:value-type="percentage">
            <text:p>100,000%</text:p>
          </table:table-cell>
          <table:table-cell table:formula="of:=ABS([$Registrado.D14]-[$Previsto.E14])/[$Registrado.D14]" office:value-type="percentage" office:value="1" calcext:value-type="percentage">
            <text:p>100,000%</text:p>
          </table:table-cell>
          <table:table-cell table:formula="of:=ABS([$Registrado.E14]-[$Previsto.F14])/[$Registrado.E14]" office:value-type="percentage" office:value="1" calcext:value-type="percentage">
            <text:p>100,000%</text:p>
          </table:table-cell>
          <table:table-cell table:formula="of:=ABS([$Registrado.F14]-[$Previsto.G14])/[$Registrado.F14]" office:value-type="percentage" office:value="1" calcext:value-type="percentage">
            <text:p>100,000%</text:p>
          </table:table-cell>
          <table:table-cell table:formula="of:=ABS([$Registrado.G14]-[$Previsto.H14])/[$Registrado.G14]" office:value-type="percentage" office:value="1" calcext:value-type="percentage">
            <text:p>100,000%</text:p>
          </table:table-cell>
          <table:table-cell table:formula="of:=ABS([$Registrado.H14]-[$Previsto.I14])/[$Registrado.H14]" office:value-type="percentage" office:value="1" calcext:value-type="percentage">
            <text:p>100,000%</text:p>
          </table:table-cell>
          <table:table-cell table:formula="of:=ABS([$Registrado.I14]-[$Previsto.J14])/[$Registrado.I14]" office:value-type="percentage" office:value="1" calcext:value-type="percentage">
            <text:p>100,000%</text:p>
          </table:table-cell>
          <table:table-cell table:formula="of:=ABS([$Registrado.J14]-[$Previsto.K14])/[$Registrado.J14]" office:value-type="percentage" office:value="1" calcext:value-type="percentage">
            <text:p>100,000%</text:p>
          </table:table-cell>
          <table:table-cell table:formula="of:=AVERAGE([.B14:.J14])" office:value-type="percentage" office:value="1" calcext:value-type="percentage">
            <text:p>100,000%</text:p>
          </table:table-cell>
          <table:table-cell table:formula="of:=STDEV([.B14:.J14])" office:value-type="percentage" office:value="0" calcext:value-type="percentage">
            <text:p>0,00%</text:p>
          </table:table-cell>
          <table:table-cell table:formula="of:=COUNTIF([.B14:.J14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á</text:p>
          </table:table-cell>
          <table:table-cell table:formula="of:=ABS([$Registrado.B15]-[$Previsto.C15])/[$Registrado.B15]" office:value-type="percentage" office:value="1" calcext:value-type="percentage">
            <text:p>100,000%</text:p>
          </table:table-cell>
          <table:table-cell table:formula="of:=ABS([$Registrado.C15]-[$Previsto.D15])/[$Registrado.C15]" office:value-type="percentage" office:value="1" calcext:value-type="percentage">
            <text:p>100,000%</text:p>
          </table:table-cell>
          <table:table-cell table:formula="of:=ABS([$Registrado.D15]-[$Previsto.E15])/[$Registrado.D15]" office:value-type="percentage" office:value="1" calcext:value-type="percentage">
            <text:p>100,000%</text:p>
          </table:table-cell>
          <table:table-cell table:formula="of:=ABS([$Registrado.E15]-[$Previsto.F15])/[$Registrado.E15]" office:value-type="percentage" office:value="1" calcext:value-type="percentage">
            <text:p>100,000%</text:p>
          </table:table-cell>
          <table:table-cell table:formula="of:=ABS([$Registrado.F15]-[$Previsto.G15])/[$Registrado.F15]" office:value-type="percentage" office:value="1" calcext:value-type="percentage">
            <text:p>100,000%</text:p>
          </table:table-cell>
          <table:table-cell table:formula="of:=ABS([$Registrado.G15]-[$Previsto.H15])/[$Registrado.G15]" office:value-type="percentage" office:value="1" calcext:value-type="percentage">
            <text:p>100,000%</text:p>
          </table:table-cell>
          <table:table-cell table:formula="of:=ABS([$Registrado.H15]-[$Previsto.I15])/[$Registrado.H15]" office:value-type="percentage" office:value="1" calcext:value-type="percentage">
            <text:p>100,000%</text:p>
          </table:table-cell>
          <table:table-cell table:formula="of:=ABS([$Registrado.I15]-[$Previsto.J15])/[$Registrado.I15]" office:value-type="percentage" office:value="1" calcext:value-type="percentage">
            <text:p>100,000%</text:p>
          </table:table-cell>
          <table:table-cell table:formula="of:=ABS([$Registrado.J15]-[$Previsto.K15])/[$Registrado.J15]" office:value-type="percentage" office:value="1" calcext:value-type="percentage">
            <text:p>100,000%</text:p>
          </table:table-cell>
          <table:table-cell table:formula="of:=AVERAGE([.B15:.J15])" office:value-type="percentage" office:value="1" calcext:value-type="percentage">
            <text:p>100,000%</text:p>
          </table:table-cell>
          <table:table-cell table:formula="of:=STDEV([.B15:.J15])" office:value-type="percentage" office:value="0" calcext:value-type="percentage">
            <text:p>0,00%</text:p>
          </table:table-cell>
          <table:table-cell table:formula="of:=COUNTIF([.B15:.J15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íba</text:p>
          </table:table-cell>
          <table:table-cell table:formula="of:=ABS([$Registrado.B16]-[$Previsto.C16])/[$Registrado.B16]" office:value-type="percentage" office:value="1" calcext:value-type="percentage">
            <text:p>100,000%</text:p>
          </table:table-cell>
          <table:table-cell table:formula="of:=ABS([$Registrado.C16]-[$Previsto.D16])/[$Registrado.C16]" office:value-type="percentage" office:value="1" calcext:value-type="percentage">
            <text:p>100,000%</text:p>
          </table:table-cell>
          <table:table-cell table:formula="of:=ABS([$Registrado.D16]-[$Previsto.E16])/[$Registrado.D16]" office:value-type="percentage" office:value="1" calcext:value-type="percentage">
            <text:p>100,000%</text:p>
          </table:table-cell>
          <table:table-cell table:formula="of:=ABS([$Registrado.E16]-[$Previsto.F16])/[$Registrado.E16]" office:value-type="percentage" office:value="1" calcext:value-type="percentage">
            <text:p>100,000%</text:p>
          </table:table-cell>
          <table:table-cell table:formula="of:=ABS([$Registrado.F16]-[$Previsto.G16])/[$Registrado.F16]" office:value-type="percentage" office:value="1" calcext:value-type="percentage">
            <text:p>100,000%</text:p>
          </table:table-cell>
          <table:table-cell table:formula="of:=ABS([$Registrado.G16]-[$Previsto.H16])/[$Registrado.G16]" office:value-type="percentage" office:value="1" calcext:value-type="percentage">
            <text:p>100,000%</text:p>
          </table:table-cell>
          <table:table-cell table:formula="of:=ABS([$Registrado.H16]-[$Previsto.I16])/[$Registrado.H16]" office:value-type="percentage" office:value="1" calcext:value-type="percentage">
            <text:p>100,000%</text:p>
          </table:table-cell>
          <table:table-cell table:formula="of:=ABS([$Registrado.I16]-[$Previsto.J16])/[$Registrado.I16]" office:value-type="percentage" office:value="1" calcext:value-type="percentage">
            <text:p>100,000%</text:p>
          </table:table-cell>
          <table:table-cell table:formula="of:=ABS([$Registrado.J16]-[$Previsto.K16])/[$Registrado.J16]" office:value-type="percentage" office:value="1" calcext:value-type="percentage">
            <text:p>100,000%</text:p>
          </table:table-cell>
          <table:table-cell table:formula="of:=AVERAGE([.B16:.J16])" office:value-type="percentage" office:value="1" calcext:value-type="percentage">
            <text:p>100,000%</text:p>
          </table:table-cell>
          <table:table-cell table:formula="of:=STDEV([.B16:.J16])" office:value-type="percentage" office:value="0" calcext:value-type="percentage">
            <text:p>0,00%</text:p>
          </table:table-cell>
          <table:table-cell table:formula="of:=COUNTIF([.B16:.J16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table:formula="of:=ABS([$Registrado.B17]-[$Previsto.C17])/[$Registrado.B17]" office:value-type="percentage" office:value="1" calcext:value-type="percentage">
            <text:p>100,000%</text:p>
          </table:table-cell>
          <table:table-cell table:formula="of:=ABS([$Registrado.C17]-[$Previsto.D17])/[$Registrado.C17]" office:value-type="percentage" office:value="1" calcext:value-type="percentage">
            <text:p>100,000%</text:p>
          </table:table-cell>
          <table:table-cell table:formula="of:=ABS([$Registrado.D17]-[$Previsto.E17])/[$Registrado.D17]" office:value-type="percentage" office:value="1" calcext:value-type="percentage">
            <text:p>100,000%</text:p>
          </table:table-cell>
          <table:table-cell table:formula="of:=ABS([$Registrado.E17]-[$Previsto.F17])/[$Registrado.E17]" office:value-type="percentage" office:value="1" calcext:value-type="percentage">
            <text:p>100,000%</text:p>
          </table:table-cell>
          <table:table-cell table:formula="of:=ABS([$Registrado.F17]-[$Previsto.G17])/[$Registrado.F17]" office:value-type="percentage" office:value="1" calcext:value-type="percentage">
            <text:p>100,000%</text:p>
          </table:table-cell>
          <table:table-cell table:formula="of:=ABS([$Registrado.G17]-[$Previsto.H17])/[$Registrado.G17]" office:value-type="percentage" office:value="1" calcext:value-type="percentage">
            <text:p>100,000%</text:p>
          </table:table-cell>
          <table:table-cell table:formula="of:=ABS([$Registrado.H17]-[$Previsto.I17])/[$Registrado.H17]" office:value-type="percentage" office:value="1" calcext:value-type="percentage">
            <text:p>100,000%</text:p>
          </table:table-cell>
          <table:table-cell table:formula="of:=ABS([$Registrado.I17]-[$Previsto.J17])/[$Registrado.I17]" office:value-type="percentage" office:value="1" calcext:value-type="percentage">
            <text:p>100,000%</text:p>
          </table:table-cell>
          <table:table-cell table:formula="of:=ABS([$Registrado.J17]-[$Previsto.K17])/[$Registrado.J17]" office:value-type="percentage" office:value="1" calcext:value-type="percentage">
            <text:p>100,000%</text:p>
          </table:table-cell>
          <table:table-cell table:formula="of:=AVERAGE([.B17:.J17])" office:value-type="percentage" office:value="1" calcext:value-type="percentage">
            <text:p>100,000%</text:p>
          </table:table-cell>
          <table:table-cell table:formula="of:=STDEV([.B17:.J17])" office:value-type="percentage" office:value="0" calcext:value-type="percentage">
            <text:p>0,00%</text:p>
          </table:table-cell>
          <table:table-cell table:formula="of:=COUNTIF([.B17:.J17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nambuco</text:p>
          </table:table-cell>
          <table:table-cell table:formula="of:=ABS([$Registrado.B18]-[$Previsto.C18])/[$Registrado.B18]" office:value-type="percentage" office:value="1" calcext:value-type="percentage">
            <text:p>100,000%</text:p>
          </table:table-cell>
          <table:table-cell table:formula="of:=ABS([$Registrado.C18]-[$Previsto.D18])/[$Registrado.C18]" office:value-type="percentage" office:value="1" calcext:value-type="percentage">
            <text:p>100,000%</text:p>
          </table:table-cell>
          <table:table-cell table:formula="of:=ABS([$Registrado.D18]-[$Previsto.E18])/[$Registrado.D18]" office:value-type="percentage" office:value="1" calcext:value-type="percentage">
            <text:p>100,000%</text:p>
          </table:table-cell>
          <table:table-cell table:formula="of:=ABS([$Registrado.E18]-[$Previsto.F18])/[$Registrado.E18]" office:value-type="percentage" office:value="1" calcext:value-type="percentage">
            <text:p>100,000%</text:p>
          </table:table-cell>
          <table:table-cell table:formula="of:=ABS([$Registrado.F18]-[$Previsto.G18])/[$Registrado.F18]" office:value-type="percentage" office:value="1" calcext:value-type="percentage">
            <text:p>100,000%</text:p>
          </table:table-cell>
          <table:table-cell table:formula="of:=ABS([$Registrado.G18]-[$Previsto.H18])/[$Registrado.G18]" office:value-type="percentage" office:value="1" calcext:value-type="percentage">
            <text:p>100,000%</text:p>
          </table:table-cell>
          <table:table-cell table:formula="of:=ABS([$Registrado.H18]-[$Previsto.I18])/[$Registrado.H18]" office:value-type="percentage" office:value="1" calcext:value-type="percentage">
            <text:p>100,000%</text:p>
          </table:table-cell>
          <table:table-cell table:formula="of:=ABS([$Registrado.I18]-[$Previsto.J18])/[$Registrado.I18]" office:value-type="percentage" office:value="1" calcext:value-type="percentage">
            <text:p>100,000%</text:p>
          </table:table-cell>
          <table:table-cell table:formula="of:=ABS([$Registrado.J18]-[$Previsto.K18])/[$Registrado.J18]" office:value-type="percentage" office:value="1" calcext:value-type="percentage">
            <text:p>100,000%</text:p>
          </table:table-cell>
          <table:table-cell table:formula="of:=AVERAGE([.B18:.J18])" office:value-type="percentage" office:value="1" calcext:value-type="percentage">
            <text:p>100,000%</text:p>
          </table:table-cell>
          <table:table-cell table:formula="of:=STDEV([.B18:.J18])" office:value-type="percentage" office:value="0" calcext:value-type="percentage">
            <text:p>0,00%</text:p>
          </table:table-cell>
          <table:table-cell table:formula="of:=COUNTIF([.B18:.J18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auí</text:p>
          </table:table-cell>
          <table:table-cell table:formula="of:=ABS([$Registrado.B19]-[$Previsto.C19])/[$Registrado.B19]" office:value-type="percentage" office:value="1" calcext:value-type="percentage">
            <text:p>100,000%</text:p>
          </table:table-cell>
          <table:table-cell table:formula="of:=ABS([$Registrado.C19]-[$Previsto.D19])/[$Registrado.C19]" office:value-type="percentage" office:value="1" calcext:value-type="percentage">
            <text:p>100,000%</text:p>
          </table:table-cell>
          <table:table-cell table:formula="of:=ABS([$Registrado.D19]-[$Previsto.E19])/[$Registrado.D19]" office:value-type="percentage" office:value="1" calcext:value-type="percentage">
            <text:p>100,000%</text:p>
          </table:table-cell>
          <table:table-cell table:formula="of:=ABS([$Registrado.E19]-[$Previsto.F19])/[$Registrado.E19]" office:value-type="percentage" office:value="1" calcext:value-type="percentage">
            <text:p>100,000%</text:p>
          </table:table-cell>
          <table:table-cell table:formula="of:=ABS([$Registrado.F19]-[$Previsto.G19])/[$Registrado.F19]" office:value-type="percentage" office:value="1" calcext:value-type="percentage">
            <text:p>100,000%</text:p>
          </table:table-cell>
          <table:table-cell table:formula="of:=ABS([$Registrado.G19]-[$Previsto.H19])/[$Registrado.G19]" office:value-type="percentage" office:value="1" calcext:value-type="percentage">
            <text:p>100,000%</text:p>
          </table:table-cell>
          <table:table-cell table:formula="of:=ABS([$Registrado.H19]-[$Previsto.I19])/[$Registrado.H19]" office:value-type="percentage" office:value="1" calcext:value-type="percentage">
            <text:p>100,000%</text:p>
          </table:table-cell>
          <table:table-cell table:formula="of:=ABS([$Registrado.I19]-[$Previsto.J19])/[$Registrado.I19]" office:value-type="percentage" office:value="1" calcext:value-type="percentage">
            <text:p>100,000%</text:p>
          </table:table-cell>
          <table:table-cell table:formula="of:=ABS([$Registrado.J19]-[$Previsto.K19])/[$Registrado.J19]" office:value-type="percentage" office:value="1" calcext:value-type="percentage">
            <text:p>100,000%</text:p>
          </table:table-cell>
          <table:table-cell table:formula="of:=AVERAGE([.B19:.J19])" office:value-type="percentage" office:value="1" calcext:value-type="percentage">
            <text:p>100,000%</text:p>
          </table:table-cell>
          <table:table-cell table:formula="of:=STDEV([.B19:.J19])" office:value-type="percentage" office:value="0" calcext:value-type="percentage">
            <text:p>0,00%</text:p>
          </table:table-cell>
          <table:table-cell table:formula="of:=COUNTIF([.B19:.J19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table:formula="of:=ABS([$Registrado.B20]-[$Previsto.C20])/[$Registrado.B20]" office:value-type="percentage" office:value="1" calcext:value-type="percentage">
            <text:p>100,000%</text:p>
          </table:table-cell>
          <table:table-cell table:formula="of:=ABS([$Registrado.C20]-[$Previsto.D20])/[$Registrado.C20]" office:value-type="percentage" office:value="1" calcext:value-type="percentage">
            <text:p>100,000%</text:p>
          </table:table-cell>
          <table:table-cell table:formula="of:=ABS([$Registrado.D20]-[$Previsto.E20])/[$Registrado.D20]" office:value-type="percentage" office:value="1" calcext:value-type="percentage">
            <text:p>100,000%</text:p>
          </table:table-cell>
          <table:table-cell table:formula="of:=ABS([$Registrado.E20]-[$Previsto.F20])/[$Registrado.E20]" office:value-type="percentage" office:value="1" calcext:value-type="percentage">
            <text:p>100,000%</text:p>
          </table:table-cell>
          <table:table-cell table:formula="of:=ABS([$Registrado.F20]-[$Previsto.G20])/[$Registrado.F20]" office:value-type="percentage" office:value="1" calcext:value-type="percentage">
            <text:p>100,000%</text:p>
          </table:table-cell>
          <table:table-cell table:formula="of:=ABS([$Registrado.G20]-[$Previsto.H20])/[$Registrado.G20]" office:value-type="percentage" office:value="1" calcext:value-type="percentage">
            <text:p>100,000%</text:p>
          </table:table-cell>
          <table:table-cell table:formula="of:=ABS([$Registrado.H20]-[$Previsto.I20])/[$Registrado.H20]" office:value-type="percentage" office:value="1" calcext:value-type="percentage">
            <text:p>100,000%</text:p>
          </table:table-cell>
          <table:table-cell table:formula="of:=ABS([$Registrado.I20]-[$Previsto.J20])/[$Registrado.I20]" office:value-type="percentage" office:value="1" calcext:value-type="percentage">
            <text:p>100,000%</text:p>
          </table:table-cell>
          <table:table-cell table:formula="of:=ABS([$Registrado.J20]-[$Previsto.K20])/[$Registrado.J20]" office:value-type="percentage" office:value="1" calcext:value-type="percentage">
            <text:p>100,000%</text:p>
          </table:table-cell>
          <table:table-cell table:formula="of:=AVERAGE([.B20:.J20])" office:value-type="percentage" office:value="1" calcext:value-type="percentage">
            <text:p>100,000%</text:p>
          </table:table-cell>
          <table:table-cell table:formula="of:=STDEV([.B20:.J20])" office:value-type="percentage" office:value="0" calcext:value-type="percentage">
            <text:p>0,00%</text:p>
          </table:table-cell>
          <table:table-cell table:formula="of:=COUNTIF([.B20:.J20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table:formula="of:=ABS([$Registrado.B21]-[$Previsto.C21])/[$Registrado.B21]" office:value-type="percentage" office:value="1" calcext:value-type="percentage">
            <text:p>100,000%</text:p>
          </table:table-cell>
          <table:table-cell table:formula="of:=ABS([$Registrado.C21]-[$Previsto.D21])/[$Registrado.C21]" office:value-type="percentage" office:value="1" calcext:value-type="percentage">
            <text:p>100,000%</text:p>
          </table:table-cell>
          <table:table-cell table:formula="of:=ABS([$Registrado.D21]-[$Previsto.E21])/[$Registrado.D21]" office:value-type="percentage" office:value="1" calcext:value-type="percentage">
            <text:p>100,000%</text:p>
          </table:table-cell>
          <table:table-cell table:formula="of:=ABS([$Registrado.E21]-[$Previsto.F21])/[$Registrado.E21]" office:value-type="percentage" office:value="1" calcext:value-type="percentage">
            <text:p>100,000%</text:p>
          </table:table-cell>
          <table:table-cell table:formula="of:=ABS([$Registrado.F21]-[$Previsto.G21])/[$Registrado.F21]" office:value-type="percentage" office:value="1" calcext:value-type="percentage">
            <text:p>100,000%</text:p>
          </table:table-cell>
          <table:table-cell table:formula="of:=ABS([$Registrado.G21]-[$Previsto.H21])/[$Registrado.G21]" office:value-type="percentage" office:value="1" calcext:value-type="percentage">
            <text:p>100,000%</text:p>
          </table:table-cell>
          <table:table-cell table:formula="of:=ABS([$Registrado.H21]-[$Previsto.I21])/[$Registrado.H21]" office:value-type="percentage" office:value="1" calcext:value-type="percentage">
            <text:p>100,000%</text:p>
          </table:table-cell>
          <table:table-cell table:formula="of:=ABS([$Registrado.I21]-[$Previsto.J21])/[$Registrado.I21]" office:value-type="percentage" office:value="1" calcext:value-type="percentage">
            <text:p>100,000%</text:p>
          </table:table-cell>
          <table:table-cell table:formula="of:=ABS([$Registrado.J21]-[$Previsto.K21])/[$Registrado.J21]" office:value-type="percentage" office:value="1" calcext:value-type="percentage">
            <text:p>100,000%</text:p>
          </table:table-cell>
          <table:table-cell table:formula="of:=AVERAGE([.B21:.J21])" office:value-type="percentage" office:value="1" calcext:value-type="percentage">
            <text:p>100,000%</text:p>
          </table:table-cell>
          <table:table-cell table:formula="of:=STDEV([.B21:.J21])" office:value-type="percentage" office:value="0" calcext:value-type="percentage">
            <text:p>0,00%</text:p>
          </table:table-cell>
          <table:table-cell table:formula="of:=COUNTIF([.B21:.J21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o Grande do Norte</text:p>
          </table:table-cell>
          <table:table-cell table:formula="of:=ABS([$Registrado.B22]-[$Previsto.C22])/[$Registrado.B22]" office:value-type="percentage" office:value="1" calcext:value-type="percentage">
            <text:p>100,000%</text:p>
          </table:table-cell>
          <table:table-cell table:formula="of:=ABS([$Registrado.C22]-[$Previsto.D22])/[$Registrado.C22]" office:value-type="percentage" office:value="1" calcext:value-type="percentage">
            <text:p>100,000%</text:p>
          </table:table-cell>
          <table:table-cell table:formula="of:=ABS([$Registrado.D22]-[$Previsto.E22])/[$Registrado.D22]" office:value-type="percentage" office:value="1" calcext:value-type="percentage">
            <text:p>100,000%</text:p>
          </table:table-cell>
          <table:table-cell table:formula="of:=ABS([$Registrado.E22]-[$Previsto.F22])/[$Registrado.E22]" office:value-type="percentage" office:value="1" calcext:value-type="percentage">
            <text:p>100,000%</text:p>
          </table:table-cell>
          <table:table-cell table:formula="of:=ABS([$Registrado.F22]-[$Previsto.G22])/[$Registrado.F22]" office:value-type="percentage" office:value="1" calcext:value-type="percentage">
            <text:p>100,000%</text:p>
          </table:table-cell>
          <table:table-cell table:formula="of:=ABS([$Registrado.G22]-[$Previsto.H22])/[$Registrado.G22]" office:value-type="percentage" office:value="1" calcext:value-type="percentage">
            <text:p>100,000%</text:p>
          </table:table-cell>
          <table:table-cell table:formula="of:=ABS([$Registrado.H22]-[$Previsto.I22])/[$Registrado.H22]" office:value-type="percentage" office:value="1" calcext:value-type="percentage">
            <text:p>100,000%</text:p>
          </table:table-cell>
          <table:table-cell table:formula="of:=ABS([$Registrado.I22]-[$Previsto.J22])/[$Registrado.I22]" office:value-type="percentage" office:value="1" calcext:value-type="percentage">
            <text:p>100,000%</text:p>
          </table:table-cell>
          <table:table-cell table:formula="of:=ABS([$Registrado.J22]-[$Previsto.K22])/[$Registrado.J22]" office:value-type="percentage" office:value="1" calcext:value-type="percentage">
            <text:p>100,000%</text:p>
          </table:table-cell>
          <table:table-cell table:formula="of:=AVERAGE([.B22:.J22])" office:value-type="percentage" office:value="1" calcext:value-type="percentage">
            <text:p>100,000%</text:p>
          </table:table-cell>
          <table:table-cell table:formula="of:=STDEV([.B22:.J22])" office:value-type="percentage" office:value="0" calcext:value-type="percentage">
            <text:p>0,00%</text:p>
          </table:table-cell>
          <table:table-cell table:formula="of:=COUNTIF([.B22:.J22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ndônia</text:p>
          </table:table-cell>
          <table:table-cell table:formula="of:=ABS([$Registrado.B23]-[$Previsto.C23])/[$Registrado.B23]" office:value-type="percentage" office:value="1" calcext:value-type="percentage">
            <text:p>100,000%</text:p>
          </table:table-cell>
          <table:table-cell table:formula="of:=ABS([$Registrado.C23]-[$Previsto.D23])/[$Registrado.C23]" office:value-type="percentage" office:value="1" calcext:value-type="percentage">
            <text:p>100,000%</text:p>
          </table:table-cell>
          <table:table-cell table:formula="of:=ABS([$Registrado.D23]-[$Previsto.E23])/[$Registrado.D23]" office:value-type="percentage" office:value="1" calcext:value-type="percentage">
            <text:p>100,000%</text:p>
          </table:table-cell>
          <table:table-cell table:formula="of:=ABS([$Registrado.E23]-[$Previsto.F23])/[$Registrado.E23]" office:value-type="percentage" office:value="1" calcext:value-type="percentage">
            <text:p>100,000%</text:p>
          </table:table-cell>
          <table:table-cell table:formula="of:=ABS([$Registrado.F23]-[$Previsto.G23])/[$Registrado.F23]" office:value-type="percentage" office:value="1" calcext:value-type="percentage">
            <text:p>100,000%</text:p>
          </table:table-cell>
          <table:table-cell table:formula="of:=ABS([$Registrado.G23]-[$Previsto.H23])/[$Registrado.G23]" office:value-type="percentage" office:value="1" calcext:value-type="percentage">
            <text:p>100,000%</text:p>
          </table:table-cell>
          <table:table-cell table:formula="of:=ABS([$Registrado.H23]-[$Previsto.I23])/[$Registrado.H23]" office:value-type="percentage" office:value="1" calcext:value-type="percentage">
            <text:p>100,000%</text:p>
          </table:table-cell>
          <table:table-cell table:formula="of:=ABS([$Registrado.I23]-[$Previsto.J23])/[$Registrado.I23]" office:value-type="percentage" office:value="1" calcext:value-type="percentage">
            <text:p>100,000%</text:p>
          </table:table-cell>
          <table:table-cell table:formula="of:=ABS([$Registrado.J23]-[$Previsto.K23])/[$Registrado.J23]" office:value-type="percentage" office:value="1" calcext:value-type="percentage">
            <text:p>100,000%</text:p>
          </table:table-cell>
          <table:table-cell table:formula="of:=AVERAGE([.B23:.J23])" office:value-type="percentage" office:value="1" calcext:value-type="percentage">
            <text:p>100,000%</text:p>
          </table:table-cell>
          <table:table-cell table:formula="of:=STDEV([.B23:.J23])" office:value-type="percentage" office:value="0" calcext:value-type="percentage">
            <text:p>0,00%</text:p>
          </table:table-cell>
          <table:table-cell table:formula="of:=COUNTIF([.B23:.J23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raima*</text:p>
          </table:table-cell>
          <table:table-cell table:formula="of:=ABS([$Registrado.B24]-[$Previsto.C24])/[$Registrado.B24]" office:value-type="percentage" office:value="1" calcext:value-type="percentage">
            <text:p>100,000%</text:p>
          </table:table-cell>
          <table:table-cell table:formula="of:=ABS([$Registrado.C24]-[$Previsto.D24])/[$Registrado.C24]" office:value-type="percentage" office:value="1" calcext:value-type="percentage">
            <text:p>100,000%</text:p>
          </table:table-cell>
          <table:table-cell table:formula="of:=ABS([$Registrado.D24]-[$Previsto.E24])/[$Registrado.D24]" office:value-type="percentage" office:value="1" calcext:value-type="percentage">
            <text:p>100,000%</text:p>
          </table:table-cell>
          <table:table-cell table:formula="of:=ABS([$Registrado.E24]-[$Previsto.F24])/[$Registrado.E24]" office:value-type="percentage" office:value="1" calcext:value-type="percentage">
            <text:p>100,000%</text:p>
          </table:table-cell>
          <table:table-cell table:formula="of:=ABS([$Registrado.F24]-[$Previsto.G24])/[$Registrado.F24]" office:value-type="percentage" office:value="1" calcext:value-type="percentage">
            <text:p>100,000%</text:p>
          </table:table-cell>
          <table:table-cell table:formula="of:=ABS([$Registrado.G24]-[$Previsto.H24])/[$Registrado.G24]" office:value-type="percentage" office:value="1" calcext:value-type="percentage">
            <text:p>100,000%</text:p>
          </table:table-cell>
          <table:table-cell table:formula="of:=ABS([$Registrado.H24]-[$Previsto.I24])/[$Registrado.H24]" office:value-type="percentage" office:value="1" calcext:value-type="percentage">
            <text:p>100,000%</text:p>
          </table:table-cell>
          <table:table-cell table:formula="of:=ABS([$Registrado.I24]-[$Previsto.J24])/[$Registrado.I24]" office:value-type="percentage" office:value="1" calcext:value-type="percentage">
            <text:p>100,000%</text:p>
          </table:table-cell>
          <table:table-cell table:formula="of:=ABS([$Registrado.J24]-[$Previsto.K24])/[$Registrado.J24]" office:value-type="percentage" office:value="1" calcext:value-type="percentage">
            <text:p>100,000%</text:p>
          </table:table-cell>
          <table:table-cell table:formula="of:=AVERAGE([.B24:.J24])" office:value-type="percentage" office:value="1" calcext:value-type="percentage">
            <text:p>100,000%</text:p>
          </table:table-cell>
          <table:table-cell table:formula="of:=STDEV([.B24:.J24])" office:value-type="percentage" office:value="0" calcext:value-type="percentage">
            <text:p>0,00%</text:p>
          </table:table-cell>
          <table:table-cell table:formula="of:=COUNTIF([.B24:.J24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 Catarina</text:p>
          </table:table-cell>
          <table:table-cell table:formula="of:=ABS([$Registrado.B25]-[$Previsto.C25])/[$Registrado.B25]" office:value-type="percentage" office:value="1" calcext:value-type="percentage">
            <text:p>100,000%</text:p>
          </table:table-cell>
          <table:table-cell table:formula="of:=ABS([$Registrado.C25]-[$Previsto.D25])/[$Registrado.C25]" office:value-type="percentage" office:value="1" calcext:value-type="percentage">
            <text:p>100,000%</text:p>
          </table:table-cell>
          <table:table-cell table:formula="of:=ABS([$Registrado.D25]-[$Previsto.E25])/[$Registrado.D25]" office:value-type="percentage" office:value="1" calcext:value-type="percentage">
            <text:p>100,000%</text:p>
          </table:table-cell>
          <table:table-cell table:formula="of:=ABS([$Registrado.E25]-[$Previsto.F25])/[$Registrado.E25]" office:value-type="percentage" office:value="1" calcext:value-type="percentage">
            <text:p>100,000%</text:p>
          </table:table-cell>
          <table:table-cell table:formula="of:=ABS([$Registrado.F25]-[$Previsto.G25])/[$Registrado.F25]" office:value-type="percentage" office:value="1" calcext:value-type="percentage">
            <text:p>100,000%</text:p>
          </table:table-cell>
          <table:table-cell table:formula="of:=ABS([$Registrado.G25]-[$Previsto.H25])/[$Registrado.G25]" office:value-type="percentage" office:value="1" calcext:value-type="percentage">
            <text:p>100,000%</text:p>
          </table:table-cell>
          <table:table-cell table:formula="of:=ABS([$Registrado.H25]-[$Previsto.I25])/[$Registrado.H25]" office:value-type="percentage" office:value="1" calcext:value-type="percentage">
            <text:p>100,000%</text:p>
          </table:table-cell>
          <table:table-cell table:formula="of:=ABS([$Registrado.I25]-[$Previsto.J25])/[$Registrado.I25]" office:value-type="percentage" office:value="1" calcext:value-type="percentage">
            <text:p>100,000%</text:p>
          </table:table-cell>
          <table:table-cell table:formula="of:=ABS([$Registrado.J25]-[$Previsto.K25])/[$Registrado.J25]" office:value-type="percentage" office:value="1" calcext:value-type="percentage">
            <text:p>100,000%</text:p>
          </table:table-cell>
          <table:table-cell table:formula="of:=AVERAGE([.B25:.J25])" office:value-type="percentage" office:value="1" calcext:value-type="percentage">
            <text:p>100,000%</text:p>
          </table:table-cell>
          <table:table-cell table:formula="of:=STDEV([.B25:.J25])" office:value-type="percentage" office:value="0" calcext:value-type="percentage">
            <text:p>0,00%</text:p>
          </table:table-cell>
          <table:table-cell table:formula="of:=COUNTIF([.B25:.J25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table:formula="of:=ABS([$Registrado.B26]-[$Previsto.C26])/[$Registrado.B26]" office:value-type="percentage" office:value="1" calcext:value-type="percentage">
            <text:p>100,000%</text:p>
          </table:table-cell>
          <table:table-cell table:formula="of:=ABS([$Registrado.C26]-[$Previsto.D26])/[$Registrado.C26]" office:value-type="percentage" office:value="1" calcext:value-type="percentage">
            <text:p>100,000%</text:p>
          </table:table-cell>
          <table:table-cell table:formula="of:=ABS([$Registrado.D26]-[$Previsto.E26])/[$Registrado.D26]" office:value-type="percentage" office:value="1" calcext:value-type="percentage">
            <text:p>100,000%</text:p>
          </table:table-cell>
          <table:table-cell table:formula="of:=ABS([$Registrado.E26]-[$Previsto.F26])/[$Registrado.E26]" office:value-type="percentage" office:value="1" calcext:value-type="percentage">
            <text:p>100,000%</text:p>
          </table:table-cell>
          <table:table-cell table:formula="of:=ABS([$Registrado.F26]-[$Previsto.G26])/[$Registrado.F26]" office:value-type="percentage" office:value="1" calcext:value-type="percentage">
            <text:p>100,000%</text:p>
          </table:table-cell>
          <table:table-cell table:formula="of:=ABS([$Registrado.G26]-[$Previsto.H26])/[$Registrado.G26]" office:value-type="percentage" office:value="1" calcext:value-type="percentage">
            <text:p>100,000%</text:p>
          </table:table-cell>
          <table:table-cell table:formula="of:=ABS([$Registrado.H26]-[$Previsto.I26])/[$Registrado.H26]" office:value-type="percentage" office:value="1" calcext:value-type="percentage">
            <text:p>100,000%</text:p>
          </table:table-cell>
          <table:table-cell table:formula="of:=ABS([$Registrado.I26]-[$Previsto.J26])/[$Registrado.I26]" office:value-type="percentage" office:value="1" calcext:value-type="percentage">
            <text:p>100,000%</text:p>
          </table:table-cell>
          <table:table-cell table:formula="of:=ABS([$Registrado.J26]-[$Previsto.K26])/[$Registrado.J26]" office:value-type="percentage" office:value="1" calcext:value-type="percentage">
            <text:p>100,000%</text:p>
          </table:table-cell>
          <table:table-cell table:formula="of:=AVERAGE([.B26:.J26])" office:value-type="percentage" office:value="1" calcext:value-type="percentage">
            <text:p>100,000%</text:p>
          </table:table-cell>
          <table:table-cell table:formula="of:=STDEV([.B26:.J26])" office:value-type="percentage" office:value="0" calcext:value-type="percentage">
            <text:p>0,00%</text:p>
          </table:table-cell>
          <table:table-cell table:formula="of:=COUNTIF([.B26:.J26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gipe</text:p>
          </table:table-cell>
          <table:table-cell table:formula="of:=ABS([$Registrado.B27]-[$Previsto.C27])/[$Registrado.B27]" office:value-type="percentage" office:value="1" calcext:value-type="percentage">
            <text:p>100,000%</text:p>
          </table:table-cell>
          <table:table-cell table:formula="of:=ABS([$Registrado.C27]-[$Previsto.D27])/[$Registrado.C27]" office:value-type="percentage" office:value="1" calcext:value-type="percentage">
            <text:p>100,000%</text:p>
          </table:table-cell>
          <table:table-cell table:formula="of:=ABS([$Registrado.D27]-[$Previsto.E27])/[$Registrado.D27]" office:value-type="percentage" office:value="1" calcext:value-type="percentage">
            <text:p>100,000%</text:p>
          </table:table-cell>
          <table:table-cell table:formula="of:=ABS([$Registrado.E27]-[$Previsto.F27])/[$Registrado.E27]" office:value-type="percentage" office:value="1" calcext:value-type="percentage">
            <text:p>100,000%</text:p>
          </table:table-cell>
          <table:table-cell table:formula="of:=ABS([$Registrado.F27]-[$Previsto.G27])/[$Registrado.F27]" office:value-type="percentage" office:value="1" calcext:value-type="percentage">
            <text:p>100,000%</text:p>
          </table:table-cell>
          <table:table-cell table:formula="of:=ABS([$Registrado.G27]-[$Previsto.H27])/[$Registrado.G27]" office:value-type="percentage" office:value="1" calcext:value-type="percentage">
            <text:p>100,000%</text:p>
          </table:table-cell>
          <table:table-cell table:formula="of:=ABS([$Registrado.H27]-[$Previsto.I27])/[$Registrado.H27]" office:value-type="percentage" office:value="1" calcext:value-type="percentage">
            <text:p>100,000%</text:p>
          </table:table-cell>
          <table:table-cell table:formula="of:=ABS([$Registrado.I27]-[$Previsto.J27])/[$Registrado.I27]" office:value-type="percentage" office:value="1" calcext:value-type="percentage">
            <text:p>100,000%</text:p>
          </table:table-cell>
          <table:table-cell table:formula="of:=ABS([$Registrado.J27]-[$Previsto.K27])/[$Registrado.J27]" office:value-type="percentage" office:value="1" calcext:value-type="percentage">
            <text:p>100,000%</text:p>
          </table:table-cell>
          <table:table-cell table:formula="of:=AVERAGE([.B27:.J27])" office:value-type="percentage" office:value="1" calcext:value-type="percentage">
            <text:p>100,000%</text:p>
          </table:table-cell>
          <table:table-cell table:formula="of:=STDEV([.B27:.J27])" office:value-type="percentage" office:value="0" calcext:value-type="percentage">
            <text:p>0,00%</text:p>
          </table:table-cell>
          <table:table-cell table:formula="of:=COUNTIF([.B27:.J27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cantins</text:p>
          </table:table-cell>
          <table:table-cell table:formula="of:=ABS([$Registrado.B28]-[$Previsto.C28])/[$Registrado.B28]" office:value-type="percentage" office:value="1" calcext:value-type="percentage">
            <text:p>100,000%</text:p>
          </table:table-cell>
          <table:table-cell table:formula="of:=ABS([$Registrado.C28]-[$Previsto.D28])/[$Registrado.C28]" office:value-type="percentage" office:value="1" calcext:value-type="percentage">
            <text:p>100,000%</text:p>
          </table:table-cell>
          <table:table-cell table:formula="of:=ABS([$Registrado.D28]-[$Previsto.E28])/[$Registrado.D28]" office:value-type="percentage" office:value="1" calcext:value-type="percentage">
            <text:p>100,000%</text:p>
          </table:table-cell>
          <table:table-cell table:formula="of:=ABS([$Registrado.E28]-[$Previsto.F28])/[$Registrado.E28]" office:value-type="percentage" office:value="1" calcext:value-type="percentage">
            <text:p>100,000%</text:p>
          </table:table-cell>
          <table:table-cell table:formula="of:=ABS([$Registrado.F28]-[$Previsto.G28])/[$Registrado.F28]" office:value-type="percentage" office:value="1" calcext:value-type="percentage">
            <text:p>100,000%</text:p>
          </table:table-cell>
          <table:table-cell table:formula="of:=ABS([$Registrado.G28]-[$Previsto.H28])/[$Registrado.G28]" office:value-type="percentage" office:value="1" calcext:value-type="percentage">
            <text:p>100,000%</text:p>
          </table:table-cell>
          <table:table-cell table:formula="of:=ABS([$Registrado.H28]-[$Previsto.I28])/[$Registrado.H28]" office:value-type="percentage" office:value="1" calcext:value-type="percentage">
            <text:p>100,000%</text:p>
          </table:table-cell>
          <table:table-cell table:formula="of:=ABS([$Registrado.I28]-[$Previsto.J28])/[$Registrado.I28]" office:value-type="percentage" office:value="1" calcext:value-type="percentage">
            <text:p>100,000%</text:p>
          </table:table-cell>
          <table:table-cell table:formula="of:=ABS([$Registrado.J28]-[$Previsto.K28])/[$Registrado.J28]" office:value-type="percentage" office:value="1" calcext:value-type="percentage">
            <text:p>100,000%</text:p>
          </table:table-cell>
          <table:table-cell table:formula="of:=AVERAGE([.B28:.J28])" office:value-type="percentage" office:value="1" calcext:value-type="percentage">
            <text:p>100,000%</text:p>
          </table:table-cell>
          <table:table-cell table:formula="of:=STDEV([.B28:.J28])" office:value-type="percentage" office:value="0" calcext:value-type="percentage">
            <text:p>0,00%</text:p>
          </table:table-cell>
          <table:table-cell table:formula="of:=COUNTIF([.B28:.J28]; &quot;&lt;0,05&quot;)" office:value-type="float" office:value="0" calcext:value-type="float">
            <text:p>0</text:p>
          </table:table-cell>
        </table:table-row>
        <table:table-row table:style-name="ro3">
          <table:table-cell table:style-name="ce73"/>
          <table:table-cell table:style-name="ce77"/>
          <table:table-cell table:style-name="ce80"/>
          <table:table-cell table:style-name="ce75"/>
          <table:table-cell table:style-name="ce77" table:number-columns-repeated="2"/>
          <table:table-cell table:style-name="Default" table:number-columns-repeated="6"/>
          <table:table-cell/>
        </table:table-row>
        <table:table-row table:style-name="ro3">
          <table:table-cell table:style-name="ce74" office:value-type="string" calcext:value-type="string">
            <text:p>Treinado com:</text:p>
          </table:table-cell>
          <table:table-cell table:style-name="ce78" office:value-type="string" calcext:value-type="string">
            <text:p>3 anos</text:p>
          </table:table-cell>
          <table:table-cell table:style-name="ce78" office:value-type="string" calcext:value-type="string">
            <text:p>4 anos</text:p>
          </table:table-cell>
          <table:table-cell table:style-name="ce78" office:value-type="string" calcext:value-type="string">
            <text:p>5 anos</text:p>
          </table:table-cell>
          <table:table-cell table:style-name="ce78" office:value-type="string" calcext:value-type="string">
            <text:p>6 anos</text:p>
          </table:table-cell>
          <table:table-cell table:style-name="ce78" office:value-type="string" calcext:value-type="string">
            <text:p>7 anos</text:p>
          </table:table-cell>
          <table:table-cell table:style-name="ce78" office:value-type="string" calcext:value-type="string">
            <text:p>8 anos</text:p>
          </table:table-cell>
          <table:table-cell table:style-name="ce78" office:value-type="string" calcext:value-type="string">
            <text:p>9 anos</text:p>
          </table:table-cell>
          <table:table-cell table:style-name="ce78" office:value-type="string" calcext:value-type="string">
            <text:p>10 anos</text:p>
          </table:table-cell>
          <table:table-cell table:style-name="ce78" office:value-type="string" calcext:value-type="string">
            <text:p>11 anos</text:p>
          </table:table-cell>
          <table:table-cell table:style-name="ce78" office:value-type="string" calcext:value-type="string">
            <text:p>MEDIA</text:p>
          </table:table-cell>
          <table:table-cell table:style-name="ce78" office:value-type="string" calcext:value-type="string">
            <text:p>Total Desvio Padrão </text:p>
          </table:table-cell>
          <table:table-cell table:style-name="ce78" office:value-type="string" calcext:value-type="string">
            <text:p>Erro total ton. Brasil</text:p>
          </table:table-cell>
        </table:table-row>
        <table:table-row table:style-name="ro4">
          <table:table-cell table:style-name="ce75" office:value-type="string" calcext:value-type="string">
            <text:p>Média (Ano)</text:p>
          </table:table-cell>
          <table:table-cell table:style-name="ce29" table:formula="of:=AVERAGE([.B2:.B28])" office:value-type="percentage" office:value="0.839642137834332" calcext:value-type="percentage">
            <text:p>83,96%</text:p>
          </table:table-cell>
          <table:table-cell table:style-name="ce29" table:formula="of:=AVERAGE([.C2:.C28])" office:value-type="percentage" office:value="0.833079074344826" calcext:value-type="percentage">
            <text:p>83,31%</text:p>
          </table:table-cell>
          <table:table-cell table:style-name="ce29" table:formula="of:=AVERAGE([.D2:.D28])" office:value-type="percentage" office:value="0.831732811245999" calcext:value-type="percentage">
            <text:p>83,17%</text:p>
          </table:table-cell>
          <table:table-cell table:style-name="ce29" table:formula="of:=AVERAGE([.E2:.E28])" office:value-type="percentage" office:value="0.834137575210909" calcext:value-type="percentage">
            <text:p>83,41%</text:p>
          </table:table-cell>
          <table:table-cell table:style-name="ce29" table:formula="of:=AVERAGE([.F2:.F28])" office:value-type="percentage" office:value="0.836246922754816" calcext:value-type="percentage">
            <text:p>83,62%</text:p>
          </table:table-cell>
          <table:table-cell table:style-name="ce29" table:formula="of:=AVERAGE([.G2:.G28])" office:value-type="percentage" office:value="0.853917813054319" calcext:value-type="percentage">
            <text:p>85,39%</text:p>
          </table:table-cell>
          <table:table-cell table:style-name="ce29" table:formula="of:=AVERAGE([.H2:.H28])" office:value-type="percentage" office:value="0.903687969958124" calcext:value-type="percentage">
            <text:p>90,37%</text:p>
          </table:table-cell>
          <table:table-cell table:style-name="ce29" table:formula="of:=AVERAGE([.I2:.I28])" office:value-type="percentage" office:value="0.838855792542912" calcext:value-type="percentage">
            <text:p>83,89%</text:p>
          </table:table-cell>
          <table:table-cell table:style-name="ce29" table:formula="of:=AVERAGE([.J2:.J28])" office:value-type="percentage" office:value="0.846548715781305" calcext:value-type="percentage">
            <text:p>84,65%</text:p>
          </table:table-cell>
          <table:table-cell table:style-name="ce33" table:formula="of:=AVERAGE([.B31:.J31])" office:value-type="percentage" office:value="0.846427645858616" calcext:value-type="percentage">
            <text:p>84,643%</text:p>
          </table:table-cell>
          <table:table-cell table:style-name="ce29" table:formula="of:=AVERAGE([.C31:.K31])" office:value-type="percentage" office:value="0.847181591194648" calcext:value-type="percentage">
            <text:p>84,72%</text:p>
          </table:table-cell>
          <table:table-cell table:style-name="ce33" table:formula="of:=ABS(SUM([$Registrado.B2:.K28]) - SUM([$Previsto.B2:.K28]))/SUM([$Registrado.B2:.K28])" office:value-type="percentage" office:value="0.906007607710902" calcext:value-type="percentage">
            <text:p>90,601%</text:p>
          </table:table-cell>
        </table:table-row>
        <table:table-row table:style-name="ro3">
          <table:table-cell table:style-name="ce73" office:value-type="string" calcext:value-type="string">
            <text:p>Desvio Padrão</text:p>
          </table:table-cell>
          <table:table-cell table:style-name="ce79" table:formula="of:=STDEV([.B2:.B28])" office:value-type="percentage" office:value="0.345122339040991" calcext:value-type="percentage">
            <text:p>34,51%</text:p>
          </table:table-cell>
          <table:table-cell table:style-name="ce79" table:formula="of:=STDEV([.C2:.C28])" office:value-type="percentage" office:value="0.357350703748107" calcext:value-type="percentage">
            <text:p>35,74%</text:p>
          </table:table-cell>
          <table:table-cell table:style-name="ce79" table:formula="of:=STDEV([.D2:.D28])" office:value-type="percentage" office:value="0.360679062661267" calcext:value-type="percentage">
            <text:p>36,07%</text:p>
          </table:table-cell>
          <table:table-cell table:style-name="ce79" table:formula="of:=STDEV([.E2:.E28])" office:value-type="percentage" office:value="0.35598252984049" calcext:value-type="percentage">
            <text:p>35,60%</text:p>
          </table:table-cell>
          <table:table-cell table:style-name="ce79" table:formula="of:=STDEV([.F2:.F28])" office:value-type="percentage" office:value="0.352129521766407" calcext:value-type="percentage">
            <text:p>35,21%</text:p>
          </table:table-cell>
          <table:table-cell table:style-name="ce79" table:formula="of:=STDEV([.G2:.G28])" office:value-type="percentage" office:value="0.319798143237409" calcext:value-type="percentage">
            <text:p>31,98%</text:p>
          </table:table-cell>
          <table:table-cell table:style-name="ce79" table:formula="of:=STDEV([.H2:.H28])" office:value-type="percentage" office:value="0.275813920941992" calcext:value-type="percentage">
            <text:p>27,58%</text:p>
          </table:table-cell>
          <table:table-cell table:style-name="ce79" table:formula="of:=STDEV([.I2:.I28])" office:value-type="percentage" office:value="0.34785035780615" calcext:value-type="percentage">
            <text:p>34,79%</text:p>
          </table:table-cell>
          <table:table-cell table:style-name="ce79" table:formula="of:=STDEV([.J2:.J28])" office:value-type="percentage" office:value="0.33368034787244" calcext:value-type="percentage">
            <text:p>33,37%</text:p>
          </table:table-cell>
          <table:table-cell table:formula="of:=AVERAGE([.B32:.J32])" office:value-type="percentage" office:value="0.338711880768361" calcext:value-type="percentage">
            <text:p>33,871%</text:p>
          </table:table-cell>
          <table:table-cell table:style-name="ce83" table:number-columns-repeated="2"/>
        </table:table-row>
        <table:table-row table:style-name="ro1">
          <table:table-cell table:style-name="Default" office:value-type="string" calcext:value-type="string">
            <text:p>&lt; 5%</text:p>
          </table:table-cell>
          <table:table-cell table:style-name="Default" table:formula="of:=COUNTIF([.B2:.B28]; &quot;&lt;0,05&quot;)" office:value-type="float" office:value="2" calcext:value-type="float">
            <text:p>2</text:p>
          </table:table-cell>
          <table:table-cell table:style-name="Default" table:formula="of:=COUNTIF([.C2:.C28]; &quot;&lt;0,05&quot;)" office:value-type="float" office:value="1" calcext:value-type="float">
            <text:p>1</text:p>
          </table:table-cell>
          <table:table-cell table:style-name="Default" table:formula="of:=COUNTIF([.D2:.D28]; &quot;&lt;0,05&quot;)" office:value-type="float" office:value="0" calcext:value-type="float">
            <text:p>0</text:p>
          </table:table-cell>
          <table:table-cell table:style-name="Default" table:formula="of:=COUNTIF([.E2:.E28]; &quot;&lt;0,05&quot;)" office:value-type="float" office:value="1" calcext:value-type="float">
            <text:p>1</text:p>
          </table:table-cell>
          <table:table-cell table:style-name="Default" table:formula="of:=COUNTIF([.F2:.F28]; &quot;&lt;0,05&quot;)" office:value-type="float" office:value="2" calcext:value-type="float">
            <text:p>2</text:p>
          </table:table-cell>
          <table:table-cell table:style-name="Default" table:formula="of:=COUNTIF([.G2:.G28]; &quot;&lt;0,05&quot;)" office:value-type="float" office:value="0" calcext:value-type="float">
            <text:p>0</text:p>
          </table:table-cell>
          <table:table-cell table:style-name="Default" table:formula="of:=COUNTIF([.H2:.H28]; &quot;&lt;0,05&quot;)" office:value-type="float" office:value="0" calcext:value-type="float">
            <text:p>0</text:p>
          </table:table-cell>
          <table:table-cell table:style-name="Default" table:formula="of:=COUNTIF([.I2:.I28]; &quot;&lt;0,05&quot;)" office:value-type="float" office:value="2" calcext:value-type="float">
            <text:p>2</text:p>
          </table:table-cell>
          <table:table-cell table:style-name="Default" table:formula="of:=COUNTIF([.J2:.J28]; &quot;&lt;0,05&quot;)" office:value-type="float" office:value="1" calcext:value-type="float">
            <text:p>1</text:p>
          </table:table-cell>
          <table:table-cell table:style-name="ce36" table:formula="of:=CONCATENATE(AVERAGE([.B33:.J33]); &quot;/27&quot;)" office:value-type="string" office:string-value="1/27" calcext:value-type="string">
            <text:p>1/27</text:p>
          </table:table-cell>
          <table:table-cell table:style-name="ce78" office:value-type="string" calcext:value-type="string">
            <text:p>Total &lt; 5%</text:p>
          </table:table-cell>
          <table:table-cell table:style-name="ce78" office:value-type="string" calcext:value-type="string">
            <text:p>Total % &lt; 5%</text:p>
          </table:table-cell>
        </table:table-row>
        <table:table-row table:style-name="ro4">
          <table:table-cell table:style-name="Default" office:value-type="string" calcext:value-type="string">
            <text:p>% do Erro Total Brasil</text:p>
          </table:table-cell>
          <table:table-cell table:style-name="ce29" table:formula="of:=ABS(SUM([$Registrado.B2:.B28]) - SUM([$Previsto.B2:.B28]))/SUM([$Registrado.B2:.B28])" office:value-type="percentage" office:value="0.920168604715292" calcext:value-type="percentage">
            <text:p>92,02%</text:p>
          </table:table-cell>
          <table:table-cell table:style-name="ce29" table:formula="of:=ABS(SUM([$Registrado.C2:.C28]) - SUM([$Previsto.C2:.C28]))/SUM([$Registrado.C2:.C28])" office:value-type="percentage" office:value="0.918685506803499" calcext:value-type="percentage">
            <text:p>91,87%</text:p>
          </table:table-cell>
          <table:table-cell table:style-name="ce29" table:formula="of:=ABS(SUM([$Registrado.D2:.D28]) - SUM([$Previsto.D2:.D28]))/SUM([$Registrado.D2:.D28])" office:value-type="percentage" office:value="0.912594968092394" calcext:value-type="percentage">
            <text:p>91,26%</text:p>
          </table:table-cell>
          <table:table-cell table:style-name="ce29" table:formula="of:=ABS(SUM([$Registrado.E2:.E28]) - SUM([$Previsto.E2:.E28]))/SUM([$Registrado.E2:.E28])" office:value-type="percentage" office:value="0.89410013311818" calcext:value-type="percentage">
            <text:p>89,41%</text:p>
          </table:table-cell>
          <table:table-cell table:style-name="ce29" table:formula="of:=ABS(SUM([$Registrado.F2:.F28]) - SUM([$Previsto.F2:.F28]))/SUM([$Registrado.F2:.F28])" office:value-type="percentage" office:value="0.884742359335361" calcext:value-type="percentage">
            <text:p>88,47%</text:p>
          </table:table-cell>
          <table:table-cell table:style-name="ce29" table:formula="of:=ABS(SUM([$Registrado.G2:.G28]) - SUM([$Previsto.G2:.G28]))/SUM([$Registrado.G2:.G28])" office:value-type="percentage" office:value="0.885556584704073" calcext:value-type="percentage">
            <text:p>88,56%</text:p>
          </table:table-cell>
          <table:table-cell table:style-name="ce29" table:formula="of:=ABS(SUM([$Registrado.H2:.H28]) - SUM([$Previsto.H2:.H28]))/SUM([$Registrado.H2:.H28])" office:value-type="percentage" office:value="0.891062745135864" calcext:value-type="percentage">
            <text:p>89,11%</text:p>
          </table:table-cell>
          <table:table-cell table:style-name="ce29" table:formula="of:=ABS(SUM([$Registrado.I2:.I28]) - SUM([$Previsto.I2:.I28]))/SUM([$Registrado.I2:.I28])" office:value-type="percentage" office:value="0.891992836988421" calcext:value-type="percentage">
            <text:p>89,20%</text:p>
          </table:table-cell>
          <table:table-cell table:style-name="ce29" table:formula="of:=ABS(SUM([$Registrado.J2:.J28]) - SUM([$Previsto.J2:.J28]))/SUM([$Registrado.J2:.J28])" office:value-type="percentage" office:value="0.918071323053035" calcext:value-type="percentage">
            <text:p>91,81%</text:p>
          </table:table-cell>
          <table:table-cell table:style-name="ce33" table:formula="of:=AVERAGE([.B34:.J34])" office:value-type="percentage" office:value="0.901886117994013" calcext:value-type="percentage">
            <text:p>90,189%</text:p>
          </table:table-cell>
          <table:table-cell table:style-name="ce36" table:formula="of:=CONCATENATE(SUM([.B33:.J33]); &quot;/270&quot;)" office:value-type="string" office:string-value="9/270" calcext:value-type="string">
            <text:p>9/270</text:p>
          </table:table-cell>
          <table:table-cell table:style-name="ce22" table:formula="of:=SUM([.B33:.J33])/270" office:value-type="percentage" office:value="0.0333333333333333" calcext:value-type="percentage">
            <text:p>3,333%</text:p>
          </table:table-cell>
        </table:table-row>
        <table:table-row table:style-name="ro1">
          <table:table-cell table:style-name="ce39" office:value-type="string" calcext:value-type="string">
            <text:p>Trabalho Final de Graduação - MAC0499 - Pedro Fernandes</text:p>
          </table:table-cell>
          <table:table-cell table:style-name="ce39" table:number-columns-repeated="7"/>
          <table:table-cell table:style-name="ce34"/>
          <table:table-cell table:style-name="ce39" table:number-columns-repeated="4"/>
        </table:table-row>
        <table:table-row table:style-name="ro1">
          <table:table-cell table:style-name="ce40" office:value-type="string" calcext:value-type="string">
            <text:p>"Métodos de Explicabilidade de Inteligência Artificial Usando Demanda de Cimento como Estudo de Caso."</text:p>
          </table:table-cell>
          <table:table-cell table:style-name="ce39" table:number-columns-repeated="12"/>
        </table:table-row>
        <table:table-row table:style-name="ro1">
          <table:table-cell table:style-name="ce41" office:value-type="string" calcext:value-type="string">
            <text:p><text:span text:style-name="T1">Orientador:</text:span> Dr. Marcelo Finger</text:p>
          </table:table-cell>
          <table:table-cell table:style-name="ce39" table:number-columns-repeated="12"/>
        </table:table-row>
        <calcext:conditional-formats>
          <calcext:conditional-format calcext:target-range-address="Experimental.B2:Experimental.J28">
            <calcext:condition calcext:apply-style-name="Untitled1" calcext:value="&lt;=5%" calcext:base-cell-address="Experimental.B2"/>
            <calcext:condition calcext:apply-style-name="AlmostThere" calcext:value="&lt;=10%" calcext:base-cell-address="Experimental.B2"/>
            <calcext:condition calcext:apply-style-name="Untitled2" calcext:value="&lt;=&lt;15%" calcext:base-cell-address="Experimental.B2"/>
            <calcext:condition calcext:apply-style-name="Cold" calcext:value="&gt;15%" calcext:base-cell-address="Experimental.B2"/>
          </calcext:conditional-format>
          <calcext:conditional-format calcext:target-range-address="Experimental.B2:Experimental.J28">
            <calcext:condition calcext:apply-style-name="Untitled1" calcext:value="&lt;=5%" calcext:base-cell-address="Experimental.B2"/>
            <calcext:condition calcext:apply-style-name="Cold" calcext:value="&gt;15%" calcext:base-cell-address="Experimental.B2"/>
            <calcext:condition calcext:apply-style-name="AlmostThere" calcext:value="&lt;=10%" calcext:base-cell-address="Experimental.B2"/>
            <calcext:condition calcext:apply-style-name="Untitled2" calcext:value="&lt;=15%" calcext:base-cell-address="Experimental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</number:text>
      <number:fill-character> </number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45">
      <number:hours/>
      <number:text>:</number:text>
      <number:minutes number:style="long"/>
      <number:text> </number:text>
      <number:am-pm/>
    </number:time-style>
    <number:date-style style:name="N14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percentage-style style:name="N142">
      <number:number number:decimal-places="3" number:min-decimal-places="3" number:min-integer-digits="1"/>
      <number:text>%</number:text>
    </number:percentage-style>
    <number:number-style style:name="N14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1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time-style style:name="N137">
      <number:minutes number:style="long"/>
      <number:text>:</number:text>
      <number:seconds number:style="long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2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28">
      <number:day/>
      <number:text>/</number:text>
      <number:month number:textual="true"/>
      <number:text>/</number:text>
      <number:year/>
    </number:date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date-style style:name="N126">
      <number:month number:textual="true"/>
      <number:text>/</number:text>
      <number:year/>
    </number:date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46">
      <number:minutes number:style="long"/>
      <number:text>:</number:text>
      <number:seconds number:style="long" number:decimal-places="1"/>
    </number:time-style>
    <number:number-style style:name="N11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7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44">
      <number:day/>
      <number:text>/</number:text>
      <number:month number:textual="true"/>
    </number:date-style>
    <number:number-style style:name="N115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5P2" style:volatile="true">
      <number:text> R$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1">
      <number:day/>
      <number:text>/</number:text>
      <number:month/>
      <number:text>/</number:text>
      <number:year number:style="long"/>
    </number:date-style>
    <number:number-style style:name="N13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_20__5b_0_5d_" style:display-name="Excel Built-in Comma [0]" style:family="table-cell" style:parent-style-name="Default" style:data-style-name="N110"/>
    <style:style style:name="Untitled1" style:family="table-cell" style:parent-style-name="Default">
      <style:table-cell-properties fo:background-color="#bbe33d"/>
    </style:style>
    <style:style style:name="Untitled2" style:family="table-cell" style:parent-style-name="Default">
      <style:table-cell-properties fo:background-color="#ffde59"/>
    </style:style>
    <style:style style:name="Untitled3" style:family="table-cell" style:parent-style-name="Default">
      <style:table-cell-properties fo:background-color="#bbe33d"/>
    </style:style>
    <style:style style:name="Untitled4" style:family="table-cell" style:parent-style-name="Default">
      <style:table-cell-properties fo:background-color="#ffe659"/>
    </style:style>
    <style:style style:name="Untitled5" style:family="table-cell" style:parent-style-name="Default">
      <style:table-cell-properties fo:background-color="#ff7b59"/>
    </style:style>
    <style:style style:name="FailToAchieve" style:family="table-cell" style:parent-style-name="Default">
      <style:table-cell-properties fo:background-color="#b2b2b2"/>
    </style:style>
    <style:style style:name="Cold" style:family="table-cell" style:parent-style-name="Default">
      <style:table-cell-properties fo:background-color="#b4c7dc"/>
    </style:style>
    <style:style style:name="Untitled6" style:family="table-cell" style:parent-style-name="Default">
      <style:table-cell-properties fo:background-color="#e6ea6b"/>
    </style:style>
    <style:style style:name="AlmostThere" style:family="table-cell" style:parent-style-name="Default">
      <style:table-cell-properties fo:background-color="#eaea6b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8:30:24.512095864</meta:creation-date>
    <dc:date>2023-10-06T23:13:46.075081419</dc:date>
    <meta:editing-duration>P7DT11H4M5S</meta:editing-duration>
    <meta:editing-cycles>413</meta:editing-cycles>
    <meta:generator>LibreOffice/7.3.7.2$Linux_X86_64 LibreOffice_project/30$Build-2</meta:generator>
    <meta:document-statistic meta:table-count="4" meta:cell-count="1327" meta:object-count="0"/>
  </office:meta>
</office:document-meta>
</file>